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 Base36" svg:font-family="'Andika Base36'" style:font-adornments="Negrito" style:font-pitch="variable"/>
    <style:font-face style:name="Andika Base6" svg:font-family="'Andika Base6'" style:font-pitch="variable"/>
    <style:font-face style:name="Andika Base61" svg:font-family="'Andika Base6'" style:font-adornments="Negrito" style:font-pitch="variable"/>
    <style:font-face style:name="Andika Base62" svg:font-family="'Andika Base6'" style:font-adornments="Itálico" style:font-pitch="variable"/>
    <style:font-face style:name="Andika:cv01&amp;cv04&amp;cv25&amp;cv31&amp;cv34&amp;cv35&amp;cv39&amp;cv52&amp;cv70&amp;cv79" svg:font-family="Andika:cv01&amp;cv04&amp;cv25&amp;cv31&amp;cv34&amp;cv35&amp;cv39&amp;cv52&amp;cv70&amp;cv79" style:font-adornments="Negrito" style:font-pitch="variable"/>
    <style:font-face style:name="Andika:cv01&amp;cv04&amp;cv25&amp;cv31&amp;cv34&amp;cv35&amp;cv39&amp;cv52&amp;cv70&amp;cv791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086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199cm" fo:break-before="auto" style:use-optimal-row-height="fals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0.601cm" fo:break-before="auto" style:use-optimal-row-height="true"/>
    </style:style>
    <style:style style:name="ro11" style:family="table-row">
      <style:table-row-properties style:row-height="2.263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MonthWinter">
      <style:text-properties style:font-name="Andika Base6" fo:font-size="24pt" style:font-size-asian="24pt" style:font-size-complex="24pt"/>
    </style:style>
    <style:style style:name="ce18" style:family="table-cell" style:parent-style-name="DayInMonthSunday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MonthSpring">
      <style:text-properties style:font-name="Andika Base6" fo:font-size="24pt" style:font-size-asian="24pt" style:font-size-complex="24pt"/>
    </style:style>
    <style:style style:name="ce21" style:family="table-cell" style:parent-style-name="MonthSummer">
      <style:text-properties style:font-name="Andika Base6" fo:font-size="24pt" style:font-size-asian="24pt" style:font-size-complex="24pt"/>
    </style:style>
    <style:style style:name="ce22" style:family="table-cell" style:parent-style-name="MonthAutumn">
      <style:text-properties style:font-name="Andika Base6" fo:font-size="24pt" style:font-size-asian="24pt" style:font-size-complex="24pt"/>
    </style:style>
    <style:style style:name="ce19" style:family="table-cell" style:parent-style-name="GregorianDateLeapSaturday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GregorianDateLeapSunday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Heading">
      <style:table-cell-properties fo:wrap-option="wrap"/>
      <style:text-properties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Calendar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Year" table:formula="of:=COM.MICROSOFT.CONCAT(IF(LEN(BASE([.A2];6))=5;LEFT(BASE([.A2];6);1);LEFT(BASE([.A2];6);2));&quot; &quot;;RIGHT(BASE([.A2];6);4);&quot; ― &quot;;LEFT(BASE([.A2];36);1);&quot; &quot;;RIGHT(BASE([.A2];36);2))" office:value-type="string" office:string-value="1 3211 ― 1 K7" calcext:value-type="string" table:number-columns-spanned="44" table:number-rows-spanned="1">
            <text:p>1 3211 ― 1 K7</text:p>
          </table:table-cell>
          <table:covered-table-cell table:number-columns-repeated="43" table:style-name="ce17"/>
        </table:table-row>
        <table:table-row table:style-name="ro2">
          <table:table-cell table:style-name="GregorianYear" office:value-type="float" office:value="2023" calcext:value-type="float" table:number-columns-spanned="44" table:number-rows-spanned="1">
            <text:p>2023</text:p>
          </table:table-cell>
          <table:covered-table-cell table:number-columns-repeated="43" table:style-name="ce17"/>
        </table:table-row>
        <table:table-row table:style-name="ro3">
          <table:table-cell table:number-columns-repeated="44"/>
        </table:table-row>
        <table:table-row table:style-name="ro2">
          <table:table-cell table:style-name="MonthWinter" table:formula="of:=[.G14]" office:value-type="date" office:date-value="2023-01-19" calcext:value-type="date" table:number-columns-spanned="12" table:number-rows-spanned="1">
            <text:p>January</text:p>
          </table:table-cell>
          <table:covered-table-cell table:number-columns-repeated="11" table:style-name="MonthWinter"/>
          <table:table-cell table:style-name="ce14" table:formula="of:=BASE(MONTH([.G14]);6)" office:value-type="string" office:string-value="1" calcext:value-type="string" table:number-columns-spanned="2" table:number-rows-spanned="1">
            <text:p>1</text:p>
          </table:table-cell>
          <table:covered-table-cell table:style-name="MonthWinter"/>
          <table:table-cell/>
          <table:table-cell table:style-name="MonthWinter" table:formula="of:=[.V14]" office:value-type="date" office:date-value="2023-02-16" calcext:value-type="date" table:number-columns-spanned="12" table:number-rows-spanned="1">
            <text:p>February</text:p>
          </table:table-cell>
          <table:covered-table-cell table:number-columns-repeated="11" table:style-name="MonthWinter"/>
          <table:table-cell table:style-name="ce14" table:formula="of:=BASE(MONTH([.V14]);6)" office:value-type="string" office:string-value="2" calcext:value-type="string" table:number-columns-spanned="2" table:number-rows-spanned="1">
            <text:p>2</text:p>
          </table:table-cell>
          <table:covered-table-cell table:style-name="MonthWinter"/>
          <table:table-cell/>
          <table:table-cell table:style-name="MonthSpring" table:formula="of:=[.AK14]" office:value-type="date" office:date-value="2023-03-23" calcext:value-type="date" table:number-columns-spanned="12" table:number-rows-spanned="1">
            <text:p>March</text:p>
          </table:table-cell>
          <table:covered-table-cell table:number-columns-repeated="11" table:style-name="MonthAutumn"/>
          <table:table-cell table:style-name="ce16" table:formula="of:=BASE(MONTH([.AK14]);6)" office:value-type="string" office:string-value="3" calcext:value-type="string" table:number-columns-spanned="2" table:number-rows-spanned="1">
            <text:p>3</text:p>
          </table:table-cell>
          <table:covered-table-cell table:style-name="MonthAutumn"/>
        </table:table-row>
        <table:table-row table:style-name="ro4">
          <table:table-cell table:style-name="WeekDay" table:formula="of:=[.A8]" office:value-type="date" office:date-value="2023-01-02" calcext:value-type="date" table:number-columns-spanned="2" table:number-rows-spanned="1">
            <text:p>Mon</text:p>
          </table:table-cell>
          <table:covered-table-cell/>
          <table:table-cell table:style-name="WeekDay" table:formula="of:=[.C8]" office:value-type="date" office:date-value="2023-01-03" calcext:value-type="date" table:number-columns-spanned="2" table:number-rows-spanned="1">
            <text:p>Tue</text:p>
          </table:table-cell>
          <table:covered-table-cell/>
          <table:table-cell table:style-name="WeekDay" table:formula="of:=[.E8]" office:value-type="date" office:date-value="2023-01-04" calcext:value-type="date" table:number-columns-spanned="2" table:number-rows-spanned="1">
            <text:p>Wed</text:p>
          </table:table-cell>
          <table:covered-table-cell/>
          <table:table-cell table:style-name="WeekDay" table:formula="of:=[.G8]" office:value-type="date" office:date-value="2023-01-05" calcext:value-type="date" table:number-columns-spanned="2" table:number-rows-spanned="1">
            <text:p>Thu</text:p>
          </table:table-cell>
          <table:covered-table-cell/>
          <table:table-cell table:style-name="WeekDay" table:formula="of:=[.I8]" office:value-type="date" office:date-value="2023-01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8]" office:value-type="date" office:date-value="2023-01-07" calcext:value-type="date" table:number-columns-spanned="2" table:number-rows-spanned="1">
            <text:p>Sat</text:p>
          </table:table-cell>
          <table:covered-table-cell/>
          <table:table-cell table:style-name="WeekdaySunday" table:formula="of:=[.M8]" office:value-type="date" office:date-value="2023-01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8]" office:value-type="date" office:date-value="2023-01-30" calcext:value-type="date" table:number-columns-spanned="2" table:number-rows-spanned="1">
            <text:p>Mon</text:p>
          </table:table-cell>
          <table:covered-table-cell/>
          <table:table-cell table:style-name="WeekDay" table:formula="of:=[.R8]" office:value-type="date" office:date-value="2023-01-31" calcext:value-type="date" table:number-columns-spanned="2" table:number-rows-spanned="1">
            <text:p>Tue</text:p>
          </table:table-cell>
          <table:covered-table-cell/>
          <table:table-cell table:style-name="WeekDay" table:formula="of:=[.T8]" office:value-type="date" office:date-value="2023-02-01" calcext:value-type="date" table:number-columns-spanned="2" table:number-rows-spanned="1">
            <text:p>Wed</text:p>
          </table:table-cell>
          <table:covered-table-cell/>
          <table:table-cell table:style-name="WeekDay" table:formula="of:=[.V8]" office:value-type="date" office:date-value="2023-02-02" calcext:value-type="date" table:number-columns-spanned="2" table:number-rows-spanned="1">
            <text:p>Thu</text:p>
          </table:table-cell>
          <table:covered-table-cell/>
          <table:table-cell table:style-name="WeekDay" table:formula="of:=[.X8]" office:value-type="date" office:date-value="2023-02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8]" office:value-type="date" office:date-value="2023-02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8]" office:value-type="date" office:date-value="2023-02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8]" office:value-type="date" office:date-value="2023-03-06" calcext:value-type="date" table:number-columns-spanned="2" table:number-rows-spanned="1">
            <text:p>Mon</text:p>
          </table:table-cell>
          <table:covered-table-cell/>
          <table:table-cell table:style-name="WeekDay" table:formula="of:=[.AG8]" office:value-type="date" office:date-value="2023-03-07" calcext:value-type="date" table:number-columns-spanned="2" table:number-rows-spanned="1">
            <text:p>Tue</text:p>
          </table:table-cell>
          <table:covered-table-cell/>
          <table:table-cell table:style-name="WeekDay" table:formula="of:=[.AI8]" office:value-type="date" office:date-value="2023-03-08" calcext:value-type="date" table:number-columns-spanned="2" table:number-rows-spanned="1">
            <text:p>Wed</text:p>
          </table:table-cell>
          <table:covered-table-cell/>
          <table:table-cell table:style-name="WeekDay" table:formula="of:=[.AK8]" office:value-type="date" office:date-value="2023-03-09" calcext:value-type="date" table:number-columns-spanned="2" table:number-rows-spanned="1">
            <text:p>Thu</text:p>
          </table:table-cell>
          <table:covered-table-cell/>
          <table:table-cell table:style-name="WeekDay" table:formula="of:=[.AM8]" office:value-type="date" office:date-value="2023-03-10" calcext:value-type="date" table:number-columns-spanned="2" table:number-rows-spanned="1">
            <text:p>Fri</text:p>
          </table:table-cell>
          <table:covered-table-cell/>
          <table:table-cell table:style-name="WeekdaySaturday" table:formula="of:=[.AO8]" office:value-type="date" office:date-value="2023-03-11" calcext:value-type="date" table:number-columns-spanned="2" table:number-rows-spanned="1">
            <text:p>Sat</text:p>
          </table:table-cell>
          <table:covered-table-cell/>
          <table:table-cell table:style-name="WeekdaySunday" table:formula="of:=[.AQ8]" office:value-type="date" office:date-value="2023-03-12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office:value-type="float" office:value="1" calcext:value-type="float">
            <text:p>1</text:p>
          </table:table-cell>
          <table:table-cell table:style-name="DayInYear" office:value-type="float" office:value="1" calcext:value-type="float">
            <text:p>1</text:p>
          </table:table-cell>
          <table:table-cell table:style-name="WeekNumber" table:formula="of:=[.A6]" office:value-type="float" office:value="1" calcext:value-type="float">
            <text:p>1</text:p>
          </table:table-cell>
          <table:table-cell table:style-name="DayInYear" table:formula="of:=BASE(DECIMAL([.B6];6)+1;6)" office:value-type="string" office:string-value="2" calcext:value-type="string">
            <text:p>2</text:p>
          </table:table-cell>
          <table:table-cell table:style-name="WeekNumber" table:formula="of:=[.C6]" office:value-type="float" office:value="1" calcext:value-type="float">
            <text:p>1</text:p>
          </table:table-cell>
          <table:table-cell table:style-name="DayInYear" table:formula="of:=BASE(DECIMAL([.D6];6)+1;6)" office:value-type="string" office:string-value="3" calcext:value-type="string">
            <text:p>3</text:p>
          </table:table-cell>
          <table:table-cell table:style-name="WeekNumber" table:formula="of:=[.E6]" office:value-type="float" office:value="1" calcext:value-type="float">
            <text:p>1</text:p>
          </table:table-cell>
          <table:table-cell table:style-name="DayInYear" table:formula="of:=BASE(DECIMAL([.F6];6)+1;6)" office:value-type="string" office:string-value="4" calcext:value-type="string">
            <text:p>4</text:p>
          </table:table-cell>
          <table:table-cell table:style-name="WeekNumber" table:formula="of:=[.G6]" office:value-type="float" office:value="1" calcext:value-type="float">
            <text:p>1</text:p>
          </table:table-cell>
          <table:table-cell table:style-name="DayInYear" table:formula="of:=BASE(DECIMAL([.H6];6)+1;6)" office:value-type="string" office:string-value="5" calcext:value-type="string">
            <text:p>5</text:p>
          </table:table-cell>
          <table:table-cell table:style-name="WeekNumberSaturday" table:formula="of:=[.I6]" office:value-type="float" office:value="1" calcext:value-type="float">
            <text:p>1</text:p>
          </table:table-cell>
          <table:table-cell table:style-name="DayInYearSaturday" table:formula="of:=BASE(DECIMAL([.J6];6)+1;6)" office:value-type="string" office:string-value="10" calcext:value-type="string">
            <text:p>10</text:p>
          </table:table-cell>
          <table:table-cell table:style-name="WeekNumberSunday" table:formula="of:=[.K6]" office:value-type="float" office:value="1" calcext:value-type="float">
            <text:p>1</text:p>
          </table:table-cell>
          <table:table-cell table:style-name="DayInYearSunday" table:formula="of:=BASE(DECIMAL([.L6];6)+1;6)" office:value-type="string" office:string-value="11" calcext:value-type="string">
            <text:p>11</text:p>
          </table:table-cell>
          <table:table-cell/>
          <table:table-cell table:style-name="WeekNumberMonday" table:formula="of:=BASE(DECIMAL([.A15];6)+1;6)" office:value-type="string" office:string-value="5" calcext:value-type="string">
            <text:p>5</text:p>
          </table:table-cell>
          <table:table-cell table:style-name="DayInYear" table:formula="of:=BASE(DECIMAL([.N15];6)+1;6)" office:value-type="string" office:string-value="45" calcext:value-type="string">
            <text:p>45</text:p>
          </table:table-cell>
          <table:table-cell table:style-name="WeekNumber" table:formula="of:=[.P6]" office:value-type="string" office:string-value="5" calcext:value-type="string">
            <text:p>5</text:p>
          </table:table-cell>
          <table:table-cell table:style-name="DayInYear" table:formula="of:=BASE(DECIMAL([.Q6];6)+1;6)" office:value-type="string" office:string-value="50" calcext:value-type="string">
            <text:p>50</text:p>
          </table:table-cell>
          <table:table-cell table:style-name="WeekNumber" table:formula="of:=[.R6]" office:value-type="string" office:string-value="5" calcext:value-type="string">
            <text:p>5</text:p>
          </table:table-cell>
          <table:table-cell table:style-name="DayInYear" table:formula="of:=BASE(DECIMAL([.S6];6)+1;6)" office:value-type="string" office:string-value="51" calcext:value-type="string">
            <text:p>51</text:p>
          </table:table-cell>
          <table:table-cell table:style-name="WeekNumber" table:formula="of:=[.T6]" office:value-type="string" office:string-value="5" calcext:value-type="string">
            <text:p>5</text:p>
          </table:table-cell>
          <table:table-cell table:style-name="DayInYear" table:formula="of:=BASE(DECIMAL([.U6];6)+1;6)" office:value-type="string" office:string-value="52" calcext:value-type="string">
            <text:p>52</text:p>
          </table:table-cell>
          <table:table-cell table:style-name="WeekNumber" table:formula="of:=[.V6]" office:value-type="string" office:string-value="5" calcext:value-type="string">
            <text:p>5</text:p>
          </table:table-cell>
          <table:table-cell table:style-name="DayInYear" table:formula="of:=BASE(DECIMAL([.W6];6)+1;6)" office:value-type="string" office:string-value="53" calcext:value-type="string">
            <text:p>53</text:p>
          </table:table-cell>
          <table:table-cell table:style-name="WeekNumberSaturday" table:formula="of:=[.X6]" office:value-type="string" office:string-value="5" calcext:value-type="string">
            <text:p>5</text:p>
          </table:table-cell>
          <table:table-cell table:style-name="DayInYearSaturday" table:formula="of:=BASE(DECIMAL([.Y6];6)+1;6)" office:value-type="string" office:string-value="54" calcext:value-type="string">
            <text:p>54</text:p>
          </table:table-cell>
          <table:table-cell table:style-name="WeekNumberSunday" table:formula="of:=[.Z6]" office:value-type="string" office:string-value="5" calcext:value-type="string">
            <text:p>5</text:p>
          </table:table-cell>
          <table:table-cell table:style-name="DayInYearSunday" table:formula="of:=BASE(DECIMAL([.AA6];6)+1;6)" office:value-type="string" office:string-value="55" calcext:value-type="string">
            <text:p>55</text:p>
          </table:table-cell>
          <table:table-cell/>
          <table:table-cell table:style-name="WeekNumberMonday" table:formula="of:=BASE(DECIMAL([.P18];6)+1;6)" office:value-type="string" office:string-value="14" calcext:value-type="string">
            <text:p>14</text:p>
          </table:table-cell>
          <table:table-cell table:style-name="DayInYear" table:formula="of:=BASE(DECIMAL([.AC18];6)+1;6)" office:value-type="string" office:string-value="144" calcext:value-type="string">
            <text:p>144</text:p>
          </table:table-cell>
          <table:table-cell table:style-name="WeekNumber" table:formula="of:=[.AE6]" office:value-type="string" office:string-value="14" calcext:value-type="string">
            <text:p>14</text:p>
          </table:table-cell>
          <table:table-cell table:style-name="DayInYear" table:formula="of:=BASE(DECIMAL([.AF6];6)+1;6)" office:value-type="string" office:string-value="145" calcext:value-type="string">
            <text:p>145</text:p>
          </table:table-cell>
          <table:table-cell table:style-name="WeekNumber" table:formula="of:=[.AG6]" office:value-type="string" office:string-value="14" calcext:value-type="string">
            <text:p>14</text:p>
          </table:table-cell>
          <table:table-cell table:style-name="DayInYear" table:formula="of:=BASE(DECIMAL([.AH6];6)+1;6)" office:value-type="string" office:string-value="150" calcext:value-type="string">
            <text:p>150</text:p>
          </table:table-cell>
          <table:table-cell table:style-name="WeekNumber" table:formula="of:=[.AI6]" office:value-type="string" office:string-value="14" calcext:value-type="string">
            <text:p>14</text:p>
          </table:table-cell>
          <table:table-cell table:style-name="DayInYear" table:formula="of:=BASE(DECIMAL([.AJ6];6)+1;6)" office:value-type="string" office:string-value="151" calcext:value-type="string">
            <text:p>151</text:p>
          </table:table-cell>
          <table:table-cell table:style-name="WeekNumber" table:formula="of:=[.AK6]" office:value-type="string" office:string-value="14" calcext:value-type="string">
            <text:p>14</text:p>
          </table:table-cell>
          <table:table-cell table:style-name="DayInYear" table:formula="of:=BASE(DECIMAL([.AL6];6)+1;6)" office:value-type="string" office:string-value="152" calcext:value-type="string">
            <text:p>152</text:p>
          </table:table-cell>
          <table:table-cell table:style-name="WeekNumberSaturday" table:formula="of:=[.AM6]" office:value-type="string" office:string-value="14" calcext:value-type="string">
            <text:p>14</text:p>
          </table:table-cell>
          <table:table-cell table:style-name="DayInYearSaturday" table:formula="of:=BASE(DECIMAL([.AN6];6)+1;6)" office:value-type="string" office:string-value="153" calcext:value-type="string">
            <text:p>153</text:p>
          </table:table-cell>
          <table:table-cell table:style-name="WeekNumberSunday" table:formula="of:=[.AO6]" office:value-type="string" office:string-value="14" calcext:value-type="string">
            <text:p>14</text:p>
          </table:table-cell>
          <table:table-cell table:style-name="DayInYearSunday" table:formula="of:=BASE(DECIMAL([.AP6];6)+1;6)" office:value-type="string" office:string-value="154" calcext:value-type="string">
            <text:p>154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7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7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7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7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7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7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-693593+(364*([.A2]-1))+(7*FLOOR(((52*([.A2]-1))+146)/293;1))" office:value-type="date" office:date-value="2023-01-02" calcext:value-type="date" table:number-columns-spanned="2" table:number-rows-spanned="1">
            <text:p>2023-01-02</text:p>
          </table:table-cell>
          <table:covered-table-cell/>
          <table:table-cell table:style-name="GregorianDate" table:formula="of:=[.A8]+1" office:value-type="date" office:date-value="2023-01-03" calcext:value-type="date" table:number-columns-spanned="2" table:number-rows-spanned="1">
            <text:p>2023-01-03</text:p>
          </table:table-cell>
          <table:covered-table-cell/>
          <table:table-cell table:style-name="GregorianDate" table:formula="of:=[.C8]+1" office:value-type="date" office:date-value="2023-01-04" calcext:value-type="date" table:number-columns-spanned="2" table:number-rows-spanned="1">
            <text:p>2023-01-04</text:p>
          </table:table-cell>
          <table:covered-table-cell/>
          <table:table-cell table:style-name="GregorianDate" table:formula="of:=[.E8]+1" office:value-type="date" office:date-value="2023-01-05" calcext:value-type="date" table:number-columns-spanned="2" table:number-rows-spanned="1">
            <text:p>2023-01-05</text:p>
          </table:table-cell>
          <table:covered-table-cell/>
          <table:table-cell table:style-name="GregorianDate" table:formula="of:=[.G8]+1" office:value-type="date" office:date-value="2023-01-06" calcext:value-type="date" table:number-columns-spanned="2" table:number-rows-spanned="1">
            <text:p>2023-01-06</text:p>
          </table:table-cell>
          <table:covered-table-cell/>
          <table:table-cell table:style-name="GregorianDateSaturday" table:formula="of:=[.I8]+1" office:value-type="date" office:date-value="2023-01-07" calcext:value-type="date" table:number-columns-spanned="2" table:number-rows-spanned="1">
            <text:p>2023-01-07</text:p>
          </table:table-cell>
          <table:covered-table-cell/>
          <table:table-cell table:style-name="GregorianDateSunday" table:formula="of:=[.K8]+1" office:value-type="date" office:date-value="2023-01-08" calcext:value-type="date" table:number-columns-spanned="2" table:number-rows-spanned="1">
            <text:p>2023-01-08</text:p>
          </table:table-cell>
          <table:covered-table-cell/>
          <table:table-cell/>
          <table:table-cell table:style-name="GregorianDateMonday" table:formula="of:=[.M17]+1" office:value-type="date" office:date-value="2023-01-30" calcext:value-type="date" table:number-columns-spanned="2" table:number-rows-spanned="1">
            <text:p>2023-01-30</text:p>
          </table:table-cell>
          <table:covered-table-cell/>
          <table:table-cell table:style-name="GregorianDate" table:formula="of:=[.P8]+1" office:value-type="date" office:date-value="2023-01-31" calcext:value-type="date" table:number-columns-spanned="2" table:number-rows-spanned="1">
            <text:p>2023-01-31</text:p>
          </table:table-cell>
          <table:covered-table-cell/>
          <table:table-cell table:style-name="GregorianDate" table:formula="of:=[.R8]+1" office:value-type="date" office:date-value="2023-02-01" calcext:value-type="date" table:number-columns-spanned="2" table:number-rows-spanned="1">
            <text:p>2023-02-01</text:p>
          </table:table-cell>
          <table:covered-table-cell/>
          <table:table-cell table:style-name="GregorianDate" table:formula="of:=[.T8]+1" office:value-type="date" office:date-value="2023-02-02" calcext:value-type="date" table:number-columns-spanned="2" table:number-rows-spanned="1">
            <text:p>2023-02-02</text:p>
          </table:table-cell>
          <table:covered-table-cell/>
          <table:table-cell table:style-name="GregorianDate" table:formula="of:=[.V8]+1" office:value-type="date" office:date-value="2023-02-03" calcext:value-type="date" table:number-columns-spanned="2" table:number-rows-spanned="1">
            <text:p>2023-02-03</text:p>
          </table:table-cell>
          <table:covered-table-cell/>
          <table:table-cell table:style-name="GregorianDateSaturday" table:formula="of:=[.X8]+1" office:value-type="date" office:date-value="2023-02-04" calcext:value-type="date" table:number-columns-spanned="2" table:number-rows-spanned="1">
            <text:p>2023-02-04</text:p>
          </table:table-cell>
          <table:covered-table-cell/>
          <table:table-cell table:style-name="GregorianDateSunday" table:formula="of:=[.Z8]+1" office:value-type="date" office:date-value="2023-02-05" calcext:value-type="date" table:number-columns-spanned="2" table:number-rows-spanned="1">
            <text:p>2023-02-05</text:p>
          </table:table-cell>
          <table:covered-table-cell/>
          <table:table-cell/>
          <table:table-cell table:style-name="GregorianDateMonday" table:formula="of:=[.AB20]+1" office:value-type="date" office:date-value="2023-03-06" calcext:value-type="date" table:number-columns-spanned="2" table:number-rows-spanned="1">
            <text:p>2023-03-06</text:p>
          </table:table-cell>
          <table:covered-table-cell/>
          <table:table-cell table:style-name="GregorianDate" table:formula="of:=[.AE8]+1" office:value-type="date" office:date-value="2023-03-07" calcext:value-type="date" table:number-columns-spanned="2" table:number-rows-spanned="1">
            <text:p>2023-03-07</text:p>
          </table:table-cell>
          <table:covered-table-cell/>
          <table:table-cell table:style-name="GregorianDate" table:formula="of:=[.AG8]+1" office:value-type="date" office:date-value="2023-03-08" calcext:value-type="date" table:number-columns-spanned="2" table:number-rows-spanned="1">
            <text:p>2023-03-08</text:p>
          </table:table-cell>
          <table:covered-table-cell/>
          <table:table-cell table:style-name="GregorianDate" table:formula="of:=[.AI8]+1" office:value-type="date" office:date-value="2023-03-09" calcext:value-type="date" table:number-columns-spanned="2" table:number-rows-spanned="1">
            <text:p>2023-03-09</text:p>
          </table:table-cell>
          <table:covered-table-cell/>
          <table:table-cell table:style-name="GregorianDate" table:formula="of:=[.AK8]+1" office:value-type="date" office:date-value="2023-03-10" calcext:value-type="date" table:number-columns-spanned="2" table:number-rows-spanned="1">
            <text:p>2023-03-10</text:p>
          </table:table-cell>
          <table:covered-table-cell/>
          <table:table-cell table:style-name="GregorianDateSaturday" table:formula="of:=[.AM8]+1" office:value-type="date" office:date-value="2023-03-11" calcext:value-type="date" table:number-columns-spanned="2" table:number-rows-spanned="1">
            <text:p>2023-03-11</text:p>
          </table:table-cell>
          <table:covered-table-cell/>
          <table:table-cell table:style-name="GregorianDateSunday" table:formula="of:=[.AO8]+1" office:value-type="date" office:date-value="2023-03-12" calcext:value-type="date" table:number-columns-spanned="2" table:number-rows-spanned="1">
            <text:p>2023-03-12</text:p>
          </table:table-cell>
          <table:covered-table-cell/>
        </table:table-row>
        <table:table-row table:style-name="ro5">
          <table:table-cell table:style-name="WeekNumberMonday" table:formula="of:=BASE(DECIMAL([.A6];6)+1;6)" office:value-type="string" office:string-value="2" calcext:value-type="string">
            <text:p>2</text:p>
          </table:table-cell>
          <table:table-cell table:style-name="DayInYear" table:formula="of:=BASE(DECIMAL([.N6];6)+1;6)" office:value-type="string" office:string-value="12" calcext:value-type="string">
            <text:p>12</text:p>
          </table:table-cell>
          <table:table-cell table:style-name="WeekNumber" table:formula="of:=[.A9]" office:value-type="string" office:string-value="2" calcext:value-type="string">
            <text:p>2</text:p>
          </table:table-cell>
          <table:table-cell table:style-name="DayInYear" table:formula="of:=BASE(DECIMAL([.B9];6)+1;6)" office:value-type="string" office:string-value="13" calcext:value-type="string">
            <text:p>13</text:p>
          </table:table-cell>
          <table:table-cell table:style-name="WeekNumber" table:formula="of:=[.C9]" office:value-type="string" office:string-value="2" calcext:value-type="string">
            <text:p>2</text:p>
          </table:table-cell>
          <table:table-cell table:style-name="DayInYear" table:formula="of:=BASE(DECIMAL([.D9];6)+1;6)" office:value-type="string" office:string-value="14" calcext:value-type="string">
            <text:p>14</text:p>
          </table:table-cell>
          <table:table-cell table:style-name="WeekNumber" table:formula="of:=[.E9]" office:value-type="string" office:string-value="2" calcext:value-type="string">
            <text:p>2</text:p>
          </table:table-cell>
          <table:table-cell table:style-name="DayInYear" table:formula="of:=BASE(DECIMAL([.F9];6)+1;6)" office:value-type="string" office:string-value="15" calcext:value-type="string">
            <text:p>15</text:p>
          </table:table-cell>
          <table:table-cell table:style-name="WeekNumber" table:formula="of:=[.G9]" office:value-type="string" office:string-value="2" calcext:value-type="string">
            <text:p>2</text:p>
          </table:table-cell>
          <table:table-cell table:style-name="DayInYear" table:formula="of:=BASE(DECIMAL([.H9];6)+1;6)" office:value-type="string" office:string-value="20" calcext:value-type="string">
            <text:p>20</text:p>
          </table:table-cell>
          <table:table-cell table:style-name="WeekNumberSaturday" table:formula="of:=[.I9]" office:value-type="string" office:string-value="2" calcext:value-type="string">
            <text:p>2</text:p>
          </table:table-cell>
          <table:table-cell table:style-name="DayInYearSaturday" table:formula="of:=BASE(DECIMAL([.J9];6)+1;6)" office:value-type="string" office:string-value="21" calcext:value-type="string">
            <text:p>21</text:p>
          </table:table-cell>
          <table:table-cell table:style-name="WeekNumberSunday" table:formula="of:=[.K9]" office:value-type="string" office:string-value="2" calcext:value-type="string">
            <text:p>2</text:p>
          </table:table-cell>
          <table:table-cell table:style-name="DayInYearSunday" table:formula="of:=BASE(DECIMAL([.L9];6)+1;6)" office:value-type="string" office:string-value="22" calcext:value-type="string">
            <text:p>22</text:p>
          </table:table-cell>
          <table:table-cell/>
          <table:table-cell table:style-name="WeekNumberMonday" table:formula="of:=BASE(DECIMAL([.P6];6)+1;6)" office:value-type="string" office:string-value="10" calcext:value-type="string">
            <text:p>10</text:p>
          </table:table-cell>
          <table:table-cell table:style-name="DayInYear" table:formula="of:=BASE(DECIMAL([.AC6];6)+1;6)" office:value-type="string" office:string-value="100" calcext:value-type="string">
            <text:p>100</text:p>
          </table:table-cell>
          <table:table-cell table:style-name="WeekNumber" table:formula="of:=[.P9]" office:value-type="string" office:string-value="10" calcext:value-type="string">
            <text:p>10</text:p>
          </table:table-cell>
          <table:table-cell table:style-name="DayInYear" table:formula="of:=BASE(DECIMAL([.Q9];6)+1;6)" office:value-type="string" office:string-value="101" calcext:value-type="string">
            <text:p>101</text:p>
          </table:table-cell>
          <table:table-cell table:style-name="WeekNumber" table:formula="of:=[.R9]" office:value-type="string" office:string-value="10" calcext:value-type="string">
            <text:p>10</text:p>
          </table:table-cell>
          <table:table-cell table:style-name="DayInYear" table:formula="of:=BASE(DECIMAL([.S9];6)+1;6)" office:value-type="string" office:string-value="102" calcext:value-type="string">
            <text:p>102</text:p>
          </table:table-cell>
          <table:table-cell table:style-name="WeekNumber" table:formula="of:=[.T9]" office:value-type="string" office:string-value="10" calcext:value-type="string">
            <text:p>10</text:p>
          </table:table-cell>
          <table:table-cell table:style-name="DayInYear" table:formula="of:=BASE(DECIMAL([.U9];6)+1;6)" office:value-type="string" office:string-value="103" calcext:value-type="string">
            <text:p>103</text:p>
          </table:table-cell>
          <table:table-cell table:style-name="WeekNumber" table:formula="of:=[.V9]" office:value-type="string" office:string-value="10" calcext:value-type="string">
            <text:p>10</text:p>
          </table:table-cell>
          <table:table-cell table:style-name="DayInYear" table:formula="of:=BASE(DECIMAL([.W9];6)+1;6)" office:value-type="string" office:string-value="104" calcext:value-type="string">
            <text:p>104</text:p>
          </table:table-cell>
          <table:table-cell table:style-name="WeekNumberSaturday" table:formula="of:=[.X9]" office:value-type="string" office:string-value="10" calcext:value-type="string">
            <text:p>10</text:p>
          </table:table-cell>
          <table:table-cell table:style-name="DayInYearSaturday" table:formula="of:=BASE(DECIMAL([.Y9];6)+1;6)" office:value-type="string" office:string-value="105" calcext:value-type="string">
            <text:p>105</text:p>
          </table:table-cell>
          <table:table-cell table:style-name="WeekNumberSunday" table:formula="of:=[.Z9]" office:value-type="string" office:string-value="10" calcext:value-type="string">
            <text:p>10</text:p>
          </table:table-cell>
          <table:table-cell table:style-name="DayInYearSunday" table:formula="of:=BASE(DECIMAL([.AA9];6)+1;6)" office:value-type="string" office:string-value="110" calcext:value-type="string">
            <text:p>110</text:p>
          </table:table-cell>
          <table:table-cell/>
          <table:table-cell table:style-name="WeekNumberMonday" table:formula="of:=BASE(DECIMAL([.AE6];6)+1;6)" office:value-type="string" office:string-value="15" calcext:value-type="string">
            <text:p>15</text:p>
          </table:table-cell>
          <table:table-cell table:style-name="DayInYear" table:formula="of:=BASE(DECIMAL([.AR6];6)+1;6)" office:value-type="string" office:string-value="155" calcext:value-type="string">
            <text:p>155</text:p>
          </table:table-cell>
          <table:table-cell table:style-name="WeekNumber" table:formula="of:=[.AE9]" office:value-type="string" office:string-value="15" calcext:value-type="string">
            <text:p>15</text:p>
          </table:table-cell>
          <table:table-cell table:style-name="DayInYear" table:formula="of:=BASE(DECIMAL([.AF9];6)+1;6)" office:value-type="string" office:string-value="200" calcext:value-type="string">
            <text:p>200</text:p>
          </table:table-cell>
          <table:table-cell table:style-name="WeekNumber" table:formula="of:=[.AG9]" office:value-type="string" office:string-value="15" calcext:value-type="string">
            <text:p>15</text:p>
          </table:table-cell>
          <table:table-cell table:style-name="DayInYear" table:formula="of:=BASE(DECIMAL([.AH9];6)+1;6)" office:value-type="string" office:string-value="201" calcext:value-type="string">
            <text:p>201</text:p>
          </table:table-cell>
          <table:table-cell table:style-name="WeekNumber" table:formula="of:=[.AI9]" office:value-type="string" office:string-value="15" calcext:value-type="string">
            <text:p>15</text:p>
          </table:table-cell>
          <table:table-cell table:style-name="DayInYear" table:formula="of:=BASE(DECIMAL([.AJ9];6)+1;6)" office:value-type="string" office:string-value="202" calcext:value-type="string">
            <text:p>202</text:p>
          </table:table-cell>
          <table:table-cell table:style-name="WeekNumber" table:formula="of:=[.AK9]" office:value-type="string" office:string-value="15" calcext:value-type="string">
            <text:p>15</text:p>
          </table:table-cell>
          <table:table-cell table:style-name="DayInYear" table:formula="of:=BASE(DECIMAL([.AL9];6)+1;6)" office:value-type="string" office:string-value="203" calcext:value-type="string">
            <text:p>203</text:p>
          </table:table-cell>
          <table:table-cell table:style-name="WeekNumberSaturday" table:formula="of:=[.AM9]" office:value-type="string" office:string-value="15" calcext:value-type="string">
            <text:p>15</text:p>
          </table:table-cell>
          <table:table-cell table:style-name="DayInYearSaturday" table:formula="of:=BASE(DECIMAL([.AN9];6)+1;6)" office:value-type="string" office:string-value="204" calcext:value-type="string">
            <text:p>204</text:p>
          </table:table-cell>
          <table:table-cell table:style-name="WeekNumberSunday" table:formula="of:=[.AO9]" office:value-type="string" office:string-value="15" calcext:value-type="string">
            <text:p>15</text:p>
          </table:table-cell>
          <table:table-cell table:style-name="DayInYearSunday" table:formula="of:=BASE(DECIMAL([.AP9];6)+1;6)" office:value-type="string" office:string-value="205" calcext:value-type="string">
            <text:p>205</text:p>
          </table:table-cell>
        </table:table-row>
        <table:table-row table:style-name="ro6">
          <table:table-cell table:style-name="DayInMonthMonday" table:formula="of:=BASE(DECIMAL([.M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7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10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10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10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10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10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10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8]+1" office:value-type="date" office:date-value="2023-01-09" calcext:value-type="date" table:number-columns-spanned="2" table:number-rows-spanned="1">
            <text:p>2023-01-09</text:p>
          </table:table-cell>
          <table:covered-table-cell/>
          <table:table-cell table:style-name="GregorianDate" table:formula="of:=[.A11]+1" office:value-type="date" office:date-value="2023-01-10" calcext:value-type="date" table:number-columns-spanned="2" table:number-rows-spanned="1">
            <text:p>2023-01-10</text:p>
          </table:table-cell>
          <table:covered-table-cell/>
          <table:table-cell table:style-name="GregorianDate" table:formula="of:=[.C11]+1" office:value-type="date" office:date-value="2023-01-11" calcext:value-type="date" table:number-columns-spanned="2" table:number-rows-spanned="1">
            <text:p>2023-01-11</text:p>
          </table:table-cell>
          <table:covered-table-cell/>
          <table:table-cell table:style-name="GregorianDate" table:formula="of:=[.E11]+1" office:value-type="date" office:date-value="2023-01-12" calcext:value-type="date" table:number-columns-spanned="2" table:number-rows-spanned="1">
            <text:p>2023-01-12</text:p>
          </table:table-cell>
          <table:covered-table-cell/>
          <table:table-cell table:style-name="GregorianDate" table:formula="of:=[.G11]+1" office:value-type="date" office:date-value="2023-01-13" calcext:value-type="date" table:number-columns-spanned="2" table:number-rows-spanned="1">
            <text:p>2023-01-13</text:p>
          </table:table-cell>
          <table:covered-table-cell/>
          <table:table-cell table:style-name="GregorianDateSaturday" table:formula="of:=[.I11]+1" office:value-type="date" office:date-value="2023-01-14" calcext:value-type="date" table:number-columns-spanned="2" table:number-rows-spanned="1">
            <text:p>2023-01-14</text:p>
          </table:table-cell>
          <table:covered-table-cell/>
          <table:table-cell table:style-name="GregorianDateSunday" table:formula="of:=[.K11]+1" office:value-type="date" office:date-value="2023-01-15" calcext:value-type="date" table:number-columns-spanned="2" table:number-rows-spanned="1">
            <text:p>2023-01-15</text:p>
          </table:table-cell>
          <table:covered-table-cell/>
          <table:table-cell/>
          <table:table-cell table:style-name="GregorianDateMonday" table:formula="of:=[.AB8]+1" office:value-type="date" office:date-value="2023-02-06" calcext:value-type="date" table:number-columns-spanned="2" table:number-rows-spanned="1">
            <text:p>2023-02-06</text:p>
          </table:table-cell>
          <table:covered-table-cell/>
          <table:table-cell table:style-name="GregorianDate" table:formula="of:=[.P11]+1" office:value-type="date" office:date-value="2023-02-07" calcext:value-type="date" table:number-columns-spanned="2" table:number-rows-spanned="1">
            <text:p>2023-02-07</text:p>
          </table:table-cell>
          <table:covered-table-cell/>
          <table:table-cell table:style-name="GregorianDate" table:formula="of:=[.R11]+1" office:value-type="date" office:date-value="2023-02-08" calcext:value-type="date" table:number-columns-spanned="2" table:number-rows-spanned="1">
            <text:p>2023-02-08</text:p>
          </table:table-cell>
          <table:covered-table-cell/>
          <table:table-cell table:style-name="GregorianDate" table:formula="of:=[.T11]+1" office:value-type="date" office:date-value="2023-02-09" calcext:value-type="date" table:number-columns-spanned="2" table:number-rows-spanned="1">
            <text:p>2023-02-09</text:p>
          </table:table-cell>
          <table:covered-table-cell/>
          <table:table-cell table:style-name="GregorianDate" table:formula="of:=[.V11]+1" office:value-type="date" office:date-value="2023-02-10" calcext:value-type="date" table:number-columns-spanned="2" table:number-rows-spanned="1">
            <text:p>2023-02-10</text:p>
          </table:table-cell>
          <table:covered-table-cell/>
          <table:table-cell table:style-name="GregorianDateSaturday" table:formula="of:=[.X11]+1" office:value-type="date" office:date-value="2023-02-11" calcext:value-type="date" table:number-columns-spanned="2" table:number-rows-spanned="1">
            <text:p>2023-02-11</text:p>
          </table:table-cell>
          <table:covered-table-cell/>
          <table:table-cell table:style-name="GregorianDateSunday" table:formula="of:=[.Z11]+1" office:value-type="date" office:date-value="2023-02-12" calcext:value-type="date" table:number-columns-spanned="2" table:number-rows-spanned="1">
            <text:p>2023-02-12</text:p>
          </table:table-cell>
          <table:covered-table-cell/>
          <table:table-cell/>
          <table:table-cell table:style-name="GregorianDateMonday" table:formula="of:=[.AQ8]+1" office:value-type="date" office:date-value="2023-03-13" calcext:value-type="date" table:number-columns-spanned="2" table:number-rows-spanned="1">
            <text:p>2023-03-13</text:p>
          </table:table-cell>
          <table:covered-table-cell/>
          <table:table-cell table:style-name="GregorianDate" table:formula="of:=[.AE11]+1" office:value-type="date" office:date-value="2023-03-14" calcext:value-type="date" table:number-columns-spanned="2" table:number-rows-spanned="1">
            <text:p>2023-03-14</text:p>
          </table:table-cell>
          <table:covered-table-cell/>
          <table:table-cell table:style-name="GregorianDate" table:formula="of:=[.AG11]+1" office:value-type="date" office:date-value="2023-03-15" calcext:value-type="date" table:number-columns-spanned="2" table:number-rows-spanned="1">
            <text:p>2023-03-15</text:p>
          </table:table-cell>
          <table:covered-table-cell/>
          <table:table-cell table:style-name="GregorianDate" table:formula="of:=[.AI11]+1" office:value-type="date" office:date-value="2023-03-16" calcext:value-type="date" table:number-columns-spanned="2" table:number-rows-spanned="1">
            <text:p>2023-03-16</text:p>
          </table:table-cell>
          <table:covered-table-cell/>
          <table:table-cell table:style-name="GregorianDate" table:formula="of:=[.AK11]+1" office:value-type="date" office:date-value="2023-03-17" calcext:value-type="date" table:number-columns-spanned="2" table:number-rows-spanned="1">
            <text:p>2023-03-17</text:p>
          </table:table-cell>
          <table:covered-table-cell/>
          <table:table-cell table:style-name="GregorianDateSaturday" table:formula="of:=[.AM11]+1" office:value-type="date" office:date-value="2023-03-18" calcext:value-type="date" table:number-columns-spanned="2" table:number-rows-spanned="1">
            <text:p>2023-03-18</text:p>
          </table:table-cell>
          <table:covered-table-cell/>
          <table:table-cell table:style-name="GregorianDateSunday" table:formula="of:=[.AO11]+1" office:value-type="date" office:date-value="2023-03-19" calcext:value-type="date" table:number-columns-spanned="2" table:number-rows-spanned="1">
            <text:p>2023-03-19</text:p>
          </table:table-cell>
          <table:covered-table-cell/>
        </table:table-row>
        <table:table-row table:style-name="ro5">
          <table:table-cell table:style-name="WeekNumberMonday" table:formula="of:=BASE(DECIMAL([.A9];6)+1;6)" office:value-type="string" office:string-value="3" calcext:value-type="string">
            <text:p>3</text:p>
          </table:table-cell>
          <table:table-cell table:style-name="DayInYear" table:formula="of:=BASE(DECIMAL([.N9];6)+1;6)" office:value-type="string" office:string-value="23" calcext:value-type="string">
            <text:p>23</text:p>
          </table:table-cell>
          <table:table-cell table:style-name="WeekNumber" table:formula="of:=[.A12]" office:value-type="string" office:string-value="3" calcext:value-type="string">
            <text:p>3</text:p>
          </table:table-cell>
          <table:table-cell table:style-name="DayInYear" table:formula="of:=BASE(DECIMAL([.B12];6)+1;6)" office:value-type="string" office:string-value="24" calcext:value-type="string">
            <text:p>24</text:p>
          </table:table-cell>
          <table:table-cell table:style-name="WeekNumber" table:formula="of:=[.C12]" office:value-type="string" office:string-value="3" calcext:value-type="string">
            <text:p>3</text:p>
          </table:table-cell>
          <table:table-cell table:style-name="DayInYear" table:formula="of:=BASE(DECIMAL([.D12];6)+1;6)" office:value-type="string" office:string-value="25" calcext:value-type="string">
            <text:p>25</text:p>
          </table:table-cell>
          <table:table-cell table:style-name="WeekNumber" table:formula="of:=[.E12]" office:value-type="string" office:string-value="3" calcext:value-type="string">
            <text:p>3</text:p>
          </table:table-cell>
          <table:table-cell table:style-name="DayInYear" table:formula="of:=BASE(DECIMAL([.F12];6)+1;6)" office:value-type="string" office:string-value="30" calcext:value-type="string">
            <text:p>30</text:p>
          </table:table-cell>
          <table:table-cell table:style-name="WeekNumber" table:formula="of:=[.G12]" office:value-type="string" office:string-value="3" calcext:value-type="string">
            <text:p>3</text:p>
          </table:table-cell>
          <table:table-cell table:style-name="DayInYear" table:formula="of:=BASE(DECIMAL([.H12];6)+1;6)" office:value-type="string" office:string-value="31" calcext:value-type="string">
            <text:p>31</text:p>
          </table:table-cell>
          <table:table-cell table:style-name="WeekNumberSaturday" table:formula="of:=[.I12]" office:value-type="string" office:string-value="3" calcext:value-type="string">
            <text:p>3</text:p>
          </table:table-cell>
          <table:table-cell table:style-name="DayInYearSaturday" table:formula="of:=BASE(DECIMAL([.J12];6)+1;6)" office:value-type="string" office:string-value="32" calcext:value-type="string">
            <text:p>32</text:p>
          </table:table-cell>
          <table:table-cell table:style-name="WeekNumberSunday" table:formula="of:=[.K12]" office:value-type="string" office:string-value="3" calcext:value-type="string">
            <text:p>3</text:p>
          </table:table-cell>
          <table:table-cell table:style-name="DayInYearSunday" table:formula="of:=BASE(DECIMAL([.L12];6)+1;6)" office:value-type="string" office:string-value="33" calcext:value-type="string">
            <text:p>33</text:p>
          </table:table-cell>
          <table:table-cell/>
          <table:table-cell table:style-name="WeekNumberMonday" table:formula="of:=BASE(DECIMAL([.P9];6)+1;6)" office:value-type="string" office:string-value="11" calcext:value-type="string">
            <text:p>11</text:p>
          </table:table-cell>
          <table:table-cell table:style-name="DayInYear" table:formula="of:=BASE(DECIMAL([.AC9];6)+1;6)" office:value-type="string" office:string-value="111" calcext:value-type="string">
            <text:p>111</text:p>
          </table:table-cell>
          <table:table-cell table:style-name="WeekNumber" table:formula="of:=[.P12]" office:value-type="string" office:string-value="11" calcext:value-type="string">
            <text:p>11</text:p>
          </table:table-cell>
          <table:table-cell table:style-name="DayInYear" table:formula="of:=BASE(DECIMAL([.Q12];6)+1;6)" office:value-type="string" office:string-value="112" calcext:value-type="string">
            <text:p>112</text:p>
          </table:table-cell>
          <table:table-cell table:style-name="WeekNumber" table:formula="of:=[.R12]" office:value-type="string" office:string-value="11" calcext:value-type="string">
            <text:p>11</text:p>
          </table:table-cell>
          <table:table-cell table:style-name="DayInYear" table:formula="of:=BASE(DECIMAL([.S12];6)+1;6)" office:value-type="string" office:string-value="113" calcext:value-type="string">
            <text:p>113</text:p>
          </table:table-cell>
          <table:table-cell table:style-name="WeekNumberHalfQuarter" table:formula="of:=[.T12]" office:value-type="string" office:string-value="11" calcext:value-type="string">
            <text:p>11</text:p>
          </table:table-cell>
          <table:table-cell table:style-name="DayInYearHalfQuarter" table:formula="of:=BASE(DECIMAL([.U12];6)+1;6)" office:value-type="string" office:string-value="114" calcext:value-type="string">
            <text:p>114</text:p>
          </table:table-cell>
          <table:table-cell table:style-name="WeekNumber" table:formula="of:=[.V12]" office:value-type="string" office:string-value="11" calcext:value-type="string">
            <text:p>11</text:p>
          </table:table-cell>
          <table:table-cell table:style-name="DayInYear" table:formula="of:=BASE(DECIMAL([.W12];6)+1;6)" office:value-type="string" office:string-value="115" calcext:value-type="string">
            <text:p>115</text:p>
          </table:table-cell>
          <table:table-cell table:style-name="WeekNumberSaturday" table:formula="of:=[.X12]" office:value-type="string" office:string-value="11" calcext:value-type="string">
            <text:p>11</text:p>
          </table:table-cell>
          <table:table-cell table:style-name="DayInYearSaturday" table:formula="of:=BASE(DECIMAL([.Y12];6)+1;6)" office:value-type="string" office:string-value="120" calcext:value-type="string">
            <text:p>120</text:p>
          </table:table-cell>
          <table:table-cell table:style-name="WeekNumberSunday" table:formula="of:=[.Z12]" office:value-type="string" office:string-value="11" calcext:value-type="string">
            <text:p>11</text:p>
          </table:table-cell>
          <table:table-cell table:style-name="DayInYearSunday" table:formula="of:=BASE(DECIMAL([.AA12];6)+1;6)" office:value-type="string" office:string-value="121" calcext:value-type="string">
            <text:p>121</text:p>
          </table:table-cell>
          <table:table-cell/>
          <table:table-cell table:style-name="WeekNumberMonday" table:formula="of:=BASE(DECIMAL([.AE9];6)+1;6)" office:value-type="string" office:string-value="20" calcext:value-type="string">
            <text:p>20</text:p>
          </table:table-cell>
          <table:table-cell table:style-name="DayInYear" table:formula="of:=BASE(DECIMAL([.AR9];6)+1;6)" office:value-type="string" office:string-value="210" calcext:value-type="string">
            <text:p>210</text:p>
          </table:table-cell>
          <table:table-cell table:style-name="WeekNumber" table:formula="of:=[.AE12]" office:value-type="string" office:string-value="20" calcext:value-type="string">
            <text:p>20</text:p>
          </table:table-cell>
          <table:table-cell table:style-name="DayInYear" table:formula="of:=BASE(DECIMAL([.AF12];6)+1;6)" office:value-type="string" office:string-value="211" calcext:value-type="string">
            <text:p>211</text:p>
          </table:table-cell>
          <table:table-cell table:style-name="WeekNumber" table:formula="of:=[.AG12]" office:value-type="string" office:string-value="20" calcext:value-type="string">
            <text:p>20</text:p>
          </table:table-cell>
          <table:table-cell table:style-name="DayInYear" table:formula="of:=BASE(DECIMAL([.AH12];6)+1;6)" office:value-type="string" office:string-value="212" calcext:value-type="string">
            <text:p>212</text:p>
          </table:table-cell>
          <table:table-cell table:style-name="WeekNumber" table:formula="of:=[.AI12]" office:value-type="string" office:string-value="20" calcext:value-type="string">
            <text:p>20</text:p>
          </table:table-cell>
          <table:table-cell table:style-name="DayInYear" table:formula="of:=BASE(DECIMAL([.AJ12];6)+1;6)" office:value-type="string" office:string-value="213" calcext:value-type="string">
            <text:p>213</text:p>
          </table:table-cell>
          <table:table-cell table:style-name="WeekNumber" table:formula="of:=[.AK12]" office:value-type="string" office:string-value="20" calcext:value-type="string">
            <text:p>20</text:p>
          </table:table-cell>
          <table:table-cell table:style-name="DayInYear" table:formula="of:=BASE(DECIMAL([.AL12];6)+1;6)" office:value-type="string" office:string-value="214" calcext:value-type="string">
            <text:p>214</text:p>
          </table:table-cell>
          <table:table-cell table:style-name="WeekNumberSaturday" table:formula="of:=[.AM12]" office:value-type="string" office:string-value="20" calcext:value-type="string">
            <text:p>20</text:p>
          </table:table-cell>
          <table:table-cell table:style-name="DayInYearSaturday" table:formula="of:=BASE(DECIMAL([.AN12];6)+1;6)" office:value-type="string" office:string-value="215" calcext:value-type="string">
            <text:p>215</text:p>
          </table:table-cell>
          <table:table-cell table:style-name="WeekNumberSunday" table:formula="of:=[.AO12]" office:value-type="string" office:string-value="20" calcext:value-type="string">
            <text:p>20</text:p>
          </table:table-cell>
          <table:table-cell table:style-name="DayInYearSunday" table:formula="of:=BASE(DECIMAL([.AP12];6)+1;6)" office:value-type="string" office:string-value="220" calcext:value-type="string">
            <text:p>220</text:p>
          </table:table-cell>
        </table:table-row>
        <table:table-row table:style-name="ro6">
          <table:table-cell table:style-name="DayInMonthMonday" table:formula="of:=BASE(DECIMAL([.M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10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13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13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13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13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13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13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11]+1" office:value-type="date" office:date-value="2023-01-16" calcext:value-type="date" table:number-columns-spanned="2" table:number-rows-spanned="1">
            <text:p>2023-01-16</text:p>
          </table:table-cell>
          <table:covered-table-cell/>
          <table:table-cell table:style-name="GregorianDate" table:formula="of:=[.A14]+1" office:value-type="date" office:date-value="2023-01-17" calcext:value-type="date" table:number-columns-spanned="2" table:number-rows-spanned="1">
            <text:p>2023-01-17</text:p>
          </table:table-cell>
          <table:covered-table-cell/>
          <table:table-cell table:style-name="GregorianDate" table:formula="of:=[.C14]+1" office:value-type="date" office:date-value="2023-01-18" calcext:value-type="date" table:number-columns-spanned="2" table:number-rows-spanned="1">
            <text:p>2023-01-18</text:p>
          </table:table-cell>
          <table:covered-table-cell/>
          <table:table-cell table:style-name="GregorianDate" table:formula="of:=[.E14]+1" office:value-type="date" office:date-value="2023-01-19" calcext:value-type="date" table:number-columns-spanned="2" table:number-rows-spanned="1">
            <text:p>2023-01-19</text:p>
          </table:table-cell>
          <table:covered-table-cell/>
          <table:table-cell table:style-name="GregorianDate" table:formula="of:=[.G14]+1" office:value-type="date" office:date-value="2023-01-20" calcext:value-type="date" table:number-columns-spanned="2" table:number-rows-spanned="1">
            <text:p>2023-01-20</text:p>
          </table:table-cell>
          <table:covered-table-cell/>
          <table:table-cell table:style-name="GregorianDateSaturday" table:formula="of:=[.I14]+1" office:value-type="date" office:date-value="2023-01-21" calcext:value-type="date" table:number-columns-spanned="2" table:number-rows-spanned="1">
            <text:p>2023-01-21</text:p>
          </table:table-cell>
          <table:covered-table-cell/>
          <table:table-cell table:style-name="GregorianDateSunday" table:formula="of:=[.K14]+1" office:value-type="date" office:date-value="2023-01-22" calcext:value-type="date" table:number-columns-spanned="2" table:number-rows-spanned="1">
            <text:p>2023-01-22</text:p>
          </table:table-cell>
          <table:covered-table-cell/>
          <table:table-cell/>
          <table:table-cell table:style-name="GregorianDateMonday" table:formula="of:=[.AB11]+1" office:value-type="date" office:date-value="2023-02-13" calcext:value-type="date" table:number-columns-spanned="2" table:number-rows-spanned="1">
            <text:p>2023-02-13</text:p>
          </table:table-cell>
          <table:covered-table-cell/>
          <table:table-cell table:style-name="GregorianDate" table:formula="of:=[.P14]+1" office:value-type="date" office:date-value="2023-02-14" calcext:value-type="date" table:number-columns-spanned="2" table:number-rows-spanned="1">
            <text:p>2023-02-14</text:p>
          </table:table-cell>
          <table:covered-table-cell/>
          <table:table-cell table:style-name="GregorianDate" table:formula="of:=[.R14]+1" office:value-type="date" office:date-value="2023-02-15" calcext:value-type="date" table:number-columns-spanned="2" table:number-rows-spanned="1">
            <text:p>2023-02-15</text:p>
          </table:table-cell>
          <table:covered-table-cell/>
          <table:table-cell table:style-name="GregorianDateHalfQuarter" table:formula="of:=[.T14]+1" office:value-type="date" office:date-value="2023-02-16" calcext:value-type="date" table:number-columns-spanned="2" table:number-rows-spanned="1">
            <text:p>2023-02-16</text:p>
          </table:table-cell>
          <table:covered-table-cell/>
          <table:table-cell table:style-name="GregorianDate" table:formula="of:=[.V14]+1" office:value-type="date" office:date-value="2023-02-17" calcext:value-type="date" table:number-columns-spanned="2" table:number-rows-spanned="1">
            <text:p>2023-02-17</text:p>
          </table:table-cell>
          <table:covered-table-cell/>
          <table:table-cell table:style-name="GregorianDateSaturday" table:formula="of:=[.X14]+1" office:value-type="date" office:date-value="2023-02-18" calcext:value-type="date" table:number-columns-spanned="2" table:number-rows-spanned="1">
            <text:p>2023-02-18</text:p>
          </table:table-cell>
          <table:covered-table-cell/>
          <table:table-cell table:style-name="GregorianDateSunday" table:formula="of:=[.Z14]+1" office:value-type="date" office:date-value="2023-02-19" calcext:value-type="date" table:number-columns-spanned="2" table:number-rows-spanned="1">
            <text:p>2023-02-19</text:p>
          </table:table-cell>
          <table:covered-table-cell/>
          <table:table-cell/>
          <table:table-cell table:style-name="GregorianDateMonday" table:formula="of:=[.AQ11]+1" office:value-type="date" office:date-value="2023-03-20" calcext:value-type="date" table:number-columns-spanned="2" table:number-rows-spanned="1">
            <text:p>2023-03-20</text:p>
          </table:table-cell>
          <table:covered-table-cell/>
          <table:table-cell table:style-name="GregorianDate" table:formula="of:=[.AE14]+1" office:value-type="date" office:date-value="2023-03-21" calcext:value-type="date" table:number-columns-spanned="2" table:number-rows-spanned="1">
            <text:p>2023-03-21</text:p>
          </table:table-cell>
          <table:covered-table-cell/>
          <table:table-cell table:style-name="GregorianDate" table:formula="of:=[.AG14]+1" office:value-type="date" office:date-value="2023-03-22" calcext:value-type="date" table:number-columns-spanned="2" table:number-rows-spanned="1">
            <text:p>2023-03-22</text:p>
          </table:table-cell>
          <table:covered-table-cell/>
          <table:table-cell table:style-name="GregorianDate" table:formula="of:=[.AI14]+1" office:value-type="date" office:date-value="2023-03-23" calcext:value-type="date" table:number-columns-spanned="2" table:number-rows-spanned="1">
            <text:p>2023-03-23</text:p>
          </table:table-cell>
          <table:covered-table-cell/>
          <table:table-cell table:style-name="GregorianDate" table:formula="of:=[.AK14]+1" office:value-type="date" office:date-value="2023-03-24" calcext:value-type="date" table:number-columns-spanned="2" table:number-rows-spanned="1">
            <text:p>2023-03-24</text:p>
          </table:table-cell>
          <table:covered-table-cell/>
          <table:table-cell table:style-name="GregorianDateSaturday" table:formula="of:=[.AM14]+1" office:value-type="date" office:date-value="2023-03-25" calcext:value-type="date" table:number-columns-spanned="2" table:number-rows-spanned="1">
            <text:p>2023-03-25</text:p>
          </table:table-cell>
          <table:covered-table-cell/>
          <table:table-cell table:style-name="GregorianDateSunday" table:formula="of:=[.AO14]+1" office:value-type="date" office:date-value="2023-03-26" calcext:value-type="date" table:number-columns-spanned="2" table:number-rows-spanned="1">
            <text:p>2023-03-26</text:p>
          </table:table-cell>
          <table:covered-table-cell/>
        </table:table-row>
        <table:table-row table:style-name="ro5">
          <table:table-cell table:style-name="WeekNumberMonday" table:formula="of:=BASE(DECIMAL([.A12];6)+1;6)" office:value-type="string" office:string-value="4" calcext:value-type="string">
            <text:p>4</text:p>
          </table:table-cell>
          <table:table-cell table:style-name="DayInYear" table:formula="of:=BASE(DECIMAL([.N12];6)+1;6)" office:value-type="string" office:string-value="34" calcext:value-type="string">
            <text:p>34</text:p>
          </table:table-cell>
          <table:table-cell table:style-name="WeekNumber" table:formula="of:=[.A15]" office:value-type="string" office:string-value="4" calcext:value-type="string">
            <text:p>4</text:p>
          </table:table-cell>
          <table:table-cell table:style-name="DayInYear" table:formula="of:=BASE(DECIMAL([.B15];6)+1;6)" office:value-type="string" office:string-value="35" calcext:value-type="string">
            <text:p>35</text:p>
          </table:table-cell>
          <table:table-cell table:style-name="WeekNumber" table:formula="of:=[.C15]" office:value-type="string" office:string-value="4" calcext:value-type="string">
            <text:p>4</text:p>
          </table:table-cell>
          <table:table-cell table:style-name="DayInYear" table:formula="of:=BASE(DECIMAL([.D15];6)+1;6)" office:value-type="string" office:string-value="40" calcext:value-type="string">
            <text:p>40</text:p>
          </table:table-cell>
          <table:table-cell table:style-name="WeekNumber" table:formula="of:=[.E15]" office:value-type="string" office:string-value="4" calcext:value-type="string">
            <text:p>4</text:p>
          </table:table-cell>
          <table:table-cell table:style-name="DayInYear" table:formula="of:=BASE(DECIMAL([.F15];6)+1;6)" office:value-type="string" office:string-value="41" calcext:value-type="string">
            <text:p>41</text:p>
          </table:table-cell>
          <table:table-cell table:style-name="WeekNumber" table:formula="of:=[.G15]" office:value-type="string" office:string-value="4" calcext:value-type="string">
            <text:p>4</text:p>
          </table:table-cell>
          <table:table-cell table:style-name="DayInYear" table:formula="of:=BASE(DECIMAL([.H15];6)+1;6)" office:value-type="string" office:string-value="42" calcext:value-type="string">
            <text:p>42</text:p>
          </table:table-cell>
          <table:table-cell table:style-name="WeekNumberSaturday" table:formula="of:=[.I15]" office:value-type="string" office:string-value="4" calcext:value-type="string">
            <text:p>4</text:p>
          </table:table-cell>
          <table:table-cell table:style-name="DayInYearSaturday" table:formula="of:=BASE(DECIMAL([.J15];6)+1;6)" office:value-type="string" office:string-value="43" calcext:value-type="string">
            <text:p>43</text:p>
          </table:table-cell>
          <table:table-cell table:style-name="WeekNumberSunday" table:formula="of:=[.K15]" office:value-type="string" office:string-value="4" calcext:value-type="string">
            <text:p>4</text:p>
          </table:table-cell>
          <table:table-cell table:style-name="DayInYearSunday" table:formula="of:=BASE(DECIMAL([.L15];6)+1;6)" office:value-type="string" office:string-value="44" calcext:value-type="string">
            <text:p>44</text:p>
          </table:table-cell>
          <table:table-cell/>
          <table:table-cell table:style-name="WeekNumberMonday" table:formula="of:=BASE(DECIMAL([.P12];6)+1;6)" office:value-type="string" office:string-value="12" calcext:value-type="string">
            <text:p>12</text:p>
          </table:table-cell>
          <table:table-cell table:style-name="DayInYear" table:formula="of:=BASE(DECIMAL([.AC12];6)+1;6)" office:value-type="string" office:string-value="122" calcext:value-type="string">
            <text:p>122</text:p>
          </table:table-cell>
          <table:table-cell table:style-name="WeekNumber" table:formula="of:=[.P15]" office:value-type="string" office:string-value="12" calcext:value-type="string">
            <text:p>12</text:p>
          </table:table-cell>
          <table:table-cell table:style-name="DayInYear" table:formula="of:=BASE(DECIMAL([.Q15];6)+1;6)" office:value-type="string" office:string-value="123" calcext:value-type="string">
            <text:p>123</text:p>
          </table:table-cell>
          <table:table-cell table:style-name="WeekNumber" table:formula="of:=[.R15]" office:value-type="string" office:string-value="12" calcext:value-type="string">
            <text:p>12</text:p>
          </table:table-cell>
          <table:table-cell table:style-name="DayInYear" table:formula="of:=BASE(DECIMAL([.S15];6)+1;6)" office:value-type="string" office:string-value="124" calcext:value-type="string">
            <text:p>124</text:p>
          </table:table-cell>
          <table:table-cell table:style-name="WeekNumber" table:formula="of:=[.T15]" office:value-type="string" office:string-value="12" calcext:value-type="string">
            <text:p>12</text:p>
          </table:table-cell>
          <table:table-cell table:style-name="DayInYear" table:formula="of:=BASE(DECIMAL([.U15];6)+1;6)" office:value-type="string" office:string-value="125" calcext:value-type="string">
            <text:p>125</text:p>
          </table:table-cell>
          <table:table-cell table:style-name="WeekNumber" table:formula="of:=[.V15]" office:value-type="string" office:string-value="12" calcext:value-type="string">
            <text:p>12</text:p>
          </table:table-cell>
          <table:table-cell table:style-name="DayInYear" table:formula="of:=BASE(DECIMAL([.W15];6)+1;6)" office:value-type="string" office:string-value="130" calcext:value-type="string">
            <text:p>130</text:p>
          </table:table-cell>
          <table:table-cell table:style-name="WeekNumberSaturday" table:formula="of:=[.X15]" office:value-type="string" office:string-value="12" calcext:value-type="string">
            <text:p>12</text:p>
          </table:table-cell>
          <table:table-cell table:style-name="DayInYearSaturday" table:formula="of:=BASE(DECIMAL([.Y15];6)+1;6)" office:value-type="string" office:string-value="131" calcext:value-type="string">
            <text:p>131</text:p>
          </table:table-cell>
          <table:table-cell table:style-name="WeekNumberSunday" table:formula="of:=[.Z15]" office:value-type="string" office:string-value="12" calcext:value-type="string">
            <text:p>12</text:p>
          </table:table-cell>
          <table:table-cell table:style-name="DayInYearSunday" table:formula="of:=BASE(DECIMAL([.AA15];6)+1;6)" office:value-type="string" office:string-value="132" calcext:value-type="string">
            <text:p>132</text:p>
          </table:table-cell>
          <table:table-cell/>
          <table:table-cell table:style-name="WeekNumberMonday" table:formula="of:=BASE(DECIMAL([.AE12];6)+1;6)" office:value-type="string" office:string-value="21" calcext:value-type="string">
            <text:p>21</text:p>
          </table:table-cell>
          <table:table-cell table:style-name="DayInYear" table:formula="of:=BASE(DECIMAL([.AR12];6)+1;6)" office:value-type="string" office:string-value="221" calcext:value-type="string">
            <text:p>221</text:p>
          </table:table-cell>
          <table:table-cell table:style-name="WeekNumber" table:formula="of:=[.AE15]" office:value-type="string" office:string-value="21" calcext:value-type="string">
            <text:p>21</text:p>
          </table:table-cell>
          <table:table-cell table:style-name="DayInYear" table:formula="of:=BASE(DECIMAL([.AF15];6)+1;6)" office:value-type="string" office:string-value="222" calcext:value-type="string">
            <text:p>222</text:p>
          </table:table-cell>
          <table:table-cell table:style-name="WeekNumber" table:formula="of:=[.AG15]" office:value-type="string" office:string-value="21" calcext:value-type="string">
            <text:p>21</text:p>
          </table:table-cell>
          <table:table-cell table:style-name="DayInYear" table:formula="of:=BASE(DECIMAL([.AH15];6)+1;6)" office:value-type="string" office:string-value="223" calcext:value-type="string">
            <text:p>223</text:p>
          </table:table-cell>
          <table:table-cell table:style-name="WeekNumber" table:formula="of:=[.AI15]" office:value-type="string" office:string-value="21" calcext:value-type="string">
            <text:p>21</text:p>
          </table:table-cell>
          <table:table-cell table:style-name="DayInYear" table:formula="of:=BASE(DECIMAL([.AJ15];6)+1;6)" office:value-type="string" office:string-value="224" calcext:value-type="string">
            <text:p>224</text:p>
          </table:table-cell>
          <table:table-cell table:style-name="WeekNumber" table:formula="of:=[.AK15]" office:value-type="string" office:string-value="21" calcext:value-type="string">
            <text:p>21</text:p>
          </table:table-cell>
          <table:table-cell table:style-name="DayInYear" table:formula="of:=BASE(DECIMAL([.AL15];6)+1;6)" office:value-type="string" office:string-value="225" calcext:value-type="string">
            <text:p>225</text:p>
          </table:table-cell>
          <table:table-cell table:style-name="WeekNumberSaturday" table:formula="of:=[.AM15]" office:value-type="string" office:string-value="21" calcext:value-type="string">
            <text:p>21</text:p>
          </table:table-cell>
          <table:table-cell table:style-name="DayInYearSaturday" table:formula="of:=BASE(DECIMAL([.AN15];6)+1;6)" office:value-type="string" office:string-value="230" calcext:value-type="string">
            <text:p>230</text:p>
          </table:table-cell>
          <table:table-cell table:style-name="WeekNumberSunday" table:formula="of:=[.AO15]" office:value-type="string" office:string-value="21" calcext:value-type="string">
            <text:p>21</text:p>
          </table:table-cell>
          <table:table-cell table:style-name="DayInYearSunday" table:formula="of:=BASE(DECIMAL([.AP15];6)+1;6)" office:value-type="string" office:string-value="231" calcext:value-type="string">
            <text:p>231</text:p>
          </table:table-cell>
        </table:table-row>
        <table:table-row table:style-name="ro6">
          <table:table-cell table:style-name="DayInMonthMonday" table:formula="of:=BASE(DECIMAL([.M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13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16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16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16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16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16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16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14]+1" office:value-type="date" office:date-value="2023-01-23" calcext:value-type="date" table:number-columns-spanned="2" table:number-rows-spanned="1">
            <text:p>2023-01-23</text:p>
          </table:table-cell>
          <table:covered-table-cell/>
          <table:table-cell table:style-name="GregorianDate" table:formula="of:=[.A17]+1" office:value-type="date" office:date-value="2023-01-24" calcext:value-type="date" table:number-columns-spanned="2" table:number-rows-spanned="1">
            <text:p>2023-01-24</text:p>
          </table:table-cell>
          <table:covered-table-cell/>
          <table:table-cell table:style-name="GregorianDate" table:formula="of:=[.C17]+1" office:value-type="date" office:date-value="2023-01-25" calcext:value-type="date" table:number-columns-spanned="2" table:number-rows-spanned="1">
            <text:p>2023-01-25</text:p>
          </table:table-cell>
          <table:covered-table-cell/>
          <table:table-cell table:style-name="GregorianDate" table:formula="of:=[.E17]+1" office:value-type="date" office:date-value="2023-01-26" calcext:value-type="date" table:number-columns-spanned="2" table:number-rows-spanned="1">
            <text:p>2023-01-26</text:p>
          </table:table-cell>
          <table:covered-table-cell/>
          <table:table-cell table:style-name="GregorianDate" table:formula="of:=[.G17]+1" office:value-type="date" office:date-value="2023-01-27" calcext:value-type="date" table:number-columns-spanned="2" table:number-rows-spanned="1">
            <text:p>2023-01-27</text:p>
          </table:table-cell>
          <table:covered-table-cell/>
          <table:table-cell table:style-name="GregorianDateSaturday" table:formula="of:=[.I17]+1" office:value-type="date" office:date-value="2023-01-28" calcext:value-type="date" table:number-columns-spanned="2" table:number-rows-spanned="1">
            <text:p>2023-01-28</text:p>
          </table:table-cell>
          <table:covered-table-cell/>
          <table:table-cell table:style-name="GregorianDateSunday" table:formula="of:=[.K17]+1" office:value-type="date" office:date-value="2023-01-29" calcext:value-type="date" table:number-columns-spanned="2" table:number-rows-spanned="1">
            <text:p>2023-01-29</text:p>
          </table:table-cell>
          <table:covered-table-cell/>
          <table:table-cell/>
          <table:table-cell table:style-name="GregorianDateMonday" table:formula="of:=[.AB14]+1" office:value-type="date" office:date-value="2023-02-20" calcext:value-type="date" table:number-columns-spanned="2" table:number-rows-spanned="1">
            <text:p>2023-02-20</text:p>
          </table:table-cell>
          <table:covered-table-cell/>
          <table:table-cell table:style-name="GregorianDate" table:formula="of:=[.P17]+1" office:value-type="date" office:date-value="2023-02-21" calcext:value-type="date" table:number-columns-spanned="2" table:number-rows-spanned="1">
            <text:p>2023-02-21</text:p>
          </table:table-cell>
          <table:covered-table-cell/>
          <table:table-cell table:style-name="GregorianDate" table:formula="of:=[.R17]+1" office:value-type="date" office:date-value="2023-02-22" calcext:value-type="date" table:number-columns-spanned="2" table:number-rows-spanned="1">
            <text:p>2023-02-22</text:p>
          </table:table-cell>
          <table:covered-table-cell/>
          <table:table-cell table:style-name="GregorianDate" table:formula="of:=[.T17]+1" office:value-type="date" office:date-value="2023-02-23" calcext:value-type="date" table:number-columns-spanned="2" table:number-rows-spanned="1">
            <text:p>2023-02-23</text:p>
          </table:table-cell>
          <table:covered-table-cell/>
          <table:table-cell table:style-name="GregorianDate" table:formula="of:=[.V17]+1" office:value-type="date" office:date-value="2023-02-24" calcext:value-type="date" table:number-columns-spanned="2" table:number-rows-spanned="1">
            <text:p>2023-02-24</text:p>
          </table:table-cell>
          <table:covered-table-cell/>
          <table:table-cell table:style-name="GregorianDateSaturday" table:formula="of:=[.X17]+1" office:value-type="date" office:date-value="2023-02-25" calcext:value-type="date" table:number-columns-spanned="2" table:number-rows-spanned="1">
            <text:p>2023-02-25</text:p>
          </table:table-cell>
          <table:covered-table-cell/>
          <table:table-cell table:style-name="GregorianDateSunday" table:formula="of:=[.Z17]+1" office:value-type="date" office:date-value="2023-02-26" calcext:value-type="date" table:number-columns-spanned="2" table:number-rows-spanned="1">
            <text:p>2023-02-26</text:p>
          </table:table-cell>
          <table:covered-table-cell/>
          <table:table-cell/>
          <table:table-cell table:style-name="GregorianDateMonday" table:formula="of:=[.AQ14]+1" office:value-type="date" office:date-value="2023-03-27" calcext:value-type="date" table:number-columns-spanned="2" table:number-rows-spanned="1">
            <text:p>2023-03-27</text:p>
          </table:table-cell>
          <table:covered-table-cell/>
          <table:table-cell table:style-name="GregorianDate" table:formula="of:=[.AE17]+1" office:value-type="date" office:date-value="2023-03-28" calcext:value-type="date" table:number-columns-spanned="2" table:number-rows-spanned="1">
            <text:p>2023-03-28</text:p>
          </table:table-cell>
          <table:covered-table-cell/>
          <table:table-cell table:style-name="GregorianDate" table:formula="of:=[.AG17]+1" office:value-type="date" office:date-value="2023-03-29" calcext:value-type="date" table:number-columns-spanned="2" table:number-rows-spanned="1">
            <text:p>2023-03-29</text:p>
          </table:table-cell>
          <table:covered-table-cell/>
          <table:table-cell table:style-name="GregorianDate" table:formula="of:=[.AI17]+1" office:value-type="date" office:date-value="2023-03-30" calcext:value-type="date" table:number-columns-spanned="2" table:number-rows-spanned="1">
            <text:p>2023-03-30</text:p>
          </table:table-cell>
          <table:covered-table-cell/>
          <table:table-cell table:style-name="GregorianDate" table:formula="of:=[.AK17]+1" office:value-type="date" office:date-value="2023-03-31" calcext:value-type="date" table:number-columns-spanned="2" table:number-rows-spanned="1">
            <text:p>2023-03-31</text:p>
          </table:table-cell>
          <table:covered-table-cell/>
          <table:table-cell table:style-name="GregorianDateSaturday" table:formula="of:=[.AM17]+1" office:value-type="date" office:date-value="2023-04-01" calcext:value-type="date" table:number-columns-spanned="2" table:number-rows-spanned="1">
            <text:p>2023-04-01</text:p>
          </table:table-cell>
          <table:covered-table-cell/>
          <table:table-cell table:style-name="GregorianDateSunday" table:formula="of:=[.AO17]+1" office:value-type="date" office:date-value="2023-04-02" calcext:value-type="date" table:number-columns-spanned="2" table:number-rows-spanned="1">
            <text:p>2023-04-02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15];6)+1;6)" office:value-type="string" office:string-value="13" calcext:value-type="string">
            <text:p>13</text:p>
          </table:table-cell>
          <table:table-cell table:style-name="DayInYear" table:formula="of:=BASE(DECIMAL([.AC15];6)+1;6)" office:value-type="string" office:string-value="133" calcext:value-type="string">
            <text:p>133</text:p>
          </table:table-cell>
          <table:table-cell table:style-name="WeekNumber" table:formula="of:=[.P18]" office:value-type="string" office:string-value="13" calcext:value-type="string">
            <text:p>13</text:p>
          </table:table-cell>
          <table:table-cell table:style-name="DayInYear" table:formula="of:=BASE(DECIMAL([.Q18];6)+1;6)" office:value-type="string" office:string-value="134" calcext:value-type="string">
            <text:p>134</text:p>
          </table:table-cell>
          <table:table-cell table:style-name="WeekNumber" table:formula="of:=[.R18]" office:value-type="string" office:string-value="13" calcext:value-type="string">
            <text:p>13</text:p>
          </table:table-cell>
          <table:table-cell table:style-name="DayInYear" table:formula="of:=BASE(DECIMAL([.S18];6)+1;6)" office:value-type="string" office:string-value="135" calcext:value-type="string">
            <text:p>135</text:p>
          </table:table-cell>
          <table:table-cell table:style-name="WeekNumber" table:formula="of:=[.T18]" office:value-type="string" office:string-value="13" calcext:value-type="string">
            <text:p>13</text:p>
          </table:table-cell>
          <table:table-cell table:style-name="DayInYear" table:formula="of:=BASE(DECIMAL([.U18];6)+1;6)" office:value-type="string" office:string-value="140" calcext:value-type="string">
            <text:p>140</text:p>
          </table:table-cell>
          <table:table-cell table:style-name="WeekNumber" table:formula="of:=[.V18]" office:value-type="string" office:string-value="13" calcext:value-type="string">
            <text:p>13</text:p>
          </table:table-cell>
          <table:table-cell table:style-name="DayInYear" table:formula="of:=BASE(DECIMAL([.W18];6)+1;6)" office:value-type="string" office:string-value="141" calcext:value-type="string">
            <text:p>141</text:p>
          </table:table-cell>
          <table:table-cell table:style-name="WeekNumberSaturday" table:formula="of:=[.X18]" office:value-type="string" office:string-value="13" calcext:value-type="string">
            <text:p>13</text:p>
          </table:table-cell>
          <table:table-cell table:style-name="DayInYearSaturday" table:formula="of:=BASE(DECIMAL([.Y18];6)+1;6)" office:value-type="string" office:string-value="142" calcext:value-type="string">
            <text:p>142</text:p>
          </table:table-cell>
          <table:table-cell table:style-name="WeekNumberSunday" table:formula="of:=[.Z18]" office:value-type="string" office:string-value="13" calcext:value-type="string">
            <text:p>13</text:p>
          </table:table-cell>
          <table:table-cell table:style-name="DayInYearSunday" table:formula="of:=BASE(DECIMAL([.AA18];6)+1;6)" office:value-type="string" office:string-value="143" calcext:value-type="string">
            <text:p>143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16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19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19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19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19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19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19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17]+1" office:value-type="date" office:date-value="2023-02-27" calcext:value-type="date" table:number-columns-spanned="2" table:number-rows-spanned="1">
            <text:p>2023-02-27</text:p>
          </table:table-cell>
          <table:covered-table-cell/>
          <table:table-cell table:style-name="GregorianDate" table:formula="of:=[.P20]+1" office:value-type="date" office:date-value="2023-02-28" calcext:value-type="date" table:number-columns-spanned="2" table:number-rows-spanned="1">
            <text:p>2023-02-28</text:p>
          </table:table-cell>
          <table:covered-table-cell/>
          <table:table-cell table:style-name="GregorianDate" table:formula="of:=[.R20]+1" office:value-type="date" office:date-value="2023-03-01" calcext:value-type="date" table:number-columns-spanned="2" table:number-rows-spanned="1">
            <text:p>2023-03-01</text:p>
          </table:table-cell>
          <table:covered-table-cell/>
          <table:table-cell table:style-name="GregorianDate" table:formula="of:=[.T20]+1" office:value-type="date" office:date-value="2023-03-02" calcext:value-type="date" table:number-columns-spanned="2" table:number-rows-spanned="1">
            <text:p>2023-03-02</text:p>
          </table:table-cell>
          <table:covered-table-cell/>
          <table:table-cell table:style-name="GregorianDate" table:formula="of:=[.V20]+1" office:value-type="date" office:date-value="2023-03-03" calcext:value-type="date" table:number-columns-spanned="2" table:number-rows-spanned="1">
            <text:p>2023-03-03</text:p>
          </table:table-cell>
          <table:covered-table-cell/>
          <table:table-cell table:style-name="GregorianDateSaturday" table:formula="of:=[.X20]+1" office:value-type="date" office:date-value="2023-03-04" calcext:value-type="date" table:number-columns-spanned="2" table:number-rows-spanned="1">
            <text:p>2023-03-04</text:p>
          </table:table-cell>
          <table:covered-table-cell/>
          <table:table-cell table:style-name="GregorianDateSunday" table:formula="of:=[.Z20]+1" office:value-type="date" office:date-value="2023-03-05" calcext:value-type="date" table:number-columns-spanned="2" table:number-rows-spanned="1">
            <text:p>2023-03-05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Spring" table:formula="of:=[.G32]" office:value-type="date" office:date-value="2023-04-20" calcext:value-type="date" table:number-columns-spanned="12" table:number-rows-spanned="1">
            <text:p>April</text:p>
          </table:table-cell>
          <table:covered-table-cell table:number-columns-repeated="11" table:style-name="MonthAutumn"/>
          <table:table-cell table:style-name="ce16" table:formula="of:=BASE(MONTH([.G32]);6)" office:value-type="string" office:string-value="4" calcext:value-type="string" table:number-columns-spanned="2" table:number-rows-spanned="1">
            <text:p>4</text:p>
          </table:table-cell>
          <table:covered-table-cell table:style-name="MonthAutumn"/>
          <table:table-cell/>
          <table:table-cell table:style-name="MonthSpring" table:formula="of:=[.V32]" office:value-type="date" office:date-value="2023-05-18" calcext:value-type="date" table:number-columns-spanned="12" table:number-rows-spanned="1">
            <text:p>May</text:p>
          </table:table-cell>
          <table:covered-table-cell table:number-columns-repeated="11" table:style-name="MonthAutumn"/>
          <table:table-cell table:style-name="ce16" table:formula="of:=BASE(MONTH([.V32]);6)" office:value-type="string" office:string-value="5" calcext:value-type="string" table:number-columns-spanned="2" table:number-rows-spanned="1">
            <text:p>5</text:p>
          </table:table-cell>
          <table:covered-table-cell table:style-name="MonthAutumn"/>
          <table:table-cell/>
          <table:table-cell table:style-name="MonthSummer" table:formula="of:=[.AK32]" office:value-type="date" office:date-value="2023-06-22" calcext:value-type="date" table:number-columns-spanned="12" table:number-rows-spanned="1">
            <text:p>June</text:p>
          </table:table-cell>
          <table:covered-table-cell table:number-columns-repeated="11" table:style-name="MonthWinter"/>
          <table:table-cell table:style-name="ce21" table:formula="of:=BASE(MONTH([.AK32]);6)" office:value-type="string" office:string-value="10" calcext:value-type="string" table:number-columns-spanned="2" table:number-rows-spanned="1">
            <text:p>10</text:p>
          </table:table-cell>
          <table:covered-table-cell table:style-name="MonthWinter"/>
        </table:table-row>
        <table:table-row table:style-name="ro4">
          <table:table-cell table:style-name="WeekDay" table:formula="of:=[.A26]" office:value-type="date" office:date-value="2023-04-03" calcext:value-type="date" table:number-columns-spanned="2" table:number-rows-spanned="1">
            <text:p>Mon</text:p>
          </table:table-cell>
          <table:covered-table-cell/>
          <table:table-cell table:style-name="WeekDay" table:formula="of:=[.C26]" office:value-type="date" office:date-value="2023-04-04" calcext:value-type="date" table:number-columns-spanned="2" table:number-rows-spanned="1">
            <text:p>Tue</text:p>
          </table:table-cell>
          <table:covered-table-cell/>
          <table:table-cell table:style-name="WeekDay" table:formula="of:=[.E26]" office:value-type="date" office:date-value="2023-04-05" calcext:value-type="date" table:number-columns-spanned="2" table:number-rows-spanned="1">
            <text:p>Wed</text:p>
          </table:table-cell>
          <table:covered-table-cell/>
          <table:table-cell table:style-name="WeekDay" table:formula="of:=[.G26]" office:value-type="date" office:date-value="2023-04-06" calcext:value-type="date" table:number-columns-spanned="2" table:number-rows-spanned="1">
            <text:p>Thu</text:p>
          </table:table-cell>
          <table:covered-table-cell/>
          <table:table-cell table:style-name="WeekDay" table:formula="of:=[.I26]" office:value-type="date" office:date-value="2023-04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26]" office:value-type="date" office:date-value="2023-04-08" calcext:value-type="date" table:number-columns-spanned="2" table:number-rows-spanned="1">
            <text:p>Sat</text:p>
          </table:table-cell>
          <table:covered-table-cell/>
          <table:table-cell table:style-name="WeekdaySunday" table:formula="of:=[.M26]" office:value-type="date" office:date-value="2023-04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26]" office:value-type="date" office:date-value="2023-05-01" calcext:value-type="date" table:number-columns-spanned="2" table:number-rows-spanned="1">
            <text:p>Mon</text:p>
          </table:table-cell>
          <table:covered-table-cell/>
          <table:table-cell table:style-name="WeekDay" table:formula="of:=[.R26]" office:value-type="date" office:date-value="2023-05-02" calcext:value-type="date" table:number-columns-spanned="2" table:number-rows-spanned="1">
            <text:p>Tue</text:p>
          </table:table-cell>
          <table:covered-table-cell/>
          <table:table-cell table:style-name="WeekDay" table:formula="of:=[.T26]" office:value-type="date" office:date-value="2023-05-03" calcext:value-type="date" table:number-columns-spanned="2" table:number-rows-spanned="1">
            <text:p>Wed</text:p>
          </table:table-cell>
          <table:covered-table-cell/>
          <table:table-cell table:style-name="WeekDay" table:formula="of:=[.V26]" office:value-type="date" office:date-value="2023-05-04" calcext:value-type="date" table:number-columns-spanned="2" table:number-rows-spanned="1">
            <text:p>Thu</text:p>
          </table:table-cell>
          <table:covered-table-cell/>
          <table:table-cell table:style-name="WeekDay" table:formula="of:=[.X26]" office:value-type="date" office:date-value="2023-05-05" calcext:value-type="date" table:number-columns-spanned="2" table:number-rows-spanned="1">
            <text:p>Fri</text:p>
          </table:table-cell>
          <table:covered-table-cell/>
          <table:table-cell table:style-name="WeekdaySaturday" table:formula="of:=[.Z26]" office:value-type="date" office:date-value="2023-05-06" calcext:value-type="date" table:number-columns-spanned="2" table:number-rows-spanned="1">
            <text:p>Sat</text:p>
          </table:table-cell>
          <table:covered-table-cell/>
          <table:table-cell table:style-name="WeekdaySunday" table:formula="of:=[.AB26]" office:value-type="date" office:date-value="2023-05-07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26]" office:value-type="date" office:date-value="2023-06-05" calcext:value-type="date" table:number-columns-spanned="2" table:number-rows-spanned="1">
            <text:p>Mon</text:p>
          </table:table-cell>
          <table:covered-table-cell/>
          <table:table-cell table:style-name="WeekDay" table:formula="of:=[.AG26]" office:value-type="date" office:date-value="2023-06-06" calcext:value-type="date" table:number-columns-spanned="2" table:number-rows-spanned="1">
            <text:p>Tue</text:p>
          </table:table-cell>
          <table:covered-table-cell/>
          <table:table-cell table:style-name="WeekDay" table:formula="of:=[.AI26]" office:value-type="date" office:date-value="2023-06-07" calcext:value-type="date" table:number-columns-spanned="2" table:number-rows-spanned="1">
            <text:p>Wed</text:p>
          </table:table-cell>
          <table:covered-table-cell/>
          <table:table-cell table:style-name="WeekDay" table:formula="of:=[.AK26]" office:value-type="date" office:date-value="2023-06-08" calcext:value-type="date" table:number-columns-spanned="2" table:number-rows-spanned="1">
            <text:p>Thu</text:p>
          </table:table-cell>
          <table:covered-table-cell/>
          <table:table-cell table:style-name="WeekDay" table:formula="of:=[.AM26]" office:value-type="date" office:date-value="2023-06-09" calcext:value-type="date" table:number-columns-spanned="2" table:number-rows-spanned="1">
            <text:p>Fri</text:p>
          </table:table-cell>
          <table:covered-table-cell/>
          <table:table-cell table:style-name="WeekdaySaturday" table:formula="of:=[.AO26]" office:value-type="date" office:date-value="2023-06-10" calcext:value-type="date" table:number-columns-spanned="2" table:number-rows-spanned="1">
            <text:p>Sat</text:p>
          </table:table-cell>
          <table:covered-table-cell/>
          <table:table-cell table:style-name="WeekdaySunday" table:formula="of:=[.AQ26]" office:value-type="date" office:date-value="2023-06-11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15];6)+1;6)" office:value-type="string" office:string-value="22" calcext:value-type="string">
            <text:p>22</text:p>
          </table:table-cell>
          <table:table-cell table:style-name="DayInYear" table:formula="of:=BASE(DECIMAL([.AR15];6)+1;6)" office:value-type="string" office:string-value="232" calcext:value-type="string">
            <text:p>232</text:p>
          </table:table-cell>
          <table:table-cell table:style-name="WeekNumber" table:formula="of:=[.A24]" office:value-type="string" office:string-value="22" calcext:value-type="string">
            <text:p>22</text:p>
          </table:table-cell>
          <table:table-cell table:style-name="DayInYear" table:formula="of:=BASE(DECIMAL([.B24];6)+1;6)" office:value-type="string" office:string-value="233" calcext:value-type="string">
            <text:p>233</text:p>
          </table:table-cell>
          <table:table-cell table:style-name="WeekNumber" table:formula="of:=[.C24]" office:value-type="string" office:string-value="22" calcext:value-type="string">
            <text:p>22</text:p>
          </table:table-cell>
          <table:table-cell table:style-name="DayInYear" table:formula="of:=BASE(DECIMAL([.D24];6)+1;6)" office:value-type="string" office:string-value="234" calcext:value-type="string">
            <text:p>234</text:p>
          </table:table-cell>
          <table:table-cell table:style-name="WeekNumber" table:formula="of:=[.E24]" office:value-type="string" office:string-value="22" calcext:value-type="string">
            <text:p>22</text:p>
          </table:table-cell>
          <table:table-cell table:style-name="DayInYear" table:formula="of:=BASE(DECIMAL([.F24];6)+1;6)" office:value-type="string" office:string-value="235" calcext:value-type="string">
            <text:p>235</text:p>
          </table:table-cell>
          <table:table-cell table:style-name="WeekNumber" table:formula="of:=[.G24]" office:value-type="string" office:string-value="22" calcext:value-type="string">
            <text:p>22</text:p>
          </table:table-cell>
          <table:table-cell table:style-name="DayInYear" table:formula="of:=BASE(DECIMAL([.H24];6)+1;6)" office:value-type="string" office:string-value="240" calcext:value-type="string">
            <text:p>240</text:p>
          </table:table-cell>
          <table:table-cell table:style-name="WeekNumberSaturday" table:formula="of:=[.I24]" office:value-type="string" office:string-value="22" calcext:value-type="string">
            <text:p>22</text:p>
          </table:table-cell>
          <table:table-cell table:style-name="DayInYearSaturday" table:formula="of:=BASE(DECIMAL([.J24];6)+1;6)" office:value-type="string" office:string-value="241" calcext:value-type="string">
            <text:p>241</text:p>
          </table:table-cell>
          <table:table-cell table:style-name="WeekNumberSunday" table:formula="of:=[.K24]" office:value-type="string" office:string-value="22" calcext:value-type="string">
            <text:p>22</text:p>
          </table:table-cell>
          <table:table-cell table:style-name="DayInYearSunday" table:formula="of:=BASE(DECIMAL([.L24];6)+1;6)" office:value-type="string" office:string-value="242" calcext:value-type="string">
            <text:p>242</text:p>
          </table:table-cell>
          <table:table-cell/>
          <table:table-cell table:style-name="WeekNumberMonday" table:formula="of:=BASE(DECIMAL([.A33];6)+1;6)" office:value-type="string" office:string-value="30" calcext:value-type="string">
            <text:p>30</text:p>
          </table:table-cell>
          <table:table-cell table:style-name="DayInYear" table:formula="of:=BASE(DECIMAL([.N33];6)+1;6)" office:value-type="string" office:string-value="320" calcext:value-type="string">
            <text:p>320</text:p>
          </table:table-cell>
          <table:table-cell table:style-name="WeekNumber" table:formula="of:=[.P24]" office:value-type="string" office:string-value="30" calcext:value-type="string">
            <text:p>30</text:p>
          </table:table-cell>
          <table:table-cell table:style-name="DayInYear" table:formula="of:=BASE(DECIMAL([.Q24];6)+1;6)" office:value-type="string" office:string-value="321" calcext:value-type="string">
            <text:p>321</text:p>
          </table:table-cell>
          <table:table-cell table:style-name="WeekNumber" table:formula="of:=[.R24]" office:value-type="string" office:string-value="30" calcext:value-type="string">
            <text:p>30</text:p>
          </table:table-cell>
          <table:table-cell table:style-name="DayInYear" table:formula="of:=BASE(DECIMAL([.S24];6)+1;6)" office:value-type="string" office:string-value="322" calcext:value-type="string">
            <text:p>322</text:p>
          </table:table-cell>
          <table:table-cell table:style-name="WeekNumber" table:formula="of:=[.T24]" office:value-type="string" office:string-value="30" calcext:value-type="string">
            <text:p>30</text:p>
          </table:table-cell>
          <table:table-cell table:style-name="DayInYear" table:formula="of:=BASE(DECIMAL([.U24];6)+1;6)" office:value-type="string" office:string-value="323" calcext:value-type="string">
            <text:p>323</text:p>
          </table:table-cell>
          <table:table-cell table:style-name="WeekNumber" table:formula="of:=[.V24]" office:value-type="string" office:string-value="30" calcext:value-type="string">
            <text:p>30</text:p>
          </table:table-cell>
          <table:table-cell table:style-name="DayInYear" table:formula="of:=BASE(DECIMAL([.W24];6)+1;6)" office:value-type="string" office:string-value="324" calcext:value-type="string">
            <text:p>324</text:p>
          </table:table-cell>
          <table:table-cell table:style-name="WeekNumberSaturday" table:formula="of:=[.X24]" office:value-type="string" office:string-value="30" calcext:value-type="string">
            <text:p>30</text:p>
          </table:table-cell>
          <table:table-cell table:style-name="DayInYearSaturday" table:formula="of:=BASE(DECIMAL([.Y24];6)+1;6)" office:value-type="string" office:string-value="325" calcext:value-type="string">
            <text:p>325</text:p>
          </table:table-cell>
          <table:table-cell table:style-name="WeekNumberSunday" table:formula="of:=[.Z24]" office:value-type="string" office:string-value="30" calcext:value-type="string">
            <text:p>30</text:p>
          </table:table-cell>
          <table:table-cell table:style-name="DayInYearSunday" table:formula="of:=BASE(DECIMAL([.AA24];6)+1;6)" office:value-type="string" office:string-value="330" calcext:value-type="string">
            <text:p>330</text:p>
          </table:table-cell>
          <table:table-cell/>
          <table:table-cell table:style-name="WeekNumberMonday" table:formula="of:=BASE(DECIMAL([.P36];6)+1;6)" office:value-type="string" office:string-value="35" calcext:value-type="string">
            <text:p>35</text:p>
          </table:table-cell>
          <table:table-cell table:style-name="DayInYear" table:formula="of:=BASE(DECIMAL([.AC36];6)+1;6)" office:value-type="string" office:string-value="415" calcext:value-type="string">
            <text:p>415</text:p>
          </table:table-cell>
          <table:table-cell table:style-name="WeekNumber" table:formula="of:=[.AE24]" office:value-type="string" office:string-value="35" calcext:value-type="string">
            <text:p>35</text:p>
          </table:table-cell>
          <table:table-cell table:style-name="DayInYear" table:formula="of:=BASE(DECIMAL([.AF24];6)+1;6)" office:value-type="string" office:string-value="420" calcext:value-type="string">
            <text:p>420</text:p>
          </table:table-cell>
          <table:table-cell table:style-name="WeekNumber" table:formula="of:=[.AG24]" office:value-type="string" office:string-value="35" calcext:value-type="string">
            <text:p>35</text:p>
          </table:table-cell>
          <table:table-cell table:style-name="DayInYear" table:formula="of:=BASE(DECIMAL([.AH24];6)+1;6)" office:value-type="string" office:string-value="421" calcext:value-type="string">
            <text:p>421</text:p>
          </table:table-cell>
          <table:table-cell table:style-name="WeekNumber" table:formula="of:=[.AI24]" office:value-type="string" office:string-value="35" calcext:value-type="string">
            <text:p>35</text:p>
          </table:table-cell>
          <table:table-cell table:style-name="DayInYear" table:formula="of:=BASE(DECIMAL([.AJ24];6)+1;6)" office:value-type="string" office:string-value="422" calcext:value-type="string">
            <text:p>422</text:p>
          </table:table-cell>
          <table:table-cell table:style-name="WeekNumber" table:formula="of:=[.AK24]" office:value-type="string" office:string-value="35" calcext:value-type="string">
            <text:p>35</text:p>
          </table:table-cell>
          <table:table-cell table:style-name="DayInYear" table:formula="of:=BASE(DECIMAL([.AL24];6)+1;6)" office:value-type="string" office:string-value="423" calcext:value-type="string">
            <text:p>423</text:p>
          </table:table-cell>
          <table:table-cell table:style-name="WeekNumberSaturday" table:formula="of:=[.AM24]" office:value-type="string" office:string-value="35" calcext:value-type="string">
            <text:p>35</text:p>
          </table:table-cell>
          <table:table-cell table:style-name="DayInYearSaturday" table:formula="of:=BASE(DECIMAL([.AN24];6)+1;6)" office:value-type="string" office:string-value="424" calcext:value-type="string">
            <text:p>424</text:p>
          </table:table-cell>
          <table:table-cell table:style-name="WeekNumberSunday" table:formula="of:=[.AO24]" office:value-type="string" office:string-value="35" calcext:value-type="string">
            <text:p>35</text:p>
          </table:table-cell>
          <table:table-cell table:style-name="DayInYearSunday" table:formula="of:=BASE(DECIMAL([.AP24];6)+1;6)" office:value-type="string" office:string-value="425" calcext:value-type="string">
            <text:p>425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25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25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25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25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25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25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17]+1" office:value-type="date" office:date-value="2023-04-03" calcext:value-type="date" table:number-columns-spanned="2" table:number-rows-spanned="1">
            <text:p>2023-04-03</text:p>
          </table:table-cell>
          <table:covered-table-cell/>
          <table:table-cell table:style-name="GregorianDate" table:formula="of:=[.A26]+1" office:value-type="date" office:date-value="2023-04-04" calcext:value-type="date" table:number-columns-spanned="2" table:number-rows-spanned="1">
            <text:p>2023-04-04</text:p>
          </table:table-cell>
          <table:covered-table-cell/>
          <table:table-cell table:style-name="GregorianDate" table:formula="of:=[.C26]+1" office:value-type="date" office:date-value="2023-04-05" calcext:value-type="date" table:number-columns-spanned="2" table:number-rows-spanned="1">
            <text:p>2023-04-05</text:p>
          </table:table-cell>
          <table:covered-table-cell/>
          <table:table-cell table:style-name="GregorianDate" table:formula="of:=[.E26]+1" office:value-type="date" office:date-value="2023-04-06" calcext:value-type="date" table:number-columns-spanned="2" table:number-rows-spanned="1">
            <text:p>2023-04-06</text:p>
          </table:table-cell>
          <table:covered-table-cell/>
          <table:table-cell table:style-name="GregorianDate" table:formula="of:=[.G26]+1" office:value-type="date" office:date-value="2023-04-07" calcext:value-type="date" table:number-columns-spanned="2" table:number-rows-spanned="1">
            <text:p>2023-04-07</text:p>
          </table:table-cell>
          <table:covered-table-cell/>
          <table:table-cell table:style-name="GregorianDateSaturday" table:formula="of:=[.I26]+1" office:value-type="date" office:date-value="2023-04-08" calcext:value-type="date" table:number-columns-spanned="2" table:number-rows-spanned="1">
            <text:p>2023-04-08</text:p>
          </table:table-cell>
          <table:covered-table-cell/>
          <table:table-cell table:style-name="GregorianDateSunday" table:formula="of:=[.K26]+1" office:value-type="date" office:date-value="2023-04-09" calcext:value-type="date" table:number-columns-spanned="2" table:number-rows-spanned="1">
            <text:p>2023-04-09</text:p>
          </table:table-cell>
          <table:covered-table-cell/>
          <table:table-cell/>
          <table:table-cell table:style-name="GregorianDateMonday" table:formula="of:=[.M35]+1" office:value-type="date" office:date-value="2023-05-01" calcext:value-type="date" table:number-columns-spanned="2" table:number-rows-spanned="1">
            <text:p>2023-05-01</text:p>
          </table:table-cell>
          <table:covered-table-cell/>
          <table:table-cell table:style-name="GregorianDate" table:formula="of:=[.P26]+1" office:value-type="date" office:date-value="2023-05-02" calcext:value-type="date" table:number-columns-spanned="2" table:number-rows-spanned="1">
            <text:p>2023-05-02</text:p>
          </table:table-cell>
          <table:covered-table-cell/>
          <table:table-cell table:style-name="GregorianDate" table:formula="of:=[.R26]+1" office:value-type="date" office:date-value="2023-05-03" calcext:value-type="date" table:number-columns-spanned="2" table:number-rows-spanned="1">
            <text:p>2023-05-03</text:p>
          </table:table-cell>
          <table:covered-table-cell/>
          <table:table-cell table:style-name="GregorianDate" table:formula="of:=[.T26]+1" office:value-type="date" office:date-value="2023-05-04" calcext:value-type="date" table:number-columns-spanned="2" table:number-rows-spanned="1">
            <text:p>2023-05-04</text:p>
          </table:table-cell>
          <table:covered-table-cell/>
          <table:table-cell table:style-name="GregorianDate" table:formula="of:=[.V26]+1" office:value-type="date" office:date-value="2023-05-05" calcext:value-type="date" table:number-columns-spanned="2" table:number-rows-spanned="1">
            <text:p>2023-05-05</text:p>
          </table:table-cell>
          <table:covered-table-cell/>
          <table:table-cell table:style-name="GregorianDateSaturday" table:formula="of:=[.X26]+1" office:value-type="date" office:date-value="2023-05-06" calcext:value-type="date" table:number-columns-spanned="2" table:number-rows-spanned="1">
            <text:p>2023-05-06</text:p>
          </table:table-cell>
          <table:covered-table-cell/>
          <table:table-cell table:style-name="GregorianDateSunday" table:formula="of:=[.Z26]+1" office:value-type="date" office:date-value="2023-05-07" calcext:value-type="date" table:number-columns-spanned="2" table:number-rows-spanned="1">
            <text:p>2023-05-07</text:p>
          </table:table-cell>
          <table:covered-table-cell/>
          <table:table-cell/>
          <table:table-cell table:style-name="GregorianDateMonday" table:formula="of:=[.AB38]+1" office:value-type="date" office:date-value="2023-06-05" calcext:value-type="date" table:number-columns-spanned="2" table:number-rows-spanned="1">
            <text:p>2023-06-05</text:p>
          </table:table-cell>
          <table:covered-table-cell/>
          <table:table-cell table:style-name="GregorianDate" table:formula="of:=[.AE26]+1" office:value-type="date" office:date-value="2023-06-06" calcext:value-type="date" table:number-columns-spanned="2" table:number-rows-spanned="1">
            <text:p>2023-06-06</text:p>
          </table:table-cell>
          <table:covered-table-cell/>
          <table:table-cell table:style-name="GregorianDate" table:formula="of:=[.AG26]+1" office:value-type="date" office:date-value="2023-06-07" calcext:value-type="date" table:number-columns-spanned="2" table:number-rows-spanned="1">
            <text:p>2023-06-07</text:p>
          </table:table-cell>
          <table:covered-table-cell/>
          <table:table-cell table:style-name="GregorianDate" table:formula="of:=[.AI26]+1" office:value-type="date" office:date-value="2023-06-08" calcext:value-type="date" table:number-columns-spanned="2" table:number-rows-spanned="1">
            <text:p>2023-06-08</text:p>
          </table:table-cell>
          <table:covered-table-cell/>
          <table:table-cell table:style-name="GregorianDate" table:formula="of:=[.AK26]+1" office:value-type="date" office:date-value="2023-06-09" calcext:value-type="date" table:number-columns-spanned="2" table:number-rows-spanned="1">
            <text:p>2023-06-09</text:p>
          </table:table-cell>
          <table:covered-table-cell/>
          <table:table-cell table:style-name="GregorianDateSaturday" table:formula="of:=[.AM26]+1" office:value-type="date" office:date-value="2023-06-10" calcext:value-type="date" table:number-columns-spanned="2" table:number-rows-spanned="1">
            <text:p>2023-06-10</text:p>
          </table:table-cell>
          <table:covered-table-cell/>
          <table:table-cell table:style-name="GregorianDateSunday" table:formula="of:=[.AO26]+1" office:value-type="date" office:date-value="2023-06-11" calcext:value-type="date" table:number-columns-spanned="2" table:number-rows-spanned="1">
            <text:p>2023-06-11</text:p>
          </table:table-cell>
          <table:covered-table-cell/>
        </table:table-row>
        <table:table-row table:style-name="ro5">
          <table:table-cell table:style-name="WeekNumberMonday" table:formula="of:=BASE(DECIMAL([.A24];6)+1;6)" office:value-type="string" office:string-value="23" calcext:value-type="string">
            <text:p>23</text:p>
          </table:table-cell>
          <table:table-cell table:style-name="DayInYear" table:formula="of:=BASE(DECIMAL([.N24];6)+1;6)" office:value-type="string" office:string-value="243" calcext:value-type="string">
            <text:p>243</text:p>
          </table:table-cell>
          <table:table-cell table:style-name="WeekNumber" table:formula="of:=[.A27]" office:value-type="string" office:string-value="23" calcext:value-type="string">
            <text:p>23</text:p>
          </table:table-cell>
          <table:table-cell table:style-name="DayInYear" table:formula="of:=BASE(DECIMAL([.B27];6)+1;6)" office:value-type="string" office:string-value="244" calcext:value-type="string">
            <text:p>244</text:p>
          </table:table-cell>
          <table:table-cell table:style-name="WeekNumber" table:formula="of:=[.C27]" office:value-type="string" office:string-value="23" calcext:value-type="string">
            <text:p>23</text:p>
          </table:table-cell>
          <table:table-cell table:style-name="DayInYear" table:formula="of:=BASE(DECIMAL([.D27];6)+1;6)" office:value-type="string" office:string-value="245" calcext:value-type="string">
            <text:p>245</text:p>
          </table:table-cell>
          <table:table-cell table:style-name="WeekNumber" table:formula="of:=[.E27]" office:value-type="string" office:string-value="23" calcext:value-type="string">
            <text:p>23</text:p>
          </table:table-cell>
          <table:table-cell table:style-name="DayInYear" table:formula="of:=BASE(DECIMAL([.F27];6)+1;6)" office:value-type="string" office:string-value="250" calcext:value-type="string">
            <text:p>250</text:p>
          </table:table-cell>
          <table:table-cell table:style-name="WeekNumber" table:formula="of:=[.G27]" office:value-type="string" office:string-value="23" calcext:value-type="string">
            <text:p>23</text:p>
          </table:table-cell>
          <table:table-cell table:style-name="DayInYear" table:formula="of:=BASE(DECIMAL([.H27];6)+1;6)" office:value-type="string" office:string-value="251" calcext:value-type="string">
            <text:p>251</text:p>
          </table:table-cell>
          <table:table-cell table:style-name="WeekNumberSaturday" table:formula="of:=[.I27]" office:value-type="string" office:string-value="23" calcext:value-type="string">
            <text:p>23</text:p>
          </table:table-cell>
          <table:table-cell table:style-name="DayInYearSaturday" table:formula="of:=BASE(DECIMAL([.J27];6)+1;6)" office:value-type="string" office:string-value="252" calcext:value-type="string">
            <text:p>252</text:p>
          </table:table-cell>
          <table:table-cell table:style-name="WeekNumberSunday" table:formula="of:=[.K27]" office:value-type="string" office:string-value="23" calcext:value-type="string">
            <text:p>23</text:p>
          </table:table-cell>
          <table:table-cell table:style-name="DayInYearSunday" table:formula="of:=BASE(DECIMAL([.L27];6)+1;6)" office:value-type="string" office:string-value="253" calcext:value-type="string">
            <text:p>253</text:p>
          </table:table-cell>
          <table:table-cell/>
          <table:table-cell table:style-name="WeekNumberMonday" table:formula="of:=BASE(DECIMAL([.P24];6)+1;6)" office:value-type="string" office:string-value="31" calcext:value-type="string">
            <text:p>31</text:p>
          </table:table-cell>
          <table:table-cell table:style-name="DayInYear" table:formula="of:=BASE(DECIMAL([.AC24];6)+1;6)" office:value-type="string" office:string-value="331" calcext:value-type="string">
            <text:p>331</text:p>
          </table:table-cell>
          <table:table-cell table:style-name="WeekNumber" table:formula="of:=[.P27]" office:value-type="string" office:string-value="31" calcext:value-type="string">
            <text:p>31</text:p>
          </table:table-cell>
          <table:table-cell table:style-name="DayInYear" table:formula="of:=BASE(DECIMAL([.Q27];6)+1;6)" office:value-type="string" office:string-value="332" calcext:value-type="string">
            <text:p>332</text:p>
          </table:table-cell>
          <table:table-cell table:style-name="WeekNumber" table:formula="of:=[.R27]" office:value-type="string" office:string-value="31" calcext:value-type="string">
            <text:p>31</text:p>
          </table:table-cell>
          <table:table-cell table:style-name="DayInYear" table:formula="of:=BASE(DECIMAL([.S27];6)+1;6)" office:value-type="string" office:string-value="333" calcext:value-type="string">
            <text:p>333</text:p>
          </table:table-cell>
          <table:table-cell table:style-name="WeekNumber" table:formula="of:=[.T27]" office:value-type="string" office:string-value="31" calcext:value-type="string">
            <text:p>31</text:p>
          </table:table-cell>
          <table:table-cell table:style-name="DayInYear" table:formula="of:=BASE(DECIMAL([.U27];6)+1;6)" office:value-type="string" office:string-value="334" calcext:value-type="string">
            <text:p>334</text:p>
          </table:table-cell>
          <table:table-cell table:style-name="WeekNumber" table:formula="of:=[.V27]" office:value-type="string" office:string-value="31" calcext:value-type="string">
            <text:p>31</text:p>
          </table:table-cell>
          <table:table-cell table:style-name="DayInYear" table:formula="of:=BASE(DECIMAL([.W27];6)+1;6)" office:value-type="string" office:string-value="335" calcext:value-type="string">
            <text:p>335</text:p>
          </table:table-cell>
          <table:table-cell table:style-name="WeekNumberSaturday" table:formula="of:=[.X27]" office:value-type="string" office:string-value="31" calcext:value-type="string">
            <text:p>31</text:p>
          </table:table-cell>
          <table:table-cell table:style-name="DayInYearSaturday" table:formula="of:=BASE(DECIMAL([.Y27];6)+1;6)" office:value-type="string" office:string-value="340" calcext:value-type="string">
            <text:p>340</text:p>
          </table:table-cell>
          <table:table-cell table:style-name="WeekNumberSunday" table:formula="of:=[.Z27]" office:value-type="string" office:string-value="31" calcext:value-type="string">
            <text:p>31</text:p>
          </table:table-cell>
          <table:table-cell table:style-name="DayInYearSunday" table:formula="of:=BASE(DECIMAL([.AA27];6)+1;6)" office:value-type="string" office:string-value="341" calcext:value-type="string">
            <text:p>341</text:p>
          </table:table-cell>
          <table:table-cell/>
          <table:table-cell table:style-name="WeekNumberMonday" table:formula="of:=BASE(DECIMAL([.AE24];6)+1;6)" office:value-type="string" office:string-value="40" calcext:value-type="string">
            <text:p>40</text:p>
          </table:table-cell>
          <table:table-cell table:style-name="DayInYear" table:formula="of:=BASE(DECIMAL([.AR24];6)+1;6)" office:value-type="string" office:string-value="430" calcext:value-type="string">
            <text:p>430</text:p>
          </table:table-cell>
          <table:table-cell table:style-name="WeekNumber" table:formula="of:=[.AE27]" office:value-type="string" office:string-value="40" calcext:value-type="string">
            <text:p>40</text:p>
          </table:table-cell>
          <table:table-cell table:style-name="DayInYear" table:formula="of:=BASE(DECIMAL([.AF27];6)+1;6)" office:value-type="string" office:string-value="431" calcext:value-type="string">
            <text:p>431</text:p>
          </table:table-cell>
          <table:table-cell table:style-name="WeekNumber" table:formula="of:=[.AG27]" office:value-type="string" office:string-value="40" calcext:value-type="string">
            <text:p>40</text:p>
          </table:table-cell>
          <table:table-cell table:style-name="DayInYear" table:formula="of:=BASE(DECIMAL([.AH27];6)+1;6)" office:value-type="string" office:string-value="432" calcext:value-type="string">
            <text:p>432</text:p>
          </table:table-cell>
          <table:table-cell table:style-name="WeekNumber" table:formula="of:=[.AI27]" office:value-type="string" office:string-value="40" calcext:value-type="string">
            <text:p>40</text:p>
          </table:table-cell>
          <table:table-cell table:style-name="DayInYear" table:formula="of:=BASE(DECIMAL([.AJ27];6)+1;6)" office:value-type="string" office:string-value="433" calcext:value-type="string">
            <text:p>433</text:p>
          </table:table-cell>
          <table:table-cell table:style-name="WeekNumber" table:formula="of:=[.AK27]" office:value-type="string" office:string-value="40" calcext:value-type="string">
            <text:p>40</text:p>
          </table:table-cell>
          <table:table-cell table:style-name="DayInYear" table:formula="of:=BASE(DECIMAL([.AL27];6)+1;6)" office:value-type="string" office:string-value="434" calcext:value-type="string">
            <text:p>434</text:p>
          </table:table-cell>
          <table:table-cell table:style-name="WeekNumberSaturday" table:formula="of:=[.AM27]" office:value-type="string" office:string-value="40" calcext:value-type="string">
            <text:p>40</text:p>
          </table:table-cell>
          <table:table-cell table:style-name="DayInYearSaturday" table:formula="of:=BASE(DECIMAL([.AN27];6)+1;6)" office:value-type="string" office:string-value="435" calcext:value-type="string">
            <text:p>435</text:p>
          </table:table-cell>
          <table:table-cell table:style-name="WeekNumberSunday" table:formula="of:=[.AO27]" office:value-type="string" office:string-value="40" calcext:value-type="string">
            <text:p>40</text:p>
          </table:table-cell>
          <table:table-cell table:style-name="DayInYearSunday" table:formula="of:=BASE(DECIMAL([.AP27];6)+1;6)" office:value-type="string" office:string-value="440" calcext:value-type="string">
            <text:p>440</text:p>
          </table:table-cell>
        </table:table-row>
        <table:table-row table:style-name="ro6">
          <table:table-cell table:style-name="DayInMonthMonday" table:formula="of:=BASE(DECIMAL([.M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25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28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28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28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28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28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28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26]+1" office:value-type="date" office:date-value="2023-04-10" calcext:value-type="date" table:number-columns-spanned="2" table:number-rows-spanned="1">
            <text:p>2023-04-10</text:p>
          </table:table-cell>
          <table:covered-table-cell/>
          <table:table-cell table:style-name="GregorianDate" table:formula="of:=[.A29]+1" office:value-type="date" office:date-value="2023-04-11" calcext:value-type="date" table:number-columns-spanned="2" table:number-rows-spanned="1">
            <text:p>2023-04-11</text:p>
          </table:table-cell>
          <table:covered-table-cell/>
          <table:table-cell table:style-name="GregorianDate" table:formula="of:=[.C29]+1" office:value-type="date" office:date-value="2023-04-12" calcext:value-type="date" table:number-columns-spanned="2" table:number-rows-spanned="1">
            <text:p>2023-04-12</text:p>
          </table:table-cell>
          <table:covered-table-cell/>
          <table:table-cell table:style-name="GregorianDate" table:formula="of:=[.E29]+1" office:value-type="date" office:date-value="2023-04-13" calcext:value-type="date" table:number-columns-spanned="2" table:number-rows-spanned="1">
            <text:p>2023-04-13</text:p>
          </table:table-cell>
          <table:covered-table-cell/>
          <table:table-cell table:style-name="GregorianDate" table:formula="of:=[.G29]+1" office:value-type="date" office:date-value="2023-04-14" calcext:value-type="date" table:number-columns-spanned="2" table:number-rows-spanned="1">
            <text:p>2023-04-14</text:p>
          </table:table-cell>
          <table:covered-table-cell/>
          <table:table-cell table:style-name="GregorianDateSaturday" table:formula="of:=[.I29]+1" office:value-type="date" office:date-value="2023-04-15" calcext:value-type="date" table:number-columns-spanned="2" table:number-rows-spanned="1">
            <text:p>2023-04-15</text:p>
          </table:table-cell>
          <table:covered-table-cell/>
          <table:table-cell table:style-name="GregorianDateSunday" table:formula="of:=[.K29]+1" office:value-type="date" office:date-value="2023-04-16" calcext:value-type="date" table:number-columns-spanned="2" table:number-rows-spanned="1">
            <text:p>2023-04-16</text:p>
          </table:table-cell>
          <table:covered-table-cell/>
          <table:table-cell/>
          <table:table-cell table:style-name="GregorianDateMonday" table:formula="of:=[.AB26]+1" office:value-type="date" office:date-value="2023-05-08" calcext:value-type="date" table:number-columns-spanned="2" table:number-rows-spanned="1">
            <text:p>2023-05-08</text:p>
          </table:table-cell>
          <table:covered-table-cell/>
          <table:table-cell table:style-name="GregorianDate" table:formula="of:=[.P29]+1" office:value-type="date" office:date-value="2023-05-09" calcext:value-type="date" table:number-columns-spanned="2" table:number-rows-spanned="1">
            <text:p>2023-05-09</text:p>
          </table:table-cell>
          <table:covered-table-cell/>
          <table:table-cell table:style-name="GregorianDate" table:formula="of:=[.R29]+1" office:value-type="date" office:date-value="2023-05-10" calcext:value-type="date" table:number-columns-spanned="2" table:number-rows-spanned="1">
            <text:p>2023-05-10</text:p>
          </table:table-cell>
          <table:covered-table-cell/>
          <table:table-cell table:style-name="GregorianDate" table:formula="of:=[.T29]+1" office:value-type="date" office:date-value="2023-05-11" calcext:value-type="date" table:number-columns-spanned="2" table:number-rows-spanned="1">
            <text:p>2023-05-11</text:p>
          </table:table-cell>
          <table:covered-table-cell/>
          <table:table-cell table:style-name="GregorianDate" table:formula="of:=[.V29]+1" office:value-type="date" office:date-value="2023-05-12" calcext:value-type="date" table:number-columns-spanned="2" table:number-rows-spanned="1">
            <text:p>2023-05-12</text:p>
          </table:table-cell>
          <table:covered-table-cell/>
          <table:table-cell table:style-name="GregorianDateSaturday" table:formula="of:=[.X29]+1" office:value-type="date" office:date-value="2023-05-13" calcext:value-type="date" table:number-columns-spanned="2" table:number-rows-spanned="1">
            <text:p>2023-05-13</text:p>
          </table:table-cell>
          <table:covered-table-cell/>
          <table:table-cell table:style-name="GregorianDateSunday" table:formula="of:=[.Z29]+1" office:value-type="date" office:date-value="2023-05-14" calcext:value-type="date" table:number-columns-spanned="2" table:number-rows-spanned="1">
            <text:p>2023-05-14</text:p>
          </table:table-cell>
          <table:covered-table-cell/>
          <table:table-cell/>
          <table:table-cell table:style-name="GregorianDateMonday" table:formula="of:=[.AQ26]+1" office:value-type="date" office:date-value="2023-06-12" calcext:value-type="date" table:number-columns-spanned="2" table:number-rows-spanned="1">
            <text:p>2023-06-12</text:p>
          </table:table-cell>
          <table:covered-table-cell/>
          <table:table-cell table:style-name="GregorianDate" table:formula="of:=[.AE29]+1" office:value-type="date" office:date-value="2023-06-13" calcext:value-type="date" table:number-columns-spanned="2" table:number-rows-spanned="1">
            <text:p>2023-06-13</text:p>
          </table:table-cell>
          <table:covered-table-cell/>
          <table:table-cell table:style-name="GregorianDate" table:formula="of:=[.AG29]+1" office:value-type="date" office:date-value="2023-06-14" calcext:value-type="date" table:number-columns-spanned="2" table:number-rows-spanned="1">
            <text:p>2023-06-14</text:p>
          </table:table-cell>
          <table:covered-table-cell/>
          <table:table-cell table:style-name="GregorianDate" table:formula="of:=[.AI29]+1" office:value-type="date" office:date-value="2023-06-15" calcext:value-type="date" table:number-columns-spanned="2" table:number-rows-spanned="1">
            <text:p>2023-06-15</text:p>
          </table:table-cell>
          <table:covered-table-cell/>
          <table:table-cell table:style-name="GregorianDate" table:formula="of:=[.AK29]+1" office:value-type="date" office:date-value="2023-06-16" calcext:value-type="date" table:number-columns-spanned="2" table:number-rows-spanned="1">
            <text:p>2023-06-16</text:p>
          </table:table-cell>
          <table:covered-table-cell/>
          <table:table-cell table:style-name="GregorianDateSaturday" table:formula="of:=[.AM29]+1" office:value-type="date" office:date-value="2023-06-17" calcext:value-type="date" table:number-columns-spanned="2" table:number-rows-spanned="1">
            <text:p>2023-06-17</text:p>
          </table:table-cell>
          <table:covered-table-cell/>
          <table:table-cell table:style-name="GregorianDateSunday" table:formula="of:=[.AO29]+1" office:value-type="date" office:date-value="2023-06-18" calcext:value-type="date" table:number-columns-spanned="2" table:number-rows-spanned="1">
            <text:p>2023-06-18</text:p>
          </table:table-cell>
          <table:covered-table-cell/>
        </table:table-row>
        <table:table-row table:style-name="ro5">
          <table:table-cell table:style-name="WeekNumberMonday" table:formula="of:=BASE(DECIMAL([.A27];6)+1;6)" office:value-type="string" office:string-value="24" calcext:value-type="string">
            <text:p>24</text:p>
          </table:table-cell>
          <table:table-cell table:style-name="DayInYear" table:formula="of:=BASE(DECIMAL([.N27];6)+1;6)" office:value-type="string" office:string-value="254" calcext:value-type="string">
            <text:p>254</text:p>
          </table:table-cell>
          <table:table-cell table:style-name="WeekNumber" table:formula="of:=[.A30]" office:value-type="string" office:string-value="24" calcext:value-type="string">
            <text:p>24</text:p>
          </table:table-cell>
          <table:table-cell table:style-name="DayInYear" table:formula="of:=BASE(DECIMAL([.B30];6)+1;6)" office:value-type="string" office:string-value="255" calcext:value-type="string">
            <text:p>255</text:p>
          </table:table-cell>
          <table:table-cell table:style-name="WeekNumber" table:formula="of:=[.C30]" office:value-type="string" office:string-value="24" calcext:value-type="string">
            <text:p>24</text:p>
          </table:table-cell>
          <table:table-cell table:style-name="DayInYear" table:formula="of:=BASE(DECIMAL([.D30];6)+1;6)" office:value-type="string" office:string-value="300" calcext:value-type="string">
            <text:p>300</text:p>
          </table:table-cell>
          <table:table-cell table:style-name="WeekNumber" table:formula="of:=[.E30]" office:value-type="string" office:string-value="24" calcext:value-type="string">
            <text:p>24</text:p>
          </table:table-cell>
          <table:table-cell table:style-name="DayInYear" table:formula="of:=BASE(DECIMAL([.F30];6)+1;6)" office:value-type="string" office:string-value="301" calcext:value-type="string">
            <text:p>301</text:p>
          </table:table-cell>
          <table:table-cell table:style-name="WeekNumber" table:formula="of:=[.G30]" office:value-type="string" office:string-value="24" calcext:value-type="string">
            <text:p>24</text:p>
          </table:table-cell>
          <table:table-cell table:style-name="DayInYear" table:formula="of:=BASE(DECIMAL([.H30];6)+1;6)" office:value-type="string" office:string-value="302" calcext:value-type="string">
            <text:p>302</text:p>
          </table:table-cell>
          <table:table-cell table:style-name="WeekNumberSaturday" table:formula="of:=[.I30]" office:value-type="string" office:string-value="24" calcext:value-type="string">
            <text:p>24</text:p>
          </table:table-cell>
          <table:table-cell table:style-name="DayInYearSaturday" table:formula="of:=BASE(DECIMAL([.J30];6)+1;6)" office:value-type="string" office:string-value="303" calcext:value-type="string">
            <text:p>303</text:p>
          </table:table-cell>
          <table:table-cell table:style-name="WeekNumberSunday" table:formula="of:=[.K30]" office:value-type="string" office:string-value="24" calcext:value-type="string">
            <text:p>24</text:p>
          </table:table-cell>
          <table:table-cell table:style-name="DayInYearSunday" table:formula="of:=BASE(DECIMAL([.L30];6)+1;6)" office:value-type="string" office:string-value="304" calcext:value-type="string">
            <text:p>304</text:p>
          </table:table-cell>
          <table:table-cell/>
          <table:table-cell table:style-name="WeekNumberMonday" table:formula="of:=BASE(DECIMAL([.P27];6)+1;6)" office:value-type="string" office:string-value="32" calcext:value-type="string">
            <text:p>32</text:p>
          </table:table-cell>
          <table:table-cell table:style-name="DayInYear" table:formula="of:=BASE(DECIMAL([.AC27];6)+1;6)" office:value-type="string" office:string-value="342" calcext:value-type="string">
            <text:p>342</text:p>
          </table:table-cell>
          <table:table-cell table:style-name="WeekNumber" table:formula="of:=[.P30]" office:value-type="string" office:string-value="32" calcext:value-type="string">
            <text:p>32</text:p>
          </table:table-cell>
          <table:table-cell table:style-name="DayInYear" table:formula="of:=BASE(DECIMAL([.Q30];6)+1;6)" office:value-type="string" office:string-value="343" calcext:value-type="string">
            <text:p>343</text:p>
          </table:table-cell>
          <table:table-cell table:style-name="WeekNumber" table:formula="of:=[.R30]" office:value-type="string" office:string-value="32" calcext:value-type="string">
            <text:p>32</text:p>
          </table:table-cell>
          <table:table-cell table:style-name="DayInYear" table:formula="of:=BASE(DECIMAL([.S30];6)+1;6)" office:value-type="string" office:string-value="344" calcext:value-type="string">
            <text:p>344</text:p>
          </table:table-cell>
          <table:table-cell table:style-name="WeekNumberHalfQuarter" table:formula="of:=[.T30]" office:value-type="string" office:string-value="32" calcext:value-type="string">
            <text:p>32</text:p>
          </table:table-cell>
          <table:table-cell table:style-name="DayInYearHalfQuarter" table:formula="of:=BASE(DECIMAL([.U30];6)+1;6)" office:value-type="string" office:string-value="345" calcext:value-type="string">
            <text:p>345</text:p>
          </table:table-cell>
          <table:table-cell table:style-name="WeekNumber" table:formula="of:=[.V30]" office:value-type="string" office:string-value="32" calcext:value-type="string">
            <text:p>32</text:p>
          </table:table-cell>
          <table:table-cell table:style-name="DayInYear" table:formula="of:=BASE(DECIMAL([.W30];6)+1;6)" office:value-type="string" office:string-value="350" calcext:value-type="string">
            <text:p>350</text:p>
          </table:table-cell>
          <table:table-cell table:style-name="WeekNumberSaturday" table:formula="of:=[.X30]" office:value-type="string" office:string-value="32" calcext:value-type="string">
            <text:p>32</text:p>
          </table:table-cell>
          <table:table-cell table:style-name="DayInYearSaturday" table:formula="of:=BASE(DECIMAL([.Y30];6)+1;6)" office:value-type="string" office:string-value="351" calcext:value-type="string">
            <text:p>351</text:p>
          </table:table-cell>
          <table:table-cell table:style-name="WeekNumberSunday" table:formula="of:=[.Z30]" office:value-type="string" office:string-value="32" calcext:value-type="string">
            <text:p>32</text:p>
          </table:table-cell>
          <table:table-cell table:style-name="DayInYearSunday" table:formula="of:=BASE(DECIMAL([.AA30];6)+1;6)" office:value-type="string" office:string-value="352" calcext:value-type="string">
            <text:p>352</text:p>
          </table:table-cell>
          <table:table-cell/>
          <table:table-cell table:style-name="WeekNumberMonday" table:formula="of:=BASE(DECIMAL([.AE27];6)+1;6)" office:value-type="string" office:string-value="41" calcext:value-type="string">
            <text:p>41</text:p>
          </table:table-cell>
          <table:table-cell table:style-name="DayInYear" table:formula="of:=BASE(DECIMAL([.AR27];6)+1;6)" office:value-type="string" office:string-value="441" calcext:value-type="string">
            <text:p>441</text:p>
          </table:table-cell>
          <table:table-cell table:style-name="WeekNumber" table:formula="of:=[.AE30]" office:value-type="string" office:string-value="41" calcext:value-type="string">
            <text:p>41</text:p>
          </table:table-cell>
          <table:table-cell table:style-name="DayInYear" table:formula="of:=BASE(DECIMAL([.AF30];6)+1;6)" office:value-type="string" office:string-value="442" calcext:value-type="string">
            <text:p>442</text:p>
          </table:table-cell>
          <table:table-cell table:style-name="WeekNumber" table:formula="of:=[.AG30]" office:value-type="string" office:string-value="41" calcext:value-type="string">
            <text:p>41</text:p>
          </table:table-cell>
          <table:table-cell table:style-name="DayInYear" table:formula="of:=BASE(DECIMAL([.AH30];6)+1;6)" office:value-type="string" office:string-value="443" calcext:value-type="string">
            <text:p>443</text:p>
          </table:table-cell>
          <table:table-cell table:style-name="WeekNumber" table:formula="of:=[.AI30]" office:value-type="string" office:string-value="41" calcext:value-type="string">
            <text:p>41</text:p>
          </table:table-cell>
          <table:table-cell table:style-name="DayInYear" table:formula="of:=BASE(DECIMAL([.AJ30];6)+1;6)" office:value-type="string" office:string-value="444" calcext:value-type="string">
            <text:p>444</text:p>
          </table:table-cell>
          <table:table-cell table:style-name="WeekNumber" table:formula="of:=[.AK30]" office:value-type="string" office:string-value="41" calcext:value-type="string">
            <text:p>41</text:p>
          </table:table-cell>
          <table:table-cell table:style-name="DayInYear" table:formula="of:=BASE(DECIMAL([.AL30];6)+1;6)" office:value-type="string" office:string-value="445" calcext:value-type="string">
            <text:p>445</text:p>
          </table:table-cell>
          <table:table-cell table:style-name="WeekNumberSaturday" table:formula="of:=[.AM30]" office:value-type="string" office:string-value="41" calcext:value-type="string">
            <text:p>41</text:p>
          </table:table-cell>
          <table:table-cell table:style-name="DayInYearSaturday" table:formula="of:=BASE(DECIMAL([.AN30];6)+1;6)" office:value-type="string" office:string-value="450" calcext:value-type="string">
            <text:p>450</text:p>
          </table:table-cell>
          <table:table-cell table:style-name="WeekNumberSunday" table:formula="of:=[.AO30]" office:value-type="string" office:string-value="41" calcext:value-type="string">
            <text:p>41</text:p>
          </table:table-cell>
          <table:table-cell table:style-name="DayInYearSunday" table:formula="of:=BASE(DECIMAL([.AP30];6)+1;6)" office:value-type="string" office:string-value="451" calcext:value-type="string">
            <text:p>451</text:p>
          </table:table-cell>
        </table:table-row>
        <table:table-row table:style-name="ro6">
          <table:table-cell table:style-name="DayInMonthMonday" table:formula="of:=BASE(DECIMAL([.M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28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31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31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31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31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31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31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29]+1" office:value-type="date" office:date-value="2023-04-17" calcext:value-type="date" table:number-columns-spanned="2" table:number-rows-spanned="1">
            <text:p>2023-04-17</text:p>
          </table:table-cell>
          <table:covered-table-cell/>
          <table:table-cell table:style-name="GregorianDate" table:formula="of:=[.A32]+1" office:value-type="date" office:date-value="2023-04-18" calcext:value-type="date" table:number-columns-spanned="2" table:number-rows-spanned="1">
            <text:p>2023-04-18</text:p>
          </table:table-cell>
          <table:covered-table-cell/>
          <table:table-cell table:style-name="GregorianDate" table:formula="of:=[.C32]+1" office:value-type="date" office:date-value="2023-04-19" calcext:value-type="date" table:number-columns-spanned="2" table:number-rows-spanned="1">
            <text:p>2023-04-19</text:p>
          </table:table-cell>
          <table:covered-table-cell/>
          <table:table-cell table:style-name="GregorianDate" table:formula="of:=[.E32]+1" office:value-type="date" office:date-value="2023-04-20" calcext:value-type="date" table:number-columns-spanned="2" table:number-rows-spanned="1">
            <text:p>2023-04-20</text:p>
          </table:table-cell>
          <table:covered-table-cell/>
          <table:table-cell table:style-name="GregorianDate" table:formula="of:=[.G32]+1" office:value-type="date" office:date-value="2023-04-21" calcext:value-type="date" table:number-columns-spanned="2" table:number-rows-spanned="1">
            <text:p>2023-04-21</text:p>
          </table:table-cell>
          <table:covered-table-cell/>
          <table:table-cell table:style-name="GregorianDateSaturday" table:formula="of:=[.I32]+1" office:value-type="date" office:date-value="2023-04-22" calcext:value-type="date" table:number-columns-spanned="2" table:number-rows-spanned="1">
            <text:p>2023-04-22</text:p>
          </table:table-cell>
          <table:covered-table-cell/>
          <table:table-cell table:style-name="GregorianDateSunday" table:formula="of:=[.K32]+1" office:value-type="date" office:date-value="2023-04-23" calcext:value-type="date" table:number-columns-spanned="2" table:number-rows-spanned="1">
            <text:p>2023-04-23</text:p>
          </table:table-cell>
          <table:covered-table-cell/>
          <table:table-cell/>
          <table:table-cell table:style-name="GregorianDateMonday" table:formula="of:=[.AB29]+1" office:value-type="date" office:date-value="2023-05-15" calcext:value-type="date" table:number-columns-spanned="2" table:number-rows-spanned="1">
            <text:p>2023-05-15</text:p>
          </table:table-cell>
          <table:covered-table-cell/>
          <table:table-cell table:style-name="GregorianDate" table:formula="of:=[.P32]+1" office:value-type="date" office:date-value="2023-05-16" calcext:value-type="date" table:number-columns-spanned="2" table:number-rows-spanned="1">
            <text:p>2023-05-16</text:p>
          </table:table-cell>
          <table:covered-table-cell/>
          <table:table-cell table:style-name="GregorianDate" table:formula="of:=[.R32]+1" office:value-type="date" office:date-value="2023-05-17" calcext:value-type="date" table:number-columns-spanned="2" table:number-rows-spanned="1">
            <text:p>2023-05-17</text:p>
          </table:table-cell>
          <table:covered-table-cell/>
          <table:table-cell table:style-name="GregorianDateHalfQuarter" table:formula="of:=[.T32]+1" office:value-type="date" office:date-value="2023-05-18" calcext:value-type="date" table:number-columns-spanned="2" table:number-rows-spanned="1">
            <text:p>2023-05-18</text:p>
          </table:table-cell>
          <table:covered-table-cell/>
          <table:table-cell table:style-name="GregorianDate" table:formula="of:=[.V32]+1" office:value-type="date" office:date-value="2023-05-19" calcext:value-type="date" table:number-columns-spanned="2" table:number-rows-spanned="1">
            <text:p>2023-05-19</text:p>
          </table:table-cell>
          <table:covered-table-cell/>
          <table:table-cell table:style-name="GregorianDateSaturday" table:formula="of:=[.X32]+1" office:value-type="date" office:date-value="2023-05-20" calcext:value-type="date" table:number-columns-spanned="2" table:number-rows-spanned="1">
            <text:p>2023-05-20</text:p>
          </table:table-cell>
          <table:covered-table-cell/>
          <table:table-cell table:style-name="GregorianDateSunday" table:formula="of:=[.Z32]+1" office:value-type="date" office:date-value="2023-05-21" calcext:value-type="date" table:number-columns-spanned="2" table:number-rows-spanned="1">
            <text:p>2023-05-21</text:p>
          </table:table-cell>
          <table:covered-table-cell/>
          <table:table-cell/>
          <table:table-cell table:style-name="GregorianDateMonday" table:formula="of:=[.AQ29]+1" office:value-type="date" office:date-value="2023-06-19" calcext:value-type="date" table:number-columns-spanned="2" table:number-rows-spanned="1">
            <text:p>2023-06-19</text:p>
          </table:table-cell>
          <table:covered-table-cell/>
          <table:table-cell table:style-name="GregorianDate" table:formula="of:=[.AE32]+1" office:value-type="date" office:date-value="2023-06-20" calcext:value-type="date" table:number-columns-spanned="2" table:number-rows-spanned="1">
            <text:p>2023-06-20</text:p>
          </table:table-cell>
          <table:covered-table-cell/>
          <table:table-cell table:style-name="GregorianDate" table:formula="of:=[.AG32]+1" office:value-type="date" office:date-value="2023-06-21" calcext:value-type="date" table:number-columns-spanned="2" table:number-rows-spanned="1">
            <text:p>2023-06-21</text:p>
          </table:table-cell>
          <table:covered-table-cell/>
          <table:table-cell table:style-name="GregorianDate" table:formula="of:=[.AI32]+1" office:value-type="date" office:date-value="2023-06-22" calcext:value-type="date" table:number-columns-spanned="2" table:number-rows-spanned="1">
            <text:p>2023-06-22</text:p>
          </table:table-cell>
          <table:covered-table-cell/>
          <table:table-cell table:style-name="GregorianDate" table:formula="of:=[.AK32]+1" office:value-type="date" office:date-value="2023-06-23" calcext:value-type="date" table:number-columns-spanned="2" table:number-rows-spanned="1">
            <text:p>2023-06-23</text:p>
          </table:table-cell>
          <table:covered-table-cell/>
          <table:table-cell table:style-name="GregorianDateSaturday" table:formula="of:=[.AM32]+1" office:value-type="date" office:date-value="2023-06-24" calcext:value-type="date" table:number-columns-spanned="2" table:number-rows-spanned="1">
            <text:p>2023-06-24</text:p>
          </table:table-cell>
          <table:covered-table-cell/>
          <table:table-cell table:style-name="GregorianDateSunday" table:formula="of:=[.AO32]+1" office:value-type="date" office:date-value="2023-06-25" calcext:value-type="date" table:number-columns-spanned="2" table:number-rows-spanned="1">
            <text:p>2023-06-25</text:p>
          </table:table-cell>
          <table:covered-table-cell/>
        </table:table-row>
        <table:table-row table:style-name="ro5">
          <table:table-cell table:style-name="WeekNumberMonday" table:formula="of:=BASE(DECIMAL([.A30];6)+1;6)" office:value-type="string" office:string-value="25" calcext:value-type="string">
            <text:p>25</text:p>
          </table:table-cell>
          <table:table-cell table:style-name="DayInYear" table:formula="of:=BASE(DECIMAL([.N30];6)+1;6)" office:value-type="string" office:string-value="305" calcext:value-type="string">
            <text:p>305</text:p>
          </table:table-cell>
          <table:table-cell table:style-name="WeekNumber" table:formula="of:=[.A33]" office:value-type="string" office:string-value="25" calcext:value-type="string">
            <text:p>25</text:p>
          </table:table-cell>
          <table:table-cell table:style-name="DayInYear" table:formula="of:=BASE(DECIMAL([.B33];6)+1;6)" office:value-type="string" office:string-value="310" calcext:value-type="string">
            <text:p>310</text:p>
          </table:table-cell>
          <table:table-cell table:style-name="WeekNumber" table:formula="of:=[.C33]" office:value-type="string" office:string-value="25" calcext:value-type="string">
            <text:p>25</text:p>
          </table:table-cell>
          <table:table-cell table:style-name="DayInYear" table:formula="of:=BASE(DECIMAL([.D33];6)+1;6)" office:value-type="string" office:string-value="311" calcext:value-type="string">
            <text:p>311</text:p>
          </table:table-cell>
          <table:table-cell table:style-name="WeekNumber" table:formula="of:=[.E33]" office:value-type="string" office:string-value="25" calcext:value-type="string">
            <text:p>25</text:p>
          </table:table-cell>
          <table:table-cell table:style-name="DayInYear" table:formula="of:=BASE(DECIMAL([.F33];6)+1;6)" office:value-type="string" office:string-value="312" calcext:value-type="string">
            <text:p>312</text:p>
          </table:table-cell>
          <table:table-cell table:style-name="WeekNumber" table:formula="of:=[.G33]" office:value-type="string" office:string-value="25" calcext:value-type="string">
            <text:p>25</text:p>
          </table:table-cell>
          <table:table-cell table:style-name="DayInYear" table:formula="of:=BASE(DECIMAL([.H33];6)+1;6)" office:value-type="string" office:string-value="313" calcext:value-type="string">
            <text:p>313</text:p>
          </table:table-cell>
          <table:table-cell table:style-name="WeekNumberSaturday" table:formula="of:=[.I33]" office:value-type="string" office:string-value="25" calcext:value-type="string">
            <text:p>25</text:p>
          </table:table-cell>
          <table:table-cell table:style-name="DayInYearSaturday" table:formula="of:=BASE(DECIMAL([.J33];6)+1;6)" office:value-type="string" office:string-value="314" calcext:value-type="string">
            <text:p>314</text:p>
          </table:table-cell>
          <table:table-cell table:style-name="WeekNumberSunday" table:formula="of:=[.K33]" office:value-type="string" office:string-value="25" calcext:value-type="string">
            <text:p>25</text:p>
          </table:table-cell>
          <table:table-cell table:style-name="DayInYearSunday" table:formula="of:=BASE(DECIMAL([.L33];6)+1;6)" office:value-type="string" office:string-value="315" calcext:value-type="string">
            <text:p>315</text:p>
          </table:table-cell>
          <table:table-cell/>
          <table:table-cell table:style-name="WeekNumberMonday" table:formula="of:=BASE(DECIMAL([.P30];6)+1;6)" office:value-type="string" office:string-value="33" calcext:value-type="string">
            <text:p>33</text:p>
          </table:table-cell>
          <table:table-cell table:style-name="DayInYear" table:formula="of:=BASE(DECIMAL([.AC30];6)+1;6)" office:value-type="string" office:string-value="353" calcext:value-type="string">
            <text:p>353</text:p>
          </table:table-cell>
          <table:table-cell table:style-name="WeekNumber" table:formula="of:=[.P33]" office:value-type="string" office:string-value="33" calcext:value-type="string">
            <text:p>33</text:p>
          </table:table-cell>
          <table:table-cell table:style-name="DayInYear" table:formula="of:=BASE(DECIMAL([.Q33];6)+1;6)" office:value-type="string" office:string-value="354" calcext:value-type="string">
            <text:p>354</text:p>
          </table:table-cell>
          <table:table-cell table:style-name="WeekNumber" table:formula="of:=[.R33]" office:value-type="string" office:string-value="33" calcext:value-type="string">
            <text:p>33</text:p>
          </table:table-cell>
          <table:table-cell table:style-name="DayInYear" table:formula="of:=BASE(DECIMAL([.S33];6)+1;6)" office:value-type="string" office:string-value="355" calcext:value-type="string">
            <text:p>355</text:p>
          </table:table-cell>
          <table:table-cell table:style-name="WeekNumber" table:formula="of:=[.T33]" office:value-type="string" office:string-value="33" calcext:value-type="string">
            <text:p>33</text:p>
          </table:table-cell>
          <table:table-cell table:style-name="DayInYear" table:formula="of:=BASE(DECIMAL([.U33];6)+1;6)" office:value-type="string" office:string-value="400" calcext:value-type="string">
            <text:p>400</text:p>
          </table:table-cell>
          <table:table-cell table:style-name="WeekNumber" table:formula="of:=[.V33]" office:value-type="string" office:string-value="33" calcext:value-type="string">
            <text:p>33</text:p>
          </table:table-cell>
          <table:table-cell table:style-name="DayInYear" table:formula="of:=BASE(DECIMAL([.W33];6)+1;6)" office:value-type="string" office:string-value="401" calcext:value-type="string">
            <text:p>401</text:p>
          </table:table-cell>
          <table:table-cell table:style-name="WeekNumberSaturday" table:formula="of:=[.X33]" office:value-type="string" office:string-value="33" calcext:value-type="string">
            <text:p>33</text:p>
          </table:table-cell>
          <table:table-cell table:style-name="DayInYearSaturday" table:formula="of:=BASE(DECIMAL([.Y33];6)+1;6)" office:value-type="string" office:string-value="402" calcext:value-type="string">
            <text:p>402</text:p>
          </table:table-cell>
          <table:table-cell table:style-name="WeekNumberSunday" table:formula="of:=[.Z33]" office:value-type="string" office:string-value="33" calcext:value-type="string">
            <text:p>33</text:p>
          </table:table-cell>
          <table:table-cell table:style-name="DayInYearSunday" table:formula="of:=BASE(DECIMAL([.AA33];6)+1;6)" office:value-type="string" office:string-value="403" calcext:value-type="string">
            <text:p>403</text:p>
          </table:table-cell>
          <table:table-cell/>
          <table:table-cell table:style-name="WeekNumberMonday" table:formula="of:=BASE(DECIMAL([.AE30];6)+1;6)" office:value-type="string" office:string-value="42" calcext:value-type="string">
            <text:p>42</text:p>
          </table:table-cell>
          <table:table-cell table:style-name="DayInYear" table:formula="of:=BASE(DECIMAL([.AR30];6)+1;6)" office:value-type="string" office:string-value="452" calcext:value-type="string">
            <text:p>452</text:p>
          </table:table-cell>
          <table:table-cell table:style-name="WeekNumber" table:formula="of:=[.AE33]" office:value-type="string" office:string-value="42" calcext:value-type="string">
            <text:p>42</text:p>
          </table:table-cell>
          <table:table-cell table:style-name="DayInYear" table:formula="of:=BASE(DECIMAL([.AF33];6)+1;6)" office:value-type="string" office:string-value="453" calcext:value-type="string">
            <text:p>453</text:p>
          </table:table-cell>
          <table:table-cell table:style-name="WeekNumber" table:formula="of:=[.AG33]" office:value-type="string" office:string-value="42" calcext:value-type="string">
            <text:p>42</text:p>
          </table:table-cell>
          <table:table-cell table:style-name="DayInYear" table:formula="of:=BASE(DECIMAL([.AH33];6)+1;6)" office:value-type="string" office:string-value="454" calcext:value-type="string">
            <text:p>454</text:p>
          </table:table-cell>
          <table:table-cell table:style-name="WeekNumber" table:formula="of:=[.AI33]" office:value-type="string" office:string-value="42" calcext:value-type="string">
            <text:p>42</text:p>
          </table:table-cell>
          <table:table-cell table:style-name="DayInYear" table:formula="of:=BASE(DECIMAL([.AJ33];6)+1;6)" office:value-type="string" office:string-value="455" calcext:value-type="string">
            <text:p>455</text:p>
          </table:table-cell>
          <table:table-cell table:style-name="WeekNumber" table:formula="of:=[.AK33]" office:value-type="string" office:string-value="42" calcext:value-type="string">
            <text:p>42</text:p>
          </table:table-cell>
          <table:table-cell table:style-name="DayInYear" table:formula="of:=BASE(DECIMAL([.AL33];6)+1;6)" office:value-type="string" office:string-value="500" calcext:value-type="string">
            <text:p>500</text:p>
          </table:table-cell>
          <table:table-cell table:style-name="WeekNumberSaturday" table:formula="of:=[.AM33]" office:value-type="string" office:string-value="42" calcext:value-type="string">
            <text:p>42</text:p>
          </table:table-cell>
          <table:table-cell table:style-name="DayInYearSaturday" table:formula="of:=BASE(DECIMAL([.AN33];6)+1;6)" office:value-type="string" office:string-value="501" calcext:value-type="string">
            <text:p>501</text:p>
          </table:table-cell>
          <table:table-cell table:style-name="WeekNumberSunday" table:formula="of:=[.AO33]" office:value-type="string" office:string-value="42" calcext:value-type="string">
            <text:p>42</text:p>
          </table:table-cell>
          <table:table-cell table:style-name="DayInYearSunday" table:formula="of:=BASE(DECIMAL([.AP33];6)+1;6)" office:value-type="string" office:string-value="502" calcext:value-type="string">
            <text:p>502</text:p>
          </table:table-cell>
        </table:table-row>
        <table:table-row table:style-name="ro6">
          <table:table-cell table:style-name="DayInMonthMonday" table:formula="of:=BASE(DECIMAL([.M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31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34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34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34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34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34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34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32]+1" office:value-type="date" office:date-value="2023-04-24" calcext:value-type="date" table:number-columns-spanned="2" table:number-rows-spanned="1">
            <text:p>2023-04-24</text:p>
          </table:table-cell>
          <table:covered-table-cell/>
          <table:table-cell table:style-name="GregorianDate" table:formula="of:=[.A35]+1" office:value-type="date" office:date-value="2023-04-25" calcext:value-type="date" table:number-columns-spanned="2" table:number-rows-spanned="1">
            <text:p>2023-04-25</text:p>
          </table:table-cell>
          <table:covered-table-cell/>
          <table:table-cell table:style-name="GregorianDate" table:formula="of:=[.C35]+1" office:value-type="date" office:date-value="2023-04-26" calcext:value-type="date" table:number-columns-spanned="2" table:number-rows-spanned="1">
            <text:p>2023-04-26</text:p>
          </table:table-cell>
          <table:covered-table-cell/>
          <table:table-cell table:style-name="GregorianDate" table:formula="of:=[.E35]+1" office:value-type="date" office:date-value="2023-04-27" calcext:value-type="date" table:number-columns-spanned="2" table:number-rows-spanned="1">
            <text:p>2023-04-27</text:p>
          </table:table-cell>
          <table:covered-table-cell/>
          <table:table-cell table:style-name="GregorianDate" table:formula="of:=[.G35]+1" office:value-type="date" office:date-value="2023-04-28" calcext:value-type="date" table:number-columns-spanned="2" table:number-rows-spanned="1">
            <text:p>2023-04-28</text:p>
          </table:table-cell>
          <table:covered-table-cell/>
          <table:table-cell table:style-name="GregorianDateSaturday" table:formula="of:=[.I35]+1" office:value-type="date" office:date-value="2023-04-29" calcext:value-type="date" table:number-columns-spanned="2" table:number-rows-spanned="1">
            <text:p>2023-04-29</text:p>
          </table:table-cell>
          <table:covered-table-cell/>
          <table:table-cell table:style-name="GregorianDateSunday" table:formula="of:=[.K35]+1" office:value-type="date" office:date-value="2023-04-30" calcext:value-type="date" table:number-columns-spanned="2" table:number-rows-spanned="1">
            <text:p>2023-04-30</text:p>
          </table:table-cell>
          <table:covered-table-cell/>
          <table:table-cell/>
          <table:table-cell table:style-name="GregorianDateMonday" table:formula="of:=[.AB32]+1" office:value-type="date" office:date-value="2023-05-22" calcext:value-type="date" table:number-columns-spanned="2" table:number-rows-spanned="1">
            <text:p>2023-05-22</text:p>
          </table:table-cell>
          <table:covered-table-cell/>
          <table:table-cell table:style-name="GregorianDate" table:formula="of:=[.P35]+1" office:value-type="date" office:date-value="2023-05-23" calcext:value-type="date" table:number-columns-spanned="2" table:number-rows-spanned="1">
            <text:p>2023-05-23</text:p>
          </table:table-cell>
          <table:covered-table-cell/>
          <table:table-cell table:style-name="GregorianDate" table:formula="of:=[.R35]+1" office:value-type="date" office:date-value="2023-05-24" calcext:value-type="date" table:number-columns-spanned="2" table:number-rows-spanned="1">
            <text:p>2023-05-24</text:p>
          </table:table-cell>
          <table:covered-table-cell/>
          <table:table-cell table:style-name="GregorianDate" table:formula="of:=[.T35]+1" office:value-type="date" office:date-value="2023-05-25" calcext:value-type="date" table:number-columns-spanned="2" table:number-rows-spanned="1">
            <text:p>2023-05-25</text:p>
          </table:table-cell>
          <table:covered-table-cell/>
          <table:table-cell table:style-name="GregorianDate" table:formula="of:=[.V35]+1" office:value-type="date" office:date-value="2023-05-26" calcext:value-type="date" table:number-columns-spanned="2" table:number-rows-spanned="1">
            <text:p>2023-05-26</text:p>
          </table:table-cell>
          <table:covered-table-cell/>
          <table:table-cell table:style-name="GregorianDateSaturday" table:formula="of:=[.X35]+1" office:value-type="date" office:date-value="2023-05-27" calcext:value-type="date" table:number-columns-spanned="2" table:number-rows-spanned="1">
            <text:p>2023-05-27</text:p>
          </table:table-cell>
          <table:covered-table-cell/>
          <table:table-cell table:style-name="GregorianDateSunday" table:formula="of:=[.Z35]+1" office:value-type="date" office:date-value="2023-05-28" calcext:value-type="date" table:number-columns-spanned="2" table:number-rows-spanned="1">
            <text:p>2023-05-28</text:p>
          </table:table-cell>
          <table:covered-table-cell/>
          <table:table-cell/>
          <table:table-cell table:style-name="GregorianDateMonday" table:formula="of:=[.AQ32]+1" office:value-type="date" office:date-value="2023-06-26" calcext:value-type="date" table:number-columns-spanned="2" table:number-rows-spanned="1">
            <text:p>2023-06-26</text:p>
          </table:table-cell>
          <table:covered-table-cell/>
          <table:table-cell table:style-name="GregorianDate" table:formula="of:=[.AE35]+1" office:value-type="date" office:date-value="2023-06-27" calcext:value-type="date" table:number-columns-spanned="2" table:number-rows-spanned="1">
            <text:p>2023-06-27</text:p>
          </table:table-cell>
          <table:covered-table-cell/>
          <table:table-cell table:style-name="GregorianDate" table:formula="of:=[.AG35]+1" office:value-type="date" office:date-value="2023-06-28" calcext:value-type="date" table:number-columns-spanned="2" table:number-rows-spanned="1">
            <text:p>2023-06-28</text:p>
          </table:table-cell>
          <table:covered-table-cell/>
          <table:table-cell table:style-name="GregorianDate" table:formula="of:=[.AI35]+1" office:value-type="date" office:date-value="2023-06-29" calcext:value-type="date" table:number-columns-spanned="2" table:number-rows-spanned="1">
            <text:p>2023-06-29</text:p>
          </table:table-cell>
          <table:covered-table-cell/>
          <table:table-cell table:style-name="GregorianDate" table:formula="of:=[.AK35]+1" office:value-type="date" office:date-value="2023-06-30" calcext:value-type="date" table:number-columns-spanned="2" table:number-rows-spanned="1">
            <text:p>2023-06-30</text:p>
          </table:table-cell>
          <table:covered-table-cell/>
          <table:table-cell table:style-name="GregorianDateSaturday" table:formula="of:=[.AM35]+1" office:value-type="date" office:date-value="2023-07-01" calcext:value-type="date" table:number-columns-spanned="2" table:number-rows-spanned="1">
            <text:p>2023-07-01</text:p>
          </table:table-cell>
          <table:covered-table-cell/>
          <table:table-cell table:style-name="GregorianDateSunday" table:formula="of:=[.AO35]+1" office:value-type="date" office:date-value="2023-07-02" calcext:value-type="date" table:number-columns-spanned="2" table:number-rows-spanned="1">
            <text:p>2023-07-02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33];6)+1;6)" office:value-type="string" office:string-value="34" calcext:value-type="string">
            <text:p>34</text:p>
          </table:table-cell>
          <table:table-cell table:style-name="DayInYear" table:formula="of:=BASE(DECIMAL([.AC33];6)+1;6)" office:value-type="string" office:string-value="404" calcext:value-type="string">
            <text:p>404</text:p>
          </table:table-cell>
          <table:table-cell table:style-name="WeekNumber" table:formula="of:=[.P36]" office:value-type="string" office:string-value="34" calcext:value-type="string">
            <text:p>34</text:p>
          </table:table-cell>
          <table:table-cell table:style-name="DayInYear" table:formula="of:=BASE(DECIMAL([.Q36];6)+1;6)" office:value-type="string" office:string-value="405" calcext:value-type="string">
            <text:p>405</text:p>
          </table:table-cell>
          <table:table-cell table:style-name="WeekNumber" table:formula="of:=[.R36]" office:value-type="string" office:string-value="34" calcext:value-type="string">
            <text:p>34</text:p>
          </table:table-cell>
          <table:table-cell table:style-name="DayInYear" table:formula="of:=BASE(DECIMAL([.S36];6)+1;6)" office:value-type="string" office:string-value="410" calcext:value-type="string">
            <text:p>410</text:p>
          </table:table-cell>
          <table:table-cell table:style-name="WeekNumber" table:formula="of:=[.T36]" office:value-type="string" office:string-value="34" calcext:value-type="string">
            <text:p>34</text:p>
          </table:table-cell>
          <table:table-cell table:style-name="DayInYear" table:formula="of:=BASE(DECIMAL([.U36];6)+1;6)" office:value-type="string" office:string-value="411" calcext:value-type="string">
            <text:p>411</text:p>
          </table:table-cell>
          <table:table-cell table:style-name="WeekNumber" table:formula="of:=[.V36]" office:value-type="string" office:string-value="34" calcext:value-type="string">
            <text:p>34</text:p>
          </table:table-cell>
          <table:table-cell table:style-name="DayInYear" table:formula="of:=BASE(DECIMAL([.W36];6)+1;6)" office:value-type="string" office:string-value="412" calcext:value-type="string">
            <text:p>412</text:p>
          </table:table-cell>
          <table:table-cell table:style-name="WeekNumberSaturday" table:formula="of:=[.X36]" office:value-type="string" office:string-value="34" calcext:value-type="string">
            <text:p>34</text:p>
          </table:table-cell>
          <table:table-cell table:style-name="DayInYearSaturday" table:formula="of:=BASE(DECIMAL([.Y36];6)+1;6)" office:value-type="string" office:string-value="413" calcext:value-type="string">
            <text:p>413</text:p>
          </table:table-cell>
          <table:table-cell table:style-name="WeekNumberSunday" table:formula="of:=[.Z36]" office:value-type="string" office:string-value="34" calcext:value-type="string">
            <text:p>34</text:p>
          </table:table-cell>
          <table:table-cell table:style-name="DayInYearSunday" table:formula="of:=BASE(DECIMAL([.AA36];6)+1;6)" office:value-type="string" office:string-value="414" calcext:value-type="string">
            <text:p>414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34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37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37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37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37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37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37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35]+1" office:value-type="date" office:date-value="2023-05-29" calcext:value-type="date" table:number-columns-spanned="2" table:number-rows-spanned="1">
            <text:p>2023-05-29</text:p>
          </table:table-cell>
          <table:covered-table-cell/>
          <table:table-cell table:style-name="GregorianDate" table:formula="of:=[.P38]+1" office:value-type="date" office:date-value="2023-05-30" calcext:value-type="date" table:number-columns-spanned="2" table:number-rows-spanned="1">
            <text:p>2023-05-30</text:p>
          </table:table-cell>
          <table:covered-table-cell/>
          <table:table-cell table:style-name="GregorianDate" table:formula="of:=[.R38]+1" office:value-type="date" office:date-value="2023-05-31" calcext:value-type="date" table:number-columns-spanned="2" table:number-rows-spanned="1">
            <text:p>2023-05-31</text:p>
          </table:table-cell>
          <table:covered-table-cell/>
          <table:table-cell table:style-name="GregorianDate" table:formula="of:=[.T38]+1" office:value-type="date" office:date-value="2023-06-01" calcext:value-type="date" table:number-columns-spanned="2" table:number-rows-spanned="1">
            <text:p>2023-06-01</text:p>
          </table:table-cell>
          <table:covered-table-cell/>
          <table:table-cell table:style-name="GregorianDate" table:formula="of:=[.V38]+1" office:value-type="date" office:date-value="2023-06-02" calcext:value-type="date" table:number-columns-spanned="2" table:number-rows-spanned="1">
            <text:p>2023-06-02</text:p>
          </table:table-cell>
          <table:covered-table-cell/>
          <table:table-cell table:style-name="GregorianDateSaturday" table:formula="of:=[.X38]+1" office:value-type="date" office:date-value="2023-06-03" calcext:value-type="date" table:number-columns-spanned="2" table:number-rows-spanned="1">
            <text:p>2023-06-03</text:p>
          </table:table-cell>
          <table:covered-table-cell/>
          <table:table-cell table:style-name="GregorianDateSunday" table:formula="of:=[.Z38]+1" office:value-type="date" office:date-value="2023-06-04" calcext:value-type="date" table:number-columns-spanned="2" table:number-rows-spanned="1">
            <text:p>2023-06-04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Summer" table:formula="of:=[.G50]" office:value-type="date" office:date-value="2023-07-20" calcext:value-type="date" table:number-columns-spanned="12" table:number-rows-spanned="1">
            <text:p>July</text:p>
          </table:table-cell>
          <table:covered-table-cell table:number-columns-repeated="11" table:style-name="MonthWinter"/>
          <table:table-cell table:style-name="ce21" table:formula="of:=BASE(MONTH([.G50]);6)" office:value-type="string" office:string-value="11" calcext:value-type="string" table:number-columns-spanned="2" table:number-rows-spanned="1">
            <text:p>11</text:p>
          </table:table-cell>
          <table:covered-table-cell table:style-name="MonthWinter"/>
          <table:table-cell/>
          <table:table-cell table:style-name="MonthSummer" table:formula="of:=[.V50]" office:value-type="date" office:date-value="2023-08-17" calcext:value-type="date" table:number-columns-spanned="12" table:number-rows-spanned="1">
            <text:p>August</text:p>
          </table:table-cell>
          <table:covered-table-cell table:number-columns-repeated="11" table:style-name="MonthWinter"/>
          <table:table-cell table:style-name="ce21" table:formula="of:=BASE(MONTH([.V50]);6)" office:value-type="string" office:string-value="12" calcext:value-type="string" table:number-columns-spanned="2" table:number-rows-spanned="1">
            <text:p>12</text:p>
          </table:table-cell>
          <table:covered-table-cell table:style-name="MonthWinter"/>
          <table:table-cell/>
          <table:table-cell table:style-name="MonthAutumn" table:formula="of:=[.AK50]" office:value-type="date" office:date-value="2023-09-21" calcext:value-type="date" table:number-columns-spanned="12" table:number-rows-spanned="1">
            <text:p>September</text:p>
          </table:table-cell>
          <table:covered-table-cell table:number-columns-repeated="11" table:style-name="MonthSpring"/>
          <table:table-cell table:style-name="ce22" table:formula="of:=BASE(MONTH([.AK50]);6)" office:value-type="string" office:string-value="13" calcext:value-type="string" table:number-columns-spanned="2" table:number-rows-spanned="1">
            <text:p>13</text:p>
          </table:table-cell>
          <table:covered-table-cell table:style-name="MonthSpring"/>
        </table:table-row>
        <table:table-row table:style-name="ro4">
          <table:table-cell table:style-name="WeekDay" table:formula="of:=[.A44]" office:value-type="date" office:date-value="2023-07-03" calcext:value-type="date" table:number-columns-spanned="2" table:number-rows-spanned="1">
            <text:p>Mon</text:p>
          </table:table-cell>
          <table:covered-table-cell/>
          <table:table-cell table:style-name="WeekDay" table:formula="of:=[.C44]" office:value-type="date" office:date-value="2023-07-04" calcext:value-type="date" table:number-columns-spanned="2" table:number-rows-spanned="1">
            <text:p>Tue</text:p>
          </table:table-cell>
          <table:covered-table-cell/>
          <table:table-cell table:style-name="WeekDay" table:formula="of:=[.E44]" office:value-type="date" office:date-value="2023-07-05" calcext:value-type="date" table:number-columns-spanned="2" table:number-rows-spanned="1">
            <text:p>Wed</text:p>
          </table:table-cell>
          <table:covered-table-cell/>
          <table:table-cell table:style-name="WeekDay" table:formula="of:=[.G44]" office:value-type="date" office:date-value="2023-07-06" calcext:value-type="date" table:number-columns-spanned="2" table:number-rows-spanned="1">
            <text:p>Thu</text:p>
          </table:table-cell>
          <table:covered-table-cell/>
          <table:table-cell table:style-name="WeekDay" table:formula="of:=[.I44]" office:value-type="date" office:date-value="2023-07-07" calcext:value-type="date" table:number-columns-spanned="2" table:number-rows-spanned="1">
            <text:p>Fri</text:p>
          </table:table-cell>
          <table:covered-table-cell/>
          <table:table-cell table:style-name="WeekdaySaturday" table:formula="of:=[.K44]" office:value-type="date" office:date-value="2023-07-08" calcext:value-type="date" table:number-columns-spanned="2" table:number-rows-spanned="1">
            <text:p>Sat</text:p>
          </table:table-cell>
          <table:covered-table-cell/>
          <table:table-cell table:style-name="WeekdaySunday" table:formula="of:=[.M44]" office:value-type="date" office:date-value="2023-07-09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44]" office:value-type="date" office:date-value="2023-07-31" calcext:value-type="date" table:number-columns-spanned="2" table:number-rows-spanned="1">
            <text:p>Mon</text:p>
          </table:table-cell>
          <table:covered-table-cell/>
          <table:table-cell table:style-name="WeekDay" table:formula="of:=[.R44]" office:value-type="date" office:date-value="2023-08-01" calcext:value-type="date" table:number-columns-spanned="2" table:number-rows-spanned="1">
            <text:p>Tue</text:p>
          </table:table-cell>
          <table:covered-table-cell/>
          <table:table-cell table:style-name="WeekDay" table:formula="of:=[.T44]" office:value-type="date" office:date-value="2023-08-02" calcext:value-type="date" table:number-columns-spanned="2" table:number-rows-spanned="1">
            <text:p>Wed</text:p>
          </table:table-cell>
          <table:covered-table-cell/>
          <table:table-cell table:style-name="WeekDay" table:formula="of:=[.V44]" office:value-type="date" office:date-value="2023-08-03" calcext:value-type="date" table:number-columns-spanned="2" table:number-rows-spanned="1">
            <text:p>Thu</text:p>
          </table:table-cell>
          <table:covered-table-cell/>
          <table:table-cell table:style-name="WeekDay" table:formula="of:=[.X44]" office:value-type="date" office:date-value="2023-08-04" calcext:value-type="date" table:number-columns-spanned="2" table:number-rows-spanned="1">
            <text:p>Fri</text:p>
          </table:table-cell>
          <table:covered-table-cell/>
          <table:table-cell table:style-name="WeekdaySaturday" table:formula="of:=[.Z44]" office:value-type="date" office:date-value="2023-08-05" calcext:value-type="date" table:number-columns-spanned="2" table:number-rows-spanned="1">
            <text:p>Sat</text:p>
          </table:table-cell>
          <table:covered-table-cell/>
          <table:table-cell table:style-name="WeekdaySunday" table:formula="of:=[.AB44]" office:value-type="date" office:date-value="2023-08-06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44]" office:value-type="date" office:date-value="2023-09-04" calcext:value-type="date" table:number-columns-spanned="2" table:number-rows-spanned="1">
            <text:p>Mon</text:p>
          </table:table-cell>
          <table:covered-table-cell/>
          <table:table-cell table:style-name="WeekDay" table:formula="of:=[.AG44]" office:value-type="date" office:date-value="2023-09-05" calcext:value-type="date" table:number-columns-spanned="2" table:number-rows-spanned="1">
            <text:p>Tue</text:p>
          </table:table-cell>
          <table:covered-table-cell/>
          <table:table-cell table:style-name="WeekDay" table:formula="of:=[.AI44]" office:value-type="date" office:date-value="2023-09-06" calcext:value-type="date" table:number-columns-spanned="2" table:number-rows-spanned="1">
            <text:p>Wed</text:p>
          </table:table-cell>
          <table:covered-table-cell/>
          <table:table-cell table:style-name="WeekDay" table:formula="of:=[.AK44]" office:value-type="date" office:date-value="2023-09-07" calcext:value-type="date" table:number-columns-spanned="2" table:number-rows-spanned="1">
            <text:p>Thu</text:p>
          </table:table-cell>
          <table:covered-table-cell/>
          <table:table-cell table:style-name="WeekDay" table:formula="of:=[.AM44]" office:value-type="date" office:date-value="2023-09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44]" office:value-type="date" office:date-value="2023-09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44]" office:value-type="date" office:date-value="2023-09-10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33];6)+1;6)" office:value-type="string" office:string-value="43" calcext:value-type="string">
            <text:p>43</text:p>
          </table:table-cell>
          <table:table-cell table:style-name="DayInYear" table:formula="of:=BASE(DECIMAL([.AR33];6)+1;6)" office:value-type="string" office:string-value="503" calcext:value-type="string">
            <text:p>503</text:p>
          </table:table-cell>
          <table:table-cell table:style-name="WeekNumber" table:formula="of:=[.A42]" office:value-type="string" office:string-value="43" calcext:value-type="string">
            <text:p>43</text:p>
          </table:table-cell>
          <table:table-cell table:style-name="DayInYear" table:formula="of:=BASE(DECIMAL([.B42];6)+1;6)" office:value-type="string" office:string-value="504" calcext:value-type="string">
            <text:p>504</text:p>
          </table:table-cell>
          <table:table-cell table:style-name="WeekNumber" table:formula="of:=[.C42]" office:value-type="string" office:string-value="43" calcext:value-type="string">
            <text:p>43</text:p>
          </table:table-cell>
          <table:table-cell table:style-name="DayInYear" table:formula="of:=BASE(DECIMAL([.D42];6)+1;6)" office:value-type="string" office:string-value="505" calcext:value-type="string">
            <text:p>505</text:p>
          </table:table-cell>
          <table:table-cell table:style-name="WeekNumber" table:formula="of:=[.E42]" office:value-type="string" office:string-value="43" calcext:value-type="string">
            <text:p>43</text:p>
          </table:table-cell>
          <table:table-cell table:style-name="DayInYear" table:formula="of:=BASE(DECIMAL([.F42];6)+1;6)" office:value-type="string" office:string-value="510" calcext:value-type="string">
            <text:p>510</text:p>
          </table:table-cell>
          <table:table-cell table:style-name="WeekNumber" table:formula="of:=[.G42]" office:value-type="string" office:string-value="43" calcext:value-type="string">
            <text:p>43</text:p>
          </table:table-cell>
          <table:table-cell table:style-name="DayInYear" table:formula="of:=BASE(DECIMAL([.H42];6)+1;6)" office:value-type="string" office:string-value="511" calcext:value-type="string">
            <text:p>511</text:p>
          </table:table-cell>
          <table:table-cell table:style-name="WeekNumberSaturday" table:formula="of:=[.I42]" office:value-type="string" office:string-value="43" calcext:value-type="string">
            <text:p>43</text:p>
          </table:table-cell>
          <table:table-cell table:style-name="DayInYearSaturday" table:formula="of:=BASE(DECIMAL([.J42];6)+1;6)" office:value-type="string" office:string-value="512" calcext:value-type="string">
            <text:p>512</text:p>
          </table:table-cell>
          <table:table-cell table:style-name="WeekNumberSunday" table:formula="of:=[.K42]" office:value-type="string" office:string-value="43" calcext:value-type="string">
            <text:p>43</text:p>
          </table:table-cell>
          <table:table-cell table:style-name="DayInYearSunday" table:formula="of:=BASE(DECIMAL([.L42];6)+1;6)" office:value-type="string" office:string-value="513" calcext:value-type="string">
            <text:p>513</text:p>
          </table:table-cell>
          <table:table-cell/>
          <table:table-cell table:style-name="WeekNumberMonday" table:formula="of:=BASE(DECIMAL([.A51];6)+1;6)" office:value-type="string" office:string-value="51" calcext:value-type="string">
            <text:p>51</text:p>
          </table:table-cell>
          <table:table-cell table:style-name="DayInYear" table:formula="of:=BASE(DECIMAL([.N51];6)+1;6)" office:value-type="string" office:string-value="551" calcext:value-type="string">
            <text:p>551</text:p>
          </table:table-cell>
          <table:table-cell table:style-name="WeekNumber" table:formula="of:=[.P42]" office:value-type="string" office:string-value="51" calcext:value-type="string">
            <text:p>51</text:p>
          </table:table-cell>
          <table:table-cell table:style-name="DayInYear" table:formula="of:=BASE(DECIMAL([.Q42];6)+1;6)" office:value-type="string" office:string-value="552" calcext:value-type="string">
            <text:p>552</text:p>
          </table:table-cell>
          <table:table-cell table:style-name="WeekNumber" table:formula="of:=[.R42]" office:value-type="string" office:string-value="51" calcext:value-type="string">
            <text:p>51</text:p>
          </table:table-cell>
          <table:table-cell table:style-name="DayInYear" table:formula="of:=BASE(DECIMAL([.S42];6)+1;6)" office:value-type="string" office:string-value="553" calcext:value-type="string">
            <text:p>553</text:p>
          </table:table-cell>
          <table:table-cell table:style-name="WeekNumber" table:formula="of:=[.T42]" office:value-type="string" office:string-value="51" calcext:value-type="string">
            <text:p>51</text:p>
          </table:table-cell>
          <table:table-cell table:style-name="DayInYear" table:formula="of:=BASE(DECIMAL([.U42];6)+1;6)" office:value-type="string" office:string-value="554" calcext:value-type="string">
            <text:p>554</text:p>
          </table:table-cell>
          <table:table-cell table:style-name="WeekNumber" table:formula="of:=[.V42]" office:value-type="string" office:string-value="51" calcext:value-type="string">
            <text:p>51</text:p>
          </table:table-cell>
          <table:table-cell table:style-name="DayInYear" table:formula="of:=BASE(DECIMAL([.W42];6)+1;6)" office:value-type="string" office:string-value="555" calcext:value-type="string">
            <text:p>555</text:p>
          </table:table-cell>
          <table:table-cell table:style-name="WeekNumberSaturday" table:formula="of:=[.X42]" office:value-type="string" office:string-value="51" calcext:value-type="string">
            <text:p>51</text:p>
          </table:table-cell>
          <table:table-cell table:style-name="DayInYearSaturday" table:formula="of:=BASE(DECIMAL([.Y42];6)+1;6)" office:value-type="string" office:string-value="1000" calcext:value-type="string">
            <text:p>1000</text:p>
          </table:table-cell>
          <table:table-cell table:style-name="WeekNumberSunday" table:formula="of:=[.Z42]" office:value-type="string" office:string-value="51" calcext:value-type="string">
            <text:p>51</text:p>
          </table:table-cell>
          <table:table-cell table:style-name="DayInYearSunday" table:formula="of:=BASE(DECIMAL([.AA42];6)+1;6)" office:value-type="string" office:string-value="1001" calcext:value-type="string">
            <text:p>1001</text:p>
          </table:table-cell>
          <table:table-cell/>
          <table:table-cell table:style-name="WeekNumberMonday" table:formula="of:=BASE(DECIMAL([.P54];6)+1;6)" office:value-type="string" office:string-value="100" calcext:value-type="string">
            <text:p>100</text:p>
          </table:table-cell>
          <table:table-cell table:style-name="DayInYear" table:formula="of:=BASE(DECIMAL([.AC54];6)+1;6)" office:value-type="string" office:string-value="1050" calcext:value-type="string">
            <text:p>1050</text:p>
          </table:table-cell>
          <table:table-cell table:style-name="WeekNumber" table:formula="of:=[.AE42]" office:value-type="string" office:string-value="100" calcext:value-type="string">
            <text:p>100</text:p>
          </table:table-cell>
          <table:table-cell table:style-name="DayInYear" table:formula="of:=BASE(DECIMAL([.AF42];6)+1;6)" office:value-type="string" office:string-value="1051" calcext:value-type="string">
            <text:p>1051</text:p>
          </table:table-cell>
          <table:table-cell table:style-name="WeekNumber" table:formula="of:=[.AG42]" office:value-type="string" office:string-value="100" calcext:value-type="string">
            <text:p>100</text:p>
          </table:table-cell>
          <table:table-cell table:style-name="DayInYear" table:formula="of:=BASE(DECIMAL([.AH42];6)+1;6)" office:value-type="string" office:string-value="1052" calcext:value-type="string">
            <text:p>1052</text:p>
          </table:table-cell>
          <table:table-cell table:style-name="WeekNumber" table:formula="of:=[.AI42]" office:value-type="string" office:string-value="100" calcext:value-type="string">
            <text:p>100</text:p>
          </table:table-cell>
          <table:table-cell table:style-name="DayInYear" table:formula="of:=BASE(DECIMAL([.AJ42];6)+1;6)" office:value-type="string" office:string-value="1053" calcext:value-type="string">
            <text:p>1053</text:p>
          </table:table-cell>
          <table:table-cell table:style-name="WeekNumber" table:formula="of:=[.AK42]" office:value-type="string" office:string-value="100" calcext:value-type="string">
            <text:p>100</text:p>
          </table:table-cell>
          <table:table-cell table:style-name="DayInYear" table:formula="of:=BASE(DECIMAL([.AL42];6)+1;6)" office:value-type="string" office:string-value="1054" calcext:value-type="string">
            <text:p>1054</text:p>
          </table:table-cell>
          <table:table-cell table:style-name="WeekNumberSaturday" table:formula="of:=[.AM42]" office:value-type="string" office:string-value="100" calcext:value-type="string">
            <text:p>100</text:p>
          </table:table-cell>
          <table:table-cell table:style-name="DayInYearSaturday" table:formula="of:=BASE(DECIMAL([.AN42];6)+1;6)" office:value-type="string" office:string-value="1055" calcext:value-type="string">
            <text:p>1055</text:p>
          </table:table-cell>
          <table:table-cell table:style-name="WeekNumberSunday" table:formula="of:=[.AO42]" office:value-type="string" office:string-value="100" calcext:value-type="string">
            <text:p>100</text:p>
          </table:table-cell>
          <table:table-cell table:style-name="DayInYearSunday" table:formula="of:=BASE(DECIMAL([.AP42];6)+1;6)" office:value-type="string" office:string-value="1100" calcext:value-type="string">
            <text:p>1100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43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43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43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43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43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4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35]+1" office:value-type="date" office:date-value="2023-07-03" calcext:value-type="date" table:number-columns-spanned="2" table:number-rows-spanned="1">
            <text:p>2023-07-03</text:p>
          </table:table-cell>
          <table:covered-table-cell/>
          <table:table-cell table:style-name="GregorianDate" table:formula="of:=[.A44]+1" office:value-type="date" office:date-value="2023-07-04" calcext:value-type="date" table:number-columns-spanned="2" table:number-rows-spanned="1">
            <text:p>2023-07-04</text:p>
          </table:table-cell>
          <table:covered-table-cell/>
          <table:table-cell table:style-name="GregorianDate" table:formula="of:=[.C44]+1" office:value-type="date" office:date-value="2023-07-05" calcext:value-type="date" table:number-columns-spanned="2" table:number-rows-spanned="1">
            <text:p>2023-07-05</text:p>
          </table:table-cell>
          <table:covered-table-cell/>
          <table:table-cell table:style-name="GregorianDate" table:formula="of:=[.E44]+1" office:value-type="date" office:date-value="2023-07-06" calcext:value-type="date" table:number-columns-spanned="2" table:number-rows-spanned="1">
            <text:p>2023-07-06</text:p>
          </table:table-cell>
          <table:covered-table-cell/>
          <table:table-cell table:style-name="GregorianDate" table:formula="of:=[.G44]+1" office:value-type="date" office:date-value="2023-07-07" calcext:value-type="date" table:number-columns-spanned="2" table:number-rows-spanned="1">
            <text:p>2023-07-07</text:p>
          </table:table-cell>
          <table:covered-table-cell/>
          <table:table-cell table:style-name="GregorianDateSaturday" table:formula="of:=[.I44]+1" office:value-type="date" office:date-value="2023-07-08" calcext:value-type="date" table:number-columns-spanned="2" table:number-rows-spanned="1">
            <text:p>2023-07-08</text:p>
          </table:table-cell>
          <table:covered-table-cell/>
          <table:table-cell table:style-name="GregorianDateSunday" table:formula="of:=[.K44]+1" office:value-type="date" office:date-value="2023-07-09" calcext:value-type="date" table:number-columns-spanned="2" table:number-rows-spanned="1">
            <text:p>2023-07-09</text:p>
          </table:table-cell>
          <table:covered-table-cell/>
          <table:table-cell/>
          <table:table-cell table:style-name="GregorianDateMonday" table:formula="of:=[.M53]+1" office:value-type="date" office:date-value="2023-07-31" calcext:value-type="date" table:number-columns-spanned="2" table:number-rows-spanned="1">
            <text:p>2023-07-31</text:p>
          </table:table-cell>
          <table:covered-table-cell/>
          <table:table-cell table:style-name="GregorianDate" table:formula="of:=[.P44]+1" office:value-type="date" office:date-value="2023-08-01" calcext:value-type="date" table:number-columns-spanned="2" table:number-rows-spanned="1">
            <text:p>2023-08-01</text:p>
          </table:table-cell>
          <table:covered-table-cell/>
          <table:table-cell table:style-name="GregorianDate" table:formula="of:=[.R44]+1" office:value-type="date" office:date-value="2023-08-02" calcext:value-type="date" table:number-columns-spanned="2" table:number-rows-spanned="1">
            <text:p>2023-08-02</text:p>
          </table:table-cell>
          <table:covered-table-cell/>
          <table:table-cell table:style-name="GregorianDate" table:formula="of:=[.T44]+1" office:value-type="date" office:date-value="2023-08-03" calcext:value-type="date" table:number-columns-spanned="2" table:number-rows-spanned="1">
            <text:p>2023-08-03</text:p>
          </table:table-cell>
          <table:covered-table-cell/>
          <table:table-cell table:style-name="GregorianDate" table:formula="of:=[.V44]+1" office:value-type="date" office:date-value="2023-08-04" calcext:value-type="date" table:number-columns-spanned="2" table:number-rows-spanned="1">
            <text:p>2023-08-04</text:p>
          </table:table-cell>
          <table:covered-table-cell/>
          <table:table-cell table:style-name="GregorianDateSaturday" table:formula="of:=[.X44]+1" office:value-type="date" office:date-value="2023-08-05" calcext:value-type="date" table:number-columns-spanned="2" table:number-rows-spanned="1">
            <text:p>2023-08-05</text:p>
          </table:table-cell>
          <table:covered-table-cell/>
          <table:table-cell table:style-name="GregorianDateSunday" table:formula="of:=[.Z44]+1" office:value-type="date" office:date-value="2023-08-06" calcext:value-type="date" table:number-columns-spanned="2" table:number-rows-spanned="1">
            <text:p>2023-08-06</text:p>
          </table:table-cell>
          <table:covered-table-cell/>
          <table:table-cell/>
          <table:table-cell table:style-name="GregorianDateMonday" table:formula="of:=[.AB56]+1" office:value-type="date" office:date-value="2023-09-04" calcext:value-type="date" table:number-columns-spanned="2" table:number-rows-spanned="1">
            <text:p>2023-09-04</text:p>
          </table:table-cell>
          <table:covered-table-cell/>
          <table:table-cell table:style-name="GregorianDate" table:formula="of:=[.AE44]+1" office:value-type="date" office:date-value="2023-09-05" calcext:value-type="date" table:number-columns-spanned="2" table:number-rows-spanned="1">
            <text:p>2023-09-05</text:p>
          </table:table-cell>
          <table:covered-table-cell/>
          <table:table-cell table:style-name="GregorianDate" table:formula="of:=[.AG44]+1" office:value-type="date" office:date-value="2023-09-06" calcext:value-type="date" table:number-columns-spanned="2" table:number-rows-spanned="1">
            <text:p>2023-09-06</text:p>
          </table:table-cell>
          <table:covered-table-cell/>
          <table:table-cell table:style-name="GregorianDate" table:formula="of:=[.AI44]+1" office:value-type="date" office:date-value="2023-09-07" calcext:value-type="date" table:number-columns-spanned="2" table:number-rows-spanned="1">
            <text:p>2023-09-07</text:p>
          </table:table-cell>
          <table:covered-table-cell/>
          <table:table-cell table:style-name="GregorianDate" table:formula="of:=[.AK44]+1" office:value-type="date" office:date-value="2023-09-08" calcext:value-type="date" table:number-columns-spanned="2" table:number-rows-spanned="1">
            <text:p>2023-09-08</text:p>
          </table:table-cell>
          <table:covered-table-cell/>
          <table:table-cell table:style-name="GregorianDateSaturday" table:formula="of:=[.AM44]+1" office:value-type="date" office:date-value="2023-09-09" calcext:value-type="date" table:number-columns-spanned="2" table:number-rows-spanned="1">
            <text:p>2023-09-09</text:p>
          </table:table-cell>
          <table:covered-table-cell/>
          <table:table-cell table:style-name="GregorianDateSunday" table:formula="of:=[.AO44]+1" office:value-type="date" office:date-value="2023-09-10" calcext:value-type="date" table:number-columns-spanned="2" table:number-rows-spanned="1">
            <text:p>2023-09-10</text:p>
          </table:table-cell>
          <table:covered-table-cell/>
        </table:table-row>
        <table:table-row table:style-name="ro5">
          <table:table-cell table:style-name="WeekNumberMonday" table:formula="of:=BASE(DECIMAL([.A42];6)+1;6)" office:value-type="string" office:string-value="44" calcext:value-type="string">
            <text:p>44</text:p>
          </table:table-cell>
          <table:table-cell table:style-name="DayInYear" table:formula="of:=BASE(DECIMAL([.N42];6)+1;6)" office:value-type="string" office:string-value="514" calcext:value-type="string">
            <text:p>514</text:p>
          </table:table-cell>
          <table:table-cell table:style-name="WeekNumber" table:formula="of:=[.A45]" office:value-type="string" office:string-value="44" calcext:value-type="string">
            <text:p>44</text:p>
          </table:table-cell>
          <table:table-cell table:style-name="DayInYear" table:formula="of:=BASE(DECIMAL([.B45];6)+1;6)" office:value-type="string" office:string-value="515" calcext:value-type="string">
            <text:p>515</text:p>
          </table:table-cell>
          <table:table-cell table:style-name="WeekNumber" table:formula="of:=[.C45]" office:value-type="string" office:string-value="44" calcext:value-type="string">
            <text:p>44</text:p>
          </table:table-cell>
          <table:table-cell table:style-name="DayInYear" table:formula="of:=BASE(DECIMAL([.D45];6)+1;6)" office:value-type="string" office:string-value="520" calcext:value-type="string">
            <text:p>520</text:p>
          </table:table-cell>
          <table:table-cell table:style-name="WeekNumber" table:formula="of:=[.E45]" office:value-type="string" office:string-value="44" calcext:value-type="string">
            <text:p>44</text:p>
          </table:table-cell>
          <table:table-cell table:style-name="DayInYear" table:formula="of:=BASE(DECIMAL([.F45];6)+1;6)" office:value-type="string" office:string-value="521" calcext:value-type="string">
            <text:p>521</text:p>
          </table:table-cell>
          <table:table-cell table:style-name="WeekNumber" table:formula="of:=[.G45]" office:value-type="string" office:string-value="44" calcext:value-type="string">
            <text:p>44</text:p>
          </table:table-cell>
          <table:table-cell table:style-name="DayInYear" table:formula="of:=BASE(DECIMAL([.H45];6)+1;6)" office:value-type="string" office:string-value="522" calcext:value-type="string">
            <text:p>522</text:p>
          </table:table-cell>
          <table:table-cell table:style-name="WeekNumberSaturday" table:formula="of:=[.I45]" office:value-type="string" office:string-value="44" calcext:value-type="string">
            <text:p>44</text:p>
          </table:table-cell>
          <table:table-cell table:style-name="DayInYearSaturday" table:formula="of:=BASE(DECIMAL([.J45];6)+1;6)" office:value-type="string" office:string-value="523" calcext:value-type="string">
            <text:p>523</text:p>
          </table:table-cell>
          <table:table-cell table:style-name="WeekNumberSunday" table:formula="of:=[.K45]" office:value-type="string" office:string-value="44" calcext:value-type="string">
            <text:p>44</text:p>
          </table:table-cell>
          <table:table-cell table:style-name="DayInYearSunday" table:formula="of:=BASE(DECIMAL([.L45];6)+1;6)" office:value-type="string" office:string-value="524" calcext:value-type="string">
            <text:p>524</text:p>
          </table:table-cell>
          <table:table-cell/>
          <table:table-cell table:style-name="WeekNumberMonday" table:formula="of:=BASE(DECIMAL([.P42];6)+1;6)" office:value-type="string" office:string-value="52" calcext:value-type="string">
            <text:p>52</text:p>
          </table:table-cell>
          <table:table-cell table:style-name="DayInYear" table:formula="of:=BASE(DECIMAL([.AC42];6)+1;6)" office:value-type="string" office:string-value="1002" calcext:value-type="string">
            <text:p>1002</text:p>
          </table:table-cell>
          <table:table-cell table:style-name="WeekNumber" table:formula="of:=[.P45]" office:value-type="string" office:string-value="52" calcext:value-type="string">
            <text:p>52</text:p>
          </table:table-cell>
          <table:table-cell table:style-name="DayInYear" table:formula="of:=BASE(DECIMAL([.Q45];6)+1;6)" office:value-type="string" office:string-value="1003" calcext:value-type="string">
            <text:p>1003</text:p>
          </table:table-cell>
          <table:table-cell table:style-name="WeekNumber" table:formula="of:=[.R45]" office:value-type="string" office:string-value="52" calcext:value-type="string">
            <text:p>52</text:p>
          </table:table-cell>
          <table:table-cell table:style-name="DayInYear" table:formula="of:=BASE(DECIMAL([.S45];6)+1;6)" office:value-type="string" office:string-value="1004" calcext:value-type="string">
            <text:p>1004</text:p>
          </table:table-cell>
          <table:table-cell table:style-name="WeekNumber" table:formula="of:=[.T45]" office:value-type="string" office:string-value="52" calcext:value-type="string">
            <text:p>52</text:p>
          </table:table-cell>
          <table:table-cell table:style-name="DayInYear" table:formula="of:=BASE(DECIMAL([.U45];6)+1;6)" office:value-type="string" office:string-value="1005" calcext:value-type="string">
            <text:p>1005</text:p>
          </table:table-cell>
          <table:table-cell table:style-name="WeekNumber" table:formula="of:=[.V45]" office:value-type="string" office:string-value="52" calcext:value-type="string">
            <text:p>52</text:p>
          </table:table-cell>
          <table:table-cell table:style-name="DayInYear" table:formula="of:=BASE(DECIMAL([.W45];6)+1;6)" office:value-type="string" office:string-value="1010" calcext:value-type="string">
            <text:p>1010</text:p>
          </table:table-cell>
          <table:table-cell table:style-name="WeekNumberSaturday" table:formula="of:=[.X45]" office:value-type="string" office:string-value="52" calcext:value-type="string">
            <text:p>52</text:p>
          </table:table-cell>
          <table:table-cell table:style-name="DayInYearSaturday" table:formula="of:=BASE(DECIMAL([.Y45];6)+1;6)" office:value-type="string" office:string-value="1011" calcext:value-type="string">
            <text:p>1011</text:p>
          </table:table-cell>
          <table:table-cell table:style-name="WeekNumberSunday" table:formula="of:=[.Z45]" office:value-type="string" office:string-value="52" calcext:value-type="string">
            <text:p>52</text:p>
          </table:table-cell>
          <table:table-cell table:style-name="DayInYearSunday" table:formula="of:=BASE(DECIMAL([.AA45];6)+1;6)" office:value-type="string" office:string-value="1012" calcext:value-type="string">
            <text:p>1012</text:p>
          </table:table-cell>
          <table:table-cell/>
          <table:table-cell table:style-name="WeekNumberMonday" table:formula="of:=BASE(DECIMAL([.AE42];6)+1;6)" office:value-type="string" office:string-value="101" calcext:value-type="string">
            <text:p>101</text:p>
          </table:table-cell>
          <table:table-cell table:style-name="DayInYear" table:formula="of:=BASE(DECIMAL([.AR42];6)+1;6)" office:value-type="string" office:string-value="1101" calcext:value-type="string">
            <text:p>1101</text:p>
          </table:table-cell>
          <table:table-cell table:style-name="WeekNumber" table:formula="of:=[.AE45]" office:value-type="string" office:string-value="101" calcext:value-type="string">
            <text:p>101</text:p>
          </table:table-cell>
          <table:table-cell table:style-name="DayInYear" table:formula="of:=BASE(DECIMAL([.AF45];6)+1;6)" office:value-type="string" office:string-value="1102" calcext:value-type="string">
            <text:p>1102</text:p>
          </table:table-cell>
          <table:table-cell table:style-name="WeekNumber" table:formula="of:=[.AG45]" office:value-type="string" office:string-value="101" calcext:value-type="string">
            <text:p>101</text:p>
          </table:table-cell>
          <table:table-cell table:style-name="DayInYear" table:formula="of:=BASE(DECIMAL([.AH45];6)+1;6)" office:value-type="string" office:string-value="1103" calcext:value-type="string">
            <text:p>1103</text:p>
          </table:table-cell>
          <table:table-cell table:style-name="WeekNumber" table:formula="of:=[.AI45]" office:value-type="string" office:string-value="101" calcext:value-type="string">
            <text:p>101</text:p>
          </table:table-cell>
          <table:table-cell table:style-name="DayInYear" table:formula="of:=BASE(DECIMAL([.AJ45];6)+1;6)" office:value-type="string" office:string-value="1104" calcext:value-type="string">
            <text:p>1104</text:p>
          </table:table-cell>
          <table:table-cell table:style-name="WeekNumber" table:formula="of:=[.AK45]" office:value-type="string" office:string-value="101" calcext:value-type="string">
            <text:p>101</text:p>
          </table:table-cell>
          <table:table-cell table:style-name="DayInYear" table:formula="of:=BASE(DECIMAL([.AL45];6)+1;6)" office:value-type="string" office:string-value="1105" calcext:value-type="string">
            <text:p>1105</text:p>
          </table:table-cell>
          <table:table-cell table:style-name="WeekNumberSaturday" table:formula="of:=[.AM45]" office:value-type="string" office:string-value="101" calcext:value-type="string">
            <text:p>101</text:p>
          </table:table-cell>
          <table:table-cell table:style-name="DayInYearSaturday" table:formula="of:=BASE(DECIMAL([.AN45];6)+1;6)" office:value-type="string" office:string-value="1110" calcext:value-type="string">
            <text:p>1110</text:p>
          </table:table-cell>
          <table:table-cell table:style-name="WeekNumberSunday" table:formula="of:=[.AO45]" office:value-type="string" office:string-value="101" calcext:value-type="string">
            <text:p>101</text:p>
          </table:table-cell>
          <table:table-cell table:style-name="DayInYearSunday" table:formula="of:=BASE(DECIMAL([.AP45];6)+1;6)" office:value-type="string" office:string-value="1111" calcext:value-type="string">
            <text:p>1111</text:p>
          </table:table-cell>
        </table:table-row>
        <table:table-row table:style-name="ro6">
          <table:table-cell table:style-name="DayInMonthMonday" table:formula="of:=BASE(DECIMAL([.M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43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46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46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46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46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46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46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44]+1" office:value-type="date" office:date-value="2023-07-10" calcext:value-type="date" table:number-columns-spanned="2" table:number-rows-spanned="1">
            <text:p>2023-07-10</text:p>
          </table:table-cell>
          <table:covered-table-cell/>
          <table:table-cell table:style-name="GregorianDate" table:formula="of:=[.A47]+1" office:value-type="date" office:date-value="2023-07-11" calcext:value-type="date" table:number-columns-spanned="2" table:number-rows-spanned="1">
            <text:p>2023-07-11</text:p>
          </table:table-cell>
          <table:covered-table-cell/>
          <table:table-cell table:style-name="GregorianDate" table:formula="of:=[.C47]+1" office:value-type="date" office:date-value="2023-07-12" calcext:value-type="date" table:number-columns-spanned="2" table:number-rows-spanned="1">
            <text:p>2023-07-12</text:p>
          </table:table-cell>
          <table:covered-table-cell/>
          <table:table-cell table:style-name="GregorianDate" table:formula="of:=[.E47]+1" office:value-type="date" office:date-value="2023-07-13" calcext:value-type="date" table:number-columns-spanned="2" table:number-rows-spanned="1">
            <text:p>2023-07-13</text:p>
          </table:table-cell>
          <table:covered-table-cell/>
          <table:table-cell table:style-name="GregorianDate" table:formula="of:=[.G47]+1" office:value-type="date" office:date-value="2023-07-14" calcext:value-type="date" table:number-columns-spanned="2" table:number-rows-spanned="1">
            <text:p>2023-07-14</text:p>
          </table:table-cell>
          <table:covered-table-cell/>
          <table:table-cell table:style-name="GregorianDateSaturday" table:formula="of:=[.I47]+1" office:value-type="date" office:date-value="2023-07-15" calcext:value-type="date" table:number-columns-spanned="2" table:number-rows-spanned="1">
            <text:p>2023-07-15</text:p>
          </table:table-cell>
          <table:covered-table-cell/>
          <table:table-cell table:style-name="GregorianDateSunday" table:formula="of:=[.K47]+1" office:value-type="date" office:date-value="2023-07-16" calcext:value-type="date" table:number-columns-spanned="2" table:number-rows-spanned="1">
            <text:p>2023-07-16</text:p>
          </table:table-cell>
          <table:covered-table-cell/>
          <table:table-cell/>
          <table:table-cell table:style-name="GregorianDateMonday" table:formula="of:=[.AB44]+1" office:value-type="date" office:date-value="2023-08-07" calcext:value-type="date" table:number-columns-spanned="2" table:number-rows-spanned="1">
            <text:p>2023-08-07</text:p>
          </table:table-cell>
          <table:covered-table-cell/>
          <table:table-cell table:style-name="GregorianDate" table:formula="of:=[.P47]+1" office:value-type="date" office:date-value="2023-08-08" calcext:value-type="date" table:number-columns-spanned="2" table:number-rows-spanned="1">
            <text:p>2023-08-08</text:p>
          </table:table-cell>
          <table:covered-table-cell/>
          <table:table-cell table:style-name="GregorianDate" table:formula="of:=[.R47]+1" office:value-type="date" office:date-value="2023-08-09" calcext:value-type="date" table:number-columns-spanned="2" table:number-rows-spanned="1">
            <text:p>2023-08-09</text:p>
          </table:table-cell>
          <table:covered-table-cell/>
          <table:table-cell table:style-name="GregorianDate" table:formula="of:=[.T47]+1" office:value-type="date" office:date-value="2023-08-10" calcext:value-type="date" table:number-columns-spanned="2" table:number-rows-spanned="1">
            <text:p>2023-08-10</text:p>
          </table:table-cell>
          <table:covered-table-cell/>
          <table:table-cell table:style-name="GregorianDate" table:formula="of:=[.V47]+1" office:value-type="date" office:date-value="2023-08-11" calcext:value-type="date" table:number-columns-spanned="2" table:number-rows-spanned="1">
            <text:p>2023-08-11</text:p>
          </table:table-cell>
          <table:covered-table-cell/>
          <table:table-cell table:style-name="GregorianDateSaturday" table:formula="of:=[.X47]+1" office:value-type="date" office:date-value="2023-08-12" calcext:value-type="date" table:number-columns-spanned="2" table:number-rows-spanned="1">
            <text:p>2023-08-12</text:p>
          </table:table-cell>
          <table:covered-table-cell/>
          <table:table-cell table:style-name="GregorianDateSunday" table:formula="of:=[.Z47]+1" office:value-type="date" office:date-value="2023-08-13" calcext:value-type="date" table:number-columns-spanned="2" table:number-rows-spanned="1">
            <text:p>2023-08-13</text:p>
          </table:table-cell>
          <table:covered-table-cell/>
          <table:table-cell/>
          <table:table-cell table:style-name="GregorianDateMonday" table:formula="of:=[.AQ44]+1" office:value-type="date" office:date-value="2023-09-11" calcext:value-type="date" table:number-columns-spanned="2" table:number-rows-spanned="1">
            <text:p>2023-09-11</text:p>
          </table:table-cell>
          <table:covered-table-cell/>
          <table:table-cell table:style-name="GregorianDate" table:formula="of:=[.AE47]+1" office:value-type="date" office:date-value="2023-09-12" calcext:value-type="date" table:number-columns-spanned="2" table:number-rows-spanned="1">
            <text:p>2023-09-12</text:p>
          </table:table-cell>
          <table:covered-table-cell/>
          <table:table-cell table:style-name="GregorianDate" table:formula="of:=[.AG47]+1" office:value-type="date" office:date-value="2023-09-13" calcext:value-type="date" table:number-columns-spanned="2" table:number-rows-spanned="1">
            <text:p>2023-09-13</text:p>
          </table:table-cell>
          <table:covered-table-cell/>
          <table:table-cell table:style-name="GregorianDate" table:formula="of:=[.AI47]+1" office:value-type="date" office:date-value="2023-09-14" calcext:value-type="date" table:number-columns-spanned="2" table:number-rows-spanned="1">
            <text:p>2023-09-14</text:p>
          </table:table-cell>
          <table:covered-table-cell/>
          <table:table-cell table:style-name="GregorianDate" table:formula="of:=[.AK47]+1" office:value-type="date" office:date-value="2023-09-15" calcext:value-type="date" table:number-columns-spanned="2" table:number-rows-spanned="1">
            <text:p>2023-09-15</text:p>
          </table:table-cell>
          <table:covered-table-cell/>
          <table:table-cell table:style-name="GregorianDateSaturday" table:formula="of:=[.AM47]+1" office:value-type="date" office:date-value="2023-09-16" calcext:value-type="date" table:number-columns-spanned="2" table:number-rows-spanned="1">
            <text:p>2023-09-16</text:p>
          </table:table-cell>
          <table:covered-table-cell/>
          <table:table-cell table:style-name="GregorianDateSunday" table:formula="of:=[.AO47]+1" office:value-type="date" office:date-value="2023-09-17" calcext:value-type="date" table:number-columns-spanned="2" table:number-rows-spanned="1">
            <text:p>2023-09-17</text:p>
          </table:table-cell>
          <table:covered-table-cell/>
        </table:table-row>
        <table:table-row table:style-name="ro5">
          <table:table-cell table:style-name="WeekNumberMonday" table:formula="of:=BASE(DECIMAL([.A45];6)+1;6)" office:value-type="string" office:string-value="45" calcext:value-type="string">
            <text:p>45</text:p>
          </table:table-cell>
          <table:table-cell table:style-name="DayInYear" table:formula="of:=BASE(DECIMAL([.N45];6)+1;6)" office:value-type="string" office:string-value="525" calcext:value-type="string">
            <text:p>525</text:p>
          </table:table-cell>
          <table:table-cell table:style-name="WeekNumber" table:formula="of:=[.A48]" office:value-type="string" office:string-value="45" calcext:value-type="string">
            <text:p>45</text:p>
          </table:table-cell>
          <table:table-cell table:style-name="DayInYear" table:formula="of:=BASE(DECIMAL([.B48];6)+1;6)" office:value-type="string" office:string-value="530" calcext:value-type="string">
            <text:p>530</text:p>
          </table:table-cell>
          <table:table-cell table:style-name="WeekNumber" table:formula="of:=[.C48]" office:value-type="string" office:string-value="45" calcext:value-type="string">
            <text:p>45</text:p>
          </table:table-cell>
          <table:table-cell table:style-name="DayInYear" table:formula="of:=BASE(DECIMAL([.D48];6)+1;6)" office:value-type="string" office:string-value="531" calcext:value-type="string">
            <text:p>531</text:p>
          </table:table-cell>
          <table:table-cell table:style-name="WeekNumber" table:formula="of:=[.E48]" office:value-type="string" office:string-value="45" calcext:value-type="string">
            <text:p>45</text:p>
          </table:table-cell>
          <table:table-cell table:style-name="DayInYear" table:formula="of:=BASE(DECIMAL([.F48];6)+1;6)" office:value-type="string" office:string-value="532" calcext:value-type="string">
            <text:p>532</text:p>
          </table:table-cell>
          <table:table-cell table:style-name="WeekNumber" table:formula="of:=[.G48]" office:value-type="string" office:string-value="45" calcext:value-type="string">
            <text:p>45</text:p>
          </table:table-cell>
          <table:table-cell table:style-name="DayInYear" table:formula="of:=BASE(DECIMAL([.H48];6)+1;6)" office:value-type="string" office:string-value="533" calcext:value-type="string">
            <text:p>533</text:p>
          </table:table-cell>
          <table:table-cell table:style-name="WeekNumberSaturday" table:formula="of:=[.I48]" office:value-type="string" office:string-value="45" calcext:value-type="string">
            <text:p>45</text:p>
          </table:table-cell>
          <table:table-cell table:style-name="DayInYearSaturday" table:formula="of:=BASE(DECIMAL([.J48];6)+1;6)" office:value-type="string" office:string-value="534" calcext:value-type="string">
            <text:p>534</text:p>
          </table:table-cell>
          <table:table-cell table:style-name="WeekNumberSunday" table:formula="of:=[.K48]" office:value-type="string" office:string-value="45" calcext:value-type="string">
            <text:p>45</text:p>
          </table:table-cell>
          <table:table-cell table:style-name="DayInYearSunday" table:formula="of:=BASE(DECIMAL([.L48];6)+1;6)" office:value-type="string" office:string-value="535" calcext:value-type="string">
            <text:p>535</text:p>
          </table:table-cell>
          <table:table-cell/>
          <table:table-cell table:style-name="WeekNumberMonday" table:formula="of:=BASE(DECIMAL([.P45];6)+1;6)" office:value-type="string" office:string-value="53" calcext:value-type="string">
            <text:p>53</text:p>
          </table:table-cell>
          <table:table-cell table:style-name="DayInYear" table:formula="of:=BASE(DECIMAL([.AC45];6)+1;6)" office:value-type="string" office:string-value="1013" calcext:value-type="string">
            <text:p>1013</text:p>
          </table:table-cell>
          <table:table-cell table:style-name="WeekNumber" table:formula="of:=[.P48]" office:value-type="string" office:string-value="53" calcext:value-type="string">
            <text:p>53</text:p>
          </table:table-cell>
          <table:table-cell table:style-name="DayInYear" table:formula="of:=BASE(DECIMAL([.Q48];6)+1;6)" office:value-type="string" office:string-value="1014" calcext:value-type="string">
            <text:p>1014</text:p>
          </table:table-cell>
          <table:table-cell table:style-name="WeekNumber" table:formula="of:=[.R48]" office:value-type="string" office:string-value="53" calcext:value-type="string">
            <text:p>53</text:p>
          </table:table-cell>
          <table:table-cell table:style-name="DayInYear" table:formula="of:=BASE(DECIMAL([.S48];6)+1;6)" office:value-type="string" office:string-value="1015" calcext:value-type="string">
            <text:p>1015</text:p>
          </table:table-cell>
          <table:table-cell table:style-name="WeekNumberHalfQuarter" table:formula="of:=[.T48]" office:value-type="string" office:string-value="53" calcext:value-type="string">
            <text:p>53</text:p>
          </table:table-cell>
          <table:table-cell table:style-name="DayInYearHalfQuarter" table:formula="of:=BASE(DECIMAL([.U48];6)+1;6)" office:value-type="string" office:string-value="1020" calcext:value-type="string">
            <text:p>1020</text:p>
          </table:table-cell>
          <table:table-cell table:style-name="WeekNumber" table:formula="of:=[.V48]" office:value-type="string" office:string-value="53" calcext:value-type="string">
            <text:p>53</text:p>
          </table:table-cell>
          <table:table-cell table:style-name="DayInYear" table:formula="of:=BASE(DECIMAL([.W48];6)+1;6)" office:value-type="string" office:string-value="1021" calcext:value-type="string">
            <text:p>1021</text:p>
          </table:table-cell>
          <table:table-cell table:style-name="WeekNumberSaturday" table:formula="of:=[.X48]" office:value-type="string" office:string-value="53" calcext:value-type="string">
            <text:p>53</text:p>
          </table:table-cell>
          <table:table-cell table:style-name="DayInYearSaturday" table:formula="of:=BASE(DECIMAL([.Y48];6)+1;6)" office:value-type="string" office:string-value="1022" calcext:value-type="string">
            <text:p>1022</text:p>
          </table:table-cell>
          <table:table-cell table:style-name="WeekNumberSunday" table:formula="of:=[.Z48]" office:value-type="string" office:string-value="53" calcext:value-type="string">
            <text:p>53</text:p>
          </table:table-cell>
          <table:table-cell table:style-name="DayInYearSunday" table:formula="of:=BASE(DECIMAL([.AA48];6)+1;6)" office:value-type="string" office:string-value="1023" calcext:value-type="string">
            <text:p>1023</text:p>
          </table:table-cell>
          <table:table-cell/>
          <table:table-cell table:style-name="WeekNumberMonday" table:formula="of:=BASE(DECIMAL([.AE45];6)+1;6)" office:value-type="string" office:string-value="102" calcext:value-type="string">
            <text:p>102</text:p>
          </table:table-cell>
          <table:table-cell table:style-name="DayInYear" table:formula="of:=BASE(DECIMAL([.AR45];6)+1;6)" office:value-type="string" office:string-value="1112" calcext:value-type="string">
            <text:p>1112</text:p>
          </table:table-cell>
          <table:table-cell table:style-name="WeekNumber" table:formula="of:=[.AE48]" office:value-type="string" office:string-value="102" calcext:value-type="string">
            <text:p>102</text:p>
          </table:table-cell>
          <table:table-cell table:style-name="DayInYear" table:formula="of:=BASE(DECIMAL([.AF48];6)+1;6)" office:value-type="string" office:string-value="1113" calcext:value-type="string">
            <text:p>1113</text:p>
          </table:table-cell>
          <table:table-cell table:style-name="WeekNumber" table:formula="of:=[.AG48]" office:value-type="string" office:string-value="102" calcext:value-type="string">
            <text:p>102</text:p>
          </table:table-cell>
          <table:table-cell table:style-name="DayInYear" table:formula="of:=BASE(DECIMAL([.AH48];6)+1;6)" office:value-type="string" office:string-value="1114" calcext:value-type="string">
            <text:p>1114</text:p>
          </table:table-cell>
          <table:table-cell table:style-name="WeekNumber" table:formula="of:=[.AI48]" office:value-type="string" office:string-value="102" calcext:value-type="string">
            <text:p>102</text:p>
          </table:table-cell>
          <table:table-cell table:style-name="DayInYear" table:formula="of:=BASE(DECIMAL([.AJ48];6)+1;6)" office:value-type="string" office:string-value="1115" calcext:value-type="string">
            <text:p>1115</text:p>
          </table:table-cell>
          <table:table-cell table:style-name="WeekNumber" table:formula="of:=[.AK48]" office:value-type="string" office:string-value="102" calcext:value-type="string">
            <text:p>102</text:p>
          </table:table-cell>
          <table:table-cell table:style-name="DayInYear" table:formula="of:=BASE(DECIMAL([.AL48];6)+1;6)" office:value-type="string" office:string-value="1120" calcext:value-type="string">
            <text:p>1120</text:p>
          </table:table-cell>
          <table:table-cell table:style-name="WeekNumberSaturday" table:formula="of:=[.AM48]" office:value-type="string" office:string-value="102" calcext:value-type="string">
            <text:p>102</text:p>
          </table:table-cell>
          <table:table-cell table:style-name="DayInYearSaturday" table:formula="of:=BASE(DECIMAL([.AN48];6)+1;6)" office:value-type="string" office:string-value="1121" calcext:value-type="string">
            <text:p>1121</text:p>
          </table:table-cell>
          <table:table-cell table:style-name="WeekNumberSunday" table:formula="of:=[.AO48]" office:value-type="string" office:string-value="102" calcext:value-type="string">
            <text:p>102</text:p>
          </table:table-cell>
          <table:table-cell table:style-name="DayInYearSunday" table:formula="of:=BASE(DECIMAL([.AP48];6)+1;6)" office:value-type="string" office:string-value="1122" calcext:value-type="string">
            <text:p>1122</text:p>
          </table:table-cell>
        </table:table-row>
        <table:table-row table:style-name="ro6">
          <table:table-cell table:style-name="DayInMonthMonday" table:formula="of:=BASE(DECIMAL([.M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46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49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49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49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49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49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49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47]+1" office:value-type="date" office:date-value="2023-07-17" calcext:value-type="date" table:number-columns-spanned="2" table:number-rows-spanned="1">
            <text:p>2023-07-17</text:p>
          </table:table-cell>
          <table:covered-table-cell/>
          <table:table-cell table:style-name="GregorianDate" table:formula="of:=[.A50]+1" office:value-type="date" office:date-value="2023-07-18" calcext:value-type="date" table:number-columns-spanned="2" table:number-rows-spanned="1">
            <text:p>2023-07-18</text:p>
          </table:table-cell>
          <table:covered-table-cell/>
          <table:table-cell table:style-name="GregorianDate" table:formula="of:=[.C50]+1" office:value-type="date" office:date-value="2023-07-19" calcext:value-type="date" table:number-columns-spanned="2" table:number-rows-spanned="1">
            <text:p>2023-07-19</text:p>
          </table:table-cell>
          <table:covered-table-cell/>
          <table:table-cell table:style-name="GregorianDate" table:formula="of:=[.E50]+1" office:value-type="date" office:date-value="2023-07-20" calcext:value-type="date" table:number-columns-spanned="2" table:number-rows-spanned="1">
            <text:p>2023-07-20</text:p>
          </table:table-cell>
          <table:covered-table-cell/>
          <table:table-cell table:style-name="GregorianDate" table:formula="of:=[.G50]+1" office:value-type="date" office:date-value="2023-07-21" calcext:value-type="date" table:number-columns-spanned="2" table:number-rows-spanned="1">
            <text:p>2023-07-21</text:p>
          </table:table-cell>
          <table:covered-table-cell/>
          <table:table-cell table:style-name="GregorianDateSaturday" table:formula="of:=[.I50]+1" office:value-type="date" office:date-value="2023-07-22" calcext:value-type="date" table:number-columns-spanned="2" table:number-rows-spanned="1">
            <text:p>2023-07-22</text:p>
          </table:table-cell>
          <table:covered-table-cell/>
          <table:table-cell table:style-name="GregorianDateSunday" table:formula="of:=[.K50]+1" office:value-type="date" office:date-value="2023-07-23" calcext:value-type="date" table:number-columns-spanned="2" table:number-rows-spanned="1">
            <text:p>2023-07-23</text:p>
          </table:table-cell>
          <table:covered-table-cell/>
          <table:table-cell/>
          <table:table-cell table:style-name="GregorianDateMonday" table:formula="of:=[.AB47]+1" office:value-type="date" office:date-value="2023-08-14" calcext:value-type="date" table:number-columns-spanned="2" table:number-rows-spanned="1">
            <text:p>2023-08-14</text:p>
          </table:table-cell>
          <table:covered-table-cell/>
          <table:table-cell table:style-name="GregorianDate" table:formula="of:=[.P50]+1" office:value-type="date" office:date-value="2023-08-15" calcext:value-type="date" table:number-columns-spanned="2" table:number-rows-spanned="1">
            <text:p>2023-08-15</text:p>
          </table:table-cell>
          <table:covered-table-cell/>
          <table:table-cell table:style-name="GregorianDate" table:formula="of:=[.R50]+1" office:value-type="date" office:date-value="2023-08-16" calcext:value-type="date" table:number-columns-spanned="2" table:number-rows-spanned="1">
            <text:p>2023-08-16</text:p>
          </table:table-cell>
          <table:covered-table-cell/>
          <table:table-cell table:style-name="GregorianDateHalfQuarter" table:formula="of:=[.T50]+1" office:value-type="date" office:date-value="2023-08-17" calcext:value-type="date" table:number-columns-spanned="2" table:number-rows-spanned="1">
            <text:p>2023-08-17</text:p>
          </table:table-cell>
          <table:covered-table-cell/>
          <table:table-cell table:style-name="GregorianDate" table:formula="of:=[.V50]+1" office:value-type="date" office:date-value="2023-08-18" calcext:value-type="date" table:number-columns-spanned="2" table:number-rows-spanned="1">
            <text:p>2023-08-18</text:p>
          </table:table-cell>
          <table:covered-table-cell/>
          <table:table-cell table:style-name="GregorianDateSaturday" table:formula="of:=[.X50]+1" office:value-type="date" office:date-value="2023-08-19" calcext:value-type="date" table:number-columns-spanned="2" table:number-rows-spanned="1">
            <text:p>2023-08-19</text:p>
          </table:table-cell>
          <table:covered-table-cell/>
          <table:table-cell table:style-name="GregorianDateSunday" table:formula="of:=[.Z50]+1" office:value-type="date" office:date-value="2023-08-20" calcext:value-type="date" table:number-columns-spanned="2" table:number-rows-spanned="1">
            <text:p>2023-08-20</text:p>
          </table:table-cell>
          <table:covered-table-cell/>
          <table:table-cell/>
          <table:table-cell table:style-name="GregorianDateMonday" table:formula="of:=[.AQ47]+1" office:value-type="date" office:date-value="2023-09-18" calcext:value-type="date" table:number-columns-spanned="2" table:number-rows-spanned="1">
            <text:p>2023-09-18</text:p>
          </table:table-cell>
          <table:covered-table-cell/>
          <table:table-cell table:style-name="GregorianDate" table:formula="of:=[.AE50]+1" office:value-type="date" office:date-value="2023-09-19" calcext:value-type="date" table:number-columns-spanned="2" table:number-rows-spanned="1">
            <text:p>2023-09-19</text:p>
          </table:table-cell>
          <table:covered-table-cell/>
          <table:table-cell table:style-name="GregorianDate" table:formula="of:=[.AG50]+1" office:value-type="date" office:date-value="2023-09-20" calcext:value-type="date" table:number-columns-spanned="2" table:number-rows-spanned="1">
            <text:p>2023-09-20</text:p>
          </table:table-cell>
          <table:covered-table-cell/>
          <table:table-cell table:style-name="GregorianDate" table:formula="of:=[.AI50]+1" office:value-type="date" office:date-value="2023-09-21" calcext:value-type="date" table:number-columns-spanned="2" table:number-rows-spanned="1">
            <text:p>2023-09-21</text:p>
          </table:table-cell>
          <table:covered-table-cell/>
          <table:table-cell table:style-name="GregorianDate" table:formula="of:=[.AK50]+1" office:value-type="date" office:date-value="2023-09-22" calcext:value-type="date" table:number-columns-spanned="2" table:number-rows-spanned="1">
            <text:p>2023-09-22</text:p>
          </table:table-cell>
          <table:covered-table-cell/>
          <table:table-cell table:style-name="GregorianDateSaturday" table:formula="of:=[.AM50]+1" office:value-type="date" office:date-value="2023-09-23" calcext:value-type="date" table:number-columns-spanned="2" table:number-rows-spanned="1">
            <text:p>2023-09-23</text:p>
          </table:table-cell>
          <table:covered-table-cell/>
          <table:table-cell table:style-name="GregorianDateSunday" table:formula="of:=[.AO50]+1" office:value-type="date" office:date-value="2023-09-24" calcext:value-type="date" table:number-columns-spanned="2" table:number-rows-spanned="1">
            <text:p>2023-09-24</text:p>
          </table:table-cell>
          <table:covered-table-cell/>
        </table:table-row>
        <table:table-row table:style-name="ro5">
          <table:table-cell table:style-name="WeekNumberMonday" table:formula="of:=BASE(DECIMAL([.A48];6)+1;6)" office:value-type="string" office:string-value="50" calcext:value-type="string">
            <text:p>50</text:p>
          </table:table-cell>
          <table:table-cell table:style-name="DayInYear" table:formula="of:=BASE(DECIMAL([.N48];6)+1;6)" office:value-type="string" office:string-value="540" calcext:value-type="string">
            <text:p>540</text:p>
          </table:table-cell>
          <table:table-cell table:style-name="WeekNumber" table:formula="of:=[.A51]" office:value-type="string" office:string-value="50" calcext:value-type="string">
            <text:p>50</text:p>
          </table:table-cell>
          <table:table-cell table:style-name="DayInYear" table:formula="of:=BASE(DECIMAL([.B51];6)+1;6)" office:value-type="string" office:string-value="541" calcext:value-type="string">
            <text:p>541</text:p>
          </table:table-cell>
          <table:table-cell table:style-name="WeekNumber" table:formula="of:=[.C51]" office:value-type="string" office:string-value="50" calcext:value-type="string">
            <text:p>50</text:p>
          </table:table-cell>
          <table:table-cell table:style-name="DayInYear" table:formula="of:=BASE(DECIMAL([.D51];6)+1;6)" office:value-type="string" office:string-value="542" calcext:value-type="string">
            <text:p>542</text:p>
          </table:table-cell>
          <table:table-cell table:style-name="WeekNumber" table:formula="of:=[.E51]" office:value-type="string" office:string-value="50" calcext:value-type="string">
            <text:p>50</text:p>
          </table:table-cell>
          <table:table-cell table:style-name="DayInYear" table:formula="of:=BASE(DECIMAL([.F51];6)+1;6)" office:value-type="string" office:string-value="543" calcext:value-type="string">
            <text:p>543</text:p>
          </table:table-cell>
          <table:table-cell table:style-name="WeekNumber" table:formula="of:=[.G51]" office:value-type="string" office:string-value="50" calcext:value-type="string">
            <text:p>50</text:p>
          </table:table-cell>
          <table:table-cell table:style-name="DayInYear" table:formula="of:=BASE(DECIMAL([.H51];6)+1;6)" office:value-type="string" office:string-value="544" calcext:value-type="string">
            <text:p>544</text:p>
          </table:table-cell>
          <table:table-cell table:style-name="WeekNumberSaturday" table:formula="of:=[.I51]" office:value-type="string" office:string-value="50" calcext:value-type="string">
            <text:p>50</text:p>
          </table:table-cell>
          <table:table-cell table:style-name="DayInYearSaturday" table:formula="of:=BASE(DECIMAL([.J51];6)+1;6)" office:value-type="string" office:string-value="545" calcext:value-type="string">
            <text:p>545</text:p>
          </table:table-cell>
          <table:table-cell table:style-name="WeekNumberSunday" table:formula="of:=[.K51]" office:value-type="string" office:string-value="50" calcext:value-type="string">
            <text:p>50</text:p>
          </table:table-cell>
          <table:table-cell table:style-name="DayInYearSunday" table:formula="of:=BASE(DECIMAL([.L51];6)+1;6)" office:value-type="string" office:string-value="550" calcext:value-type="string">
            <text:p>550</text:p>
          </table:table-cell>
          <table:table-cell/>
          <table:table-cell table:style-name="WeekNumberMonday" table:formula="of:=BASE(DECIMAL([.P48];6)+1;6)" office:value-type="string" office:string-value="54" calcext:value-type="string">
            <text:p>54</text:p>
          </table:table-cell>
          <table:table-cell table:style-name="DayInYear" table:formula="of:=BASE(DECIMAL([.AC48];6)+1;6)" office:value-type="string" office:string-value="1024" calcext:value-type="string">
            <text:p>1024</text:p>
          </table:table-cell>
          <table:table-cell table:style-name="WeekNumber" table:formula="of:=[.P51]" office:value-type="string" office:string-value="54" calcext:value-type="string">
            <text:p>54</text:p>
          </table:table-cell>
          <table:table-cell table:style-name="DayInYear" table:formula="of:=BASE(DECIMAL([.Q51];6)+1;6)" office:value-type="string" office:string-value="1025" calcext:value-type="string">
            <text:p>1025</text:p>
          </table:table-cell>
          <table:table-cell table:style-name="WeekNumber" table:formula="of:=[.R51]" office:value-type="string" office:string-value="54" calcext:value-type="string">
            <text:p>54</text:p>
          </table:table-cell>
          <table:table-cell table:style-name="DayInYear" table:formula="of:=BASE(DECIMAL([.S51];6)+1;6)" office:value-type="string" office:string-value="1030" calcext:value-type="string">
            <text:p>1030</text:p>
          </table:table-cell>
          <table:table-cell table:style-name="WeekNumber" table:formula="of:=[.T51]" office:value-type="string" office:string-value="54" calcext:value-type="string">
            <text:p>54</text:p>
          </table:table-cell>
          <table:table-cell table:style-name="DayInYear" table:formula="of:=BASE(DECIMAL([.U51];6)+1;6)" office:value-type="string" office:string-value="1031" calcext:value-type="string">
            <text:p>1031</text:p>
          </table:table-cell>
          <table:table-cell table:style-name="WeekNumber" table:formula="of:=[.V51]" office:value-type="string" office:string-value="54" calcext:value-type="string">
            <text:p>54</text:p>
          </table:table-cell>
          <table:table-cell table:style-name="DayInYear" table:formula="of:=BASE(DECIMAL([.W51];6)+1;6)" office:value-type="string" office:string-value="1032" calcext:value-type="string">
            <text:p>1032</text:p>
          </table:table-cell>
          <table:table-cell table:style-name="WeekNumberSaturday" table:formula="of:=[.X51]" office:value-type="string" office:string-value="54" calcext:value-type="string">
            <text:p>54</text:p>
          </table:table-cell>
          <table:table-cell table:style-name="DayInYearSaturday" table:formula="of:=BASE(DECIMAL([.Y51];6)+1;6)" office:value-type="string" office:string-value="1033" calcext:value-type="string">
            <text:p>1033</text:p>
          </table:table-cell>
          <table:table-cell table:style-name="WeekNumberSunday" table:formula="of:=[.Z51]" office:value-type="string" office:string-value="54" calcext:value-type="string">
            <text:p>54</text:p>
          </table:table-cell>
          <table:table-cell table:style-name="DayInYearSunday" table:formula="of:=BASE(DECIMAL([.AA51];6)+1;6)" office:value-type="string" office:string-value="1034" calcext:value-type="string">
            <text:p>1034</text:p>
          </table:table-cell>
          <table:table-cell/>
          <table:table-cell table:style-name="WeekNumberMonday" table:formula="of:=BASE(DECIMAL([.AE48];6)+1;6)" office:value-type="string" office:string-value="103" calcext:value-type="string">
            <text:p>103</text:p>
          </table:table-cell>
          <table:table-cell table:style-name="DayInYear" table:formula="of:=BASE(DECIMAL([.AR48];6)+1;6)" office:value-type="string" office:string-value="1123" calcext:value-type="string">
            <text:p>1123</text:p>
          </table:table-cell>
          <table:table-cell table:style-name="WeekNumber" table:formula="of:=[.AE51]" office:value-type="string" office:string-value="103" calcext:value-type="string">
            <text:p>103</text:p>
          </table:table-cell>
          <table:table-cell table:style-name="DayInYear" table:formula="of:=BASE(DECIMAL([.AF51];6)+1;6)" office:value-type="string" office:string-value="1124" calcext:value-type="string">
            <text:p>1124</text:p>
          </table:table-cell>
          <table:table-cell table:style-name="WeekNumber" table:formula="of:=[.AG51]" office:value-type="string" office:string-value="103" calcext:value-type="string">
            <text:p>103</text:p>
          </table:table-cell>
          <table:table-cell table:style-name="DayInYear" table:formula="of:=BASE(DECIMAL([.AH51];6)+1;6)" office:value-type="string" office:string-value="1125" calcext:value-type="string">
            <text:p>1125</text:p>
          </table:table-cell>
          <table:table-cell table:style-name="WeekNumber" table:formula="of:=[.AI51]" office:value-type="string" office:string-value="103" calcext:value-type="string">
            <text:p>103</text:p>
          </table:table-cell>
          <table:table-cell table:style-name="DayInYear" table:formula="of:=BASE(DECIMAL([.AJ51];6)+1;6)" office:value-type="string" office:string-value="1130" calcext:value-type="string">
            <text:p>1130</text:p>
          </table:table-cell>
          <table:table-cell table:style-name="WeekNumber" table:formula="of:=[.AK51]" office:value-type="string" office:string-value="103" calcext:value-type="string">
            <text:p>103</text:p>
          </table:table-cell>
          <table:table-cell table:style-name="DayInYear" table:formula="of:=BASE(DECIMAL([.AL51];6)+1;6)" office:value-type="string" office:string-value="1131" calcext:value-type="string">
            <text:p>1131</text:p>
          </table:table-cell>
          <table:table-cell table:style-name="WeekNumberSaturday" table:formula="of:=[.AM51]" office:value-type="string" office:string-value="103" calcext:value-type="string">
            <text:p>103</text:p>
          </table:table-cell>
          <table:table-cell table:style-name="DayInYearSaturday" table:formula="of:=BASE(DECIMAL([.AN51];6)+1;6)" office:value-type="string" office:string-value="1132" calcext:value-type="string">
            <text:p>1132</text:p>
          </table:table-cell>
          <table:table-cell table:style-name="WeekNumberSunday" table:formula="of:=[.AO51]" office:value-type="string" office:string-value="103" calcext:value-type="string">
            <text:p>103</text:p>
          </table:table-cell>
          <table:table-cell table:style-name="DayInYearSunday" table:formula="of:=BASE(DECIMAL([.AP51];6)+1;6)" office:value-type="string" office:string-value="1133" calcext:value-type="string">
            <text:p>1133</text:p>
          </table:table-cell>
        </table:table-row>
        <table:table-row table:style-name="ro6">
          <table:table-cell table:style-name="DayInMonthMonday" table:formula="of:=BASE(DECIMAL([.M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49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52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52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52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52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52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52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50]+1" office:value-type="date" office:date-value="2023-07-24" calcext:value-type="date" table:number-columns-spanned="2" table:number-rows-spanned="1">
            <text:p>2023-07-24</text:p>
          </table:table-cell>
          <table:covered-table-cell/>
          <table:table-cell table:style-name="GregorianDate" table:formula="of:=[.A53]+1" office:value-type="date" office:date-value="2023-07-25" calcext:value-type="date" table:number-columns-spanned="2" table:number-rows-spanned="1">
            <text:p>2023-07-25</text:p>
          </table:table-cell>
          <table:covered-table-cell/>
          <table:table-cell table:style-name="GregorianDate" table:formula="of:=[.C53]+1" office:value-type="date" office:date-value="2023-07-26" calcext:value-type="date" table:number-columns-spanned="2" table:number-rows-spanned="1">
            <text:p>2023-07-26</text:p>
          </table:table-cell>
          <table:covered-table-cell/>
          <table:table-cell table:style-name="GregorianDate" table:formula="of:=[.E53]+1" office:value-type="date" office:date-value="2023-07-27" calcext:value-type="date" table:number-columns-spanned="2" table:number-rows-spanned="1">
            <text:p>2023-07-27</text:p>
          </table:table-cell>
          <table:covered-table-cell/>
          <table:table-cell table:style-name="GregorianDate" table:formula="of:=[.G53]+1" office:value-type="date" office:date-value="2023-07-28" calcext:value-type="date" table:number-columns-spanned="2" table:number-rows-spanned="1">
            <text:p>2023-07-28</text:p>
          </table:table-cell>
          <table:covered-table-cell/>
          <table:table-cell table:style-name="GregorianDateSaturday" table:formula="of:=[.I53]+1" office:value-type="date" office:date-value="2023-07-29" calcext:value-type="date" table:number-columns-spanned="2" table:number-rows-spanned="1">
            <text:p>2023-07-29</text:p>
          </table:table-cell>
          <table:covered-table-cell/>
          <table:table-cell table:style-name="GregorianDateSunday" table:formula="of:=[.K53]+1" office:value-type="date" office:date-value="2023-07-30" calcext:value-type="date" table:number-columns-spanned="2" table:number-rows-spanned="1">
            <text:p>2023-07-30</text:p>
          </table:table-cell>
          <table:covered-table-cell/>
          <table:table-cell/>
          <table:table-cell table:style-name="GregorianDateMonday" table:formula="of:=[.AB50]+1" office:value-type="date" office:date-value="2023-08-21" calcext:value-type="date" table:number-columns-spanned="2" table:number-rows-spanned="1">
            <text:p>2023-08-21</text:p>
          </table:table-cell>
          <table:covered-table-cell/>
          <table:table-cell table:style-name="GregorianDate" table:formula="of:=[.P53]+1" office:value-type="date" office:date-value="2023-08-22" calcext:value-type="date" table:number-columns-spanned="2" table:number-rows-spanned="1">
            <text:p>2023-08-22</text:p>
          </table:table-cell>
          <table:covered-table-cell/>
          <table:table-cell table:style-name="GregorianDate" table:formula="of:=[.R53]+1" office:value-type="date" office:date-value="2023-08-23" calcext:value-type="date" table:number-columns-spanned="2" table:number-rows-spanned="1">
            <text:p>2023-08-23</text:p>
          </table:table-cell>
          <table:covered-table-cell/>
          <table:table-cell table:style-name="GregorianDate" table:formula="of:=[.T53]+1" office:value-type="date" office:date-value="2023-08-24" calcext:value-type="date" table:number-columns-spanned="2" table:number-rows-spanned="1">
            <text:p>2023-08-24</text:p>
          </table:table-cell>
          <table:covered-table-cell/>
          <table:table-cell table:style-name="GregorianDate" table:formula="of:=[.V53]+1" office:value-type="date" office:date-value="2023-08-25" calcext:value-type="date" table:number-columns-spanned="2" table:number-rows-spanned="1">
            <text:p>2023-08-25</text:p>
          </table:table-cell>
          <table:covered-table-cell/>
          <table:table-cell table:style-name="GregorianDateSaturday" table:formula="of:=[.X53]+1" office:value-type="date" office:date-value="2023-08-26" calcext:value-type="date" table:number-columns-spanned="2" table:number-rows-spanned="1">
            <text:p>2023-08-26</text:p>
          </table:table-cell>
          <table:covered-table-cell/>
          <table:table-cell table:style-name="GregorianDateSunday" table:formula="of:=[.Z53]+1" office:value-type="date" office:date-value="2023-08-27" calcext:value-type="date" table:number-columns-spanned="2" table:number-rows-spanned="1">
            <text:p>2023-08-27</text:p>
          </table:table-cell>
          <table:covered-table-cell/>
          <table:table-cell/>
          <table:table-cell table:style-name="GregorianDateMonday" table:formula="of:=[.AQ50]+1" office:value-type="date" office:date-value="2023-09-25" calcext:value-type="date" table:number-columns-spanned="2" table:number-rows-spanned="1">
            <text:p>2023-09-25</text:p>
          </table:table-cell>
          <table:covered-table-cell/>
          <table:table-cell table:style-name="GregorianDate" table:formula="of:=[.AE53]+1" office:value-type="date" office:date-value="2023-09-26" calcext:value-type="date" table:number-columns-spanned="2" table:number-rows-spanned="1">
            <text:p>2023-09-26</text:p>
          </table:table-cell>
          <table:covered-table-cell/>
          <table:table-cell table:style-name="GregorianDate" table:formula="of:=[.AG53]+1" office:value-type="date" office:date-value="2023-09-27" calcext:value-type="date" table:number-columns-spanned="2" table:number-rows-spanned="1">
            <text:p>2023-09-27</text:p>
          </table:table-cell>
          <table:covered-table-cell/>
          <table:table-cell table:style-name="GregorianDate" table:formula="of:=[.AI53]+1" office:value-type="date" office:date-value="2023-09-28" calcext:value-type="date" table:number-columns-spanned="2" table:number-rows-spanned="1">
            <text:p>2023-09-28</text:p>
          </table:table-cell>
          <table:covered-table-cell/>
          <table:table-cell table:style-name="GregorianDate" table:formula="of:=[.AK53]+1" office:value-type="date" office:date-value="2023-09-29" calcext:value-type="date" table:number-columns-spanned="2" table:number-rows-spanned="1">
            <text:p>2023-09-29</text:p>
          </table:table-cell>
          <table:covered-table-cell/>
          <table:table-cell table:style-name="GregorianDateSaturday" table:formula="of:=[.AM53]+1" office:value-type="date" office:date-value="2023-09-30" calcext:value-type="date" table:number-columns-spanned="2" table:number-rows-spanned="1">
            <text:p>2023-09-30</text:p>
          </table:table-cell>
          <table:covered-table-cell/>
          <table:table-cell table:style-name="GregorianDateSunday" table:formula="of:=[.AO53]+1" office:value-type="date" office:date-value="2023-10-01" calcext:value-type="date" table:number-columns-spanned="2" table:number-rows-spanned="1">
            <text:p>2023-10-01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51];6)+1;6)" office:value-type="string" office:string-value="55" calcext:value-type="string">
            <text:p>55</text:p>
          </table:table-cell>
          <table:table-cell table:style-name="DayInYear" table:formula="of:=BASE(DECIMAL([.AC51];6)+1;6)" office:value-type="string" office:string-value="1035" calcext:value-type="string">
            <text:p>1035</text:p>
          </table:table-cell>
          <table:table-cell table:style-name="WeekNumber" table:formula="of:=[.P54]" office:value-type="string" office:string-value="55" calcext:value-type="string">
            <text:p>55</text:p>
          </table:table-cell>
          <table:table-cell table:style-name="DayInYear" table:formula="of:=BASE(DECIMAL([.Q54];6)+1;6)" office:value-type="string" office:string-value="1040" calcext:value-type="string">
            <text:p>1040</text:p>
          </table:table-cell>
          <table:table-cell table:style-name="WeekNumber" table:formula="of:=[.R54]" office:value-type="string" office:string-value="55" calcext:value-type="string">
            <text:p>55</text:p>
          </table:table-cell>
          <table:table-cell table:style-name="DayInYear" table:formula="of:=BASE(DECIMAL([.S54];6)+1;6)" office:value-type="string" office:string-value="1041" calcext:value-type="string">
            <text:p>1041</text:p>
          </table:table-cell>
          <table:table-cell table:style-name="WeekNumber" table:formula="of:=[.T54]" office:value-type="string" office:string-value="55" calcext:value-type="string">
            <text:p>55</text:p>
          </table:table-cell>
          <table:table-cell table:style-name="DayInYear" table:formula="of:=BASE(DECIMAL([.U54];6)+1;6)" office:value-type="string" office:string-value="1042" calcext:value-type="string">
            <text:p>1042</text:p>
          </table:table-cell>
          <table:table-cell table:style-name="WeekNumber" table:formula="of:=[.V54]" office:value-type="string" office:string-value="55" calcext:value-type="string">
            <text:p>55</text:p>
          </table:table-cell>
          <table:table-cell table:style-name="DayInYear" table:formula="of:=BASE(DECIMAL([.W54];6)+1;6)" office:value-type="string" office:string-value="1043" calcext:value-type="string">
            <text:p>1043</text:p>
          </table:table-cell>
          <table:table-cell table:style-name="WeekNumberSaturday" table:formula="of:=[.X54]" office:value-type="string" office:string-value="55" calcext:value-type="string">
            <text:p>55</text:p>
          </table:table-cell>
          <table:table-cell table:style-name="DayInYearSaturday" table:formula="of:=BASE(DECIMAL([.Y54];6)+1;6)" office:value-type="string" office:string-value="1044" calcext:value-type="string">
            <text:p>1044</text:p>
          </table:table-cell>
          <table:table-cell table:style-name="WeekNumberSunday" table:formula="of:=[.Z54]" office:value-type="string" office:string-value="55" calcext:value-type="string">
            <text:p>55</text:p>
          </table:table-cell>
          <table:table-cell table:style-name="DayInYearSunday" table:formula="of:=BASE(DECIMAL([.AA54];6)+1;6)" office:value-type="string" office:string-value="1045" calcext:value-type="string">
            <text:p>1045</text:p>
          </table:table-cell>
          <table:table-cell table:number-columns-repeated="15"/>
        </table:table-row>
        <table:table-row table:style-name="ro6">
          <table:table-cell table:number-columns-repeated="15"/>
          <table:table-cell table:style-name="DayInMonthMonday" table:formula="of:=BASE(DECIMAL([.AB52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55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55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55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55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55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55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 table:number-columns-repeated="15"/>
        </table:table-row>
        <table:table-row table:style-name="ro5">
          <table:table-cell table:number-columns-repeated="15"/>
          <table:table-cell table:style-name="GregorianDateMonday" table:formula="of:=[.AB53]+1" office:value-type="date" office:date-value="2023-08-28" calcext:value-type="date" table:number-columns-spanned="2" table:number-rows-spanned="1">
            <text:p>2023-08-28</text:p>
          </table:table-cell>
          <table:covered-table-cell/>
          <table:table-cell table:style-name="GregorianDate" table:formula="of:=[.P56]+1" office:value-type="date" office:date-value="2023-08-29" calcext:value-type="date" table:number-columns-spanned="2" table:number-rows-spanned="1">
            <text:p>2023-08-29</text:p>
          </table:table-cell>
          <table:covered-table-cell/>
          <table:table-cell table:style-name="GregorianDate" table:formula="of:=[.R56]+1" office:value-type="date" office:date-value="2023-08-30" calcext:value-type="date" table:number-columns-spanned="2" table:number-rows-spanned="1">
            <text:p>2023-08-30</text:p>
          </table:table-cell>
          <table:covered-table-cell/>
          <table:table-cell table:style-name="GregorianDate" table:formula="of:=[.T56]+1" office:value-type="date" office:date-value="2023-08-31" calcext:value-type="date" table:number-columns-spanned="2" table:number-rows-spanned="1">
            <text:p>2023-08-31</text:p>
          </table:table-cell>
          <table:covered-table-cell/>
          <table:table-cell table:style-name="GregorianDate" table:formula="of:=[.V56]+1" office:value-type="date" office:date-value="2023-09-01" calcext:value-type="date" table:number-columns-spanned="2" table:number-rows-spanned="1">
            <text:p>2023-09-01</text:p>
          </table:table-cell>
          <table:covered-table-cell/>
          <table:table-cell table:style-name="GregorianDateSaturday" table:formula="of:=[.X56]+1" office:value-type="date" office:date-value="2023-09-02" calcext:value-type="date" table:number-columns-spanned="2" table:number-rows-spanned="1">
            <text:p>2023-09-02</text:p>
          </table:table-cell>
          <table:covered-table-cell/>
          <table:table-cell table:style-name="GregorianDateSunday" table:formula="of:=[.Z56]+1" office:value-type="date" office:date-value="2023-09-03" calcext:value-type="date" table:number-columns-spanned="2" table:number-rows-spanned="1">
            <text:p>2023-09-03</text:p>
          </table:table-cell>
          <table:covered-table-cell/>
          <table:table-cell table:number-columns-repeated="15"/>
        </table:table-row>
        <table:table-row table:style-name="ro7">
          <table:table-cell table:number-columns-repeated="44"/>
        </table:table-row>
        <table:table-row table:style-name="ro2">
          <table:table-cell table:style-name="MonthAutumn" table:formula="of:=[.G68]" office:value-type="date" office:date-value="2023-10-19" calcext:value-type="date" table:number-columns-spanned="12" table:number-rows-spanned="1">
            <text:p>October</text:p>
          </table:table-cell>
          <table:covered-table-cell table:number-columns-repeated="11" table:style-name="MonthSpring"/>
          <table:table-cell table:style-name="ce22" table:formula="of:=BASE(MONTH([.G68]);6)" office:value-type="string" office:string-value="14" calcext:value-type="string" table:number-columns-spanned="2" table:number-rows-spanned="1">
            <text:p>14</text:p>
          </table:table-cell>
          <table:covered-table-cell table:style-name="MonthSpring"/>
          <table:table-cell/>
          <table:table-cell table:style-name="MonthAutumn" table:formula="of:=[.V68]" office:value-type="date" office:date-value="2023-11-16" calcext:value-type="date" table:number-columns-spanned="12" table:number-rows-spanned="1">
            <text:p>November</text:p>
          </table:table-cell>
          <table:covered-table-cell table:number-columns-repeated="11" table:style-name="MonthSpring"/>
          <table:table-cell table:style-name="ce22" table:formula="of:=BASE(MONTH([.V68]);6)" office:value-type="string" office:string-value="15" calcext:value-type="string" table:number-columns-spanned="2" table:number-rows-spanned="1">
            <text:p>15</text:p>
          </table:table-cell>
          <table:covered-table-cell table:style-name="MonthSpring"/>
          <table:table-cell/>
          <table:table-cell table:style-name="MonthWinter" table:formula="of:=[.AK68]" office:value-type="date" office:date-value="2023-12-21" calcext:value-type="date" table:number-columns-spanned="12" table:number-rows-spanned="1">
            <text:p>December</text:p>
          </table:table-cell>
          <table:covered-table-cell table:number-columns-repeated="11" table:style-name="MonthSummer"/>
          <table:table-cell table:style-name="ce14" table:formula="of:=BASE(MONTH([.AK68]);6)" office:value-type="string" office:string-value="20" calcext:value-type="string" table:number-columns-spanned="2" table:number-rows-spanned="1">
            <text:p>20</text:p>
          </table:table-cell>
          <table:covered-table-cell table:style-name="MonthSummer"/>
        </table:table-row>
        <table:table-row table:style-name="ro4">
          <table:table-cell table:style-name="WeekDay" table:formula="of:=[.A62]" office:value-type="date" office:date-value="2023-10-02" calcext:value-type="date" table:number-columns-spanned="2" table:number-rows-spanned="1">
            <text:p>Mon</text:p>
          </table:table-cell>
          <table:covered-table-cell/>
          <table:table-cell table:style-name="WeekDay" table:formula="of:=[.C62]" office:value-type="date" office:date-value="2023-10-03" calcext:value-type="date" table:number-columns-spanned="2" table:number-rows-spanned="1">
            <text:p>Tue</text:p>
          </table:table-cell>
          <table:covered-table-cell/>
          <table:table-cell table:style-name="WeekDay" table:formula="of:=[.E62]" office:value-type="date" office:date-value="2023-10-04" calcext:value-type="date" table:number-columns-spanned="2" table:number-rows-spanned="1">
            <text:p>Wed</text:p>
          </table:table-cell>
          <table:covered-table-cell/>
          <table:table-cell table:style-name="WeekDay" table:formula="of:=[.G62]" office:value-type="date" office:date-value="2023-10-05" calcext:value-type="date" table:number-columns-spanned="2" table:number-rows-spanned="1">
            <text:p>Thu</text:p>
          </table:table-cell>
          <table:covered-table-cell/>
          <table:table-cell table:style-name="WeekDay" table:formula="of:=[.I62]" office:value-type="date" office:date-value="2023-10-06" calcext:value-type="date" table:number-columns-spanned="2" table:number-rows-spanned="1">
            <text:p>Fri</text:p>
          </table:table-cell>
          <table:covered-table-cell/>
          <table:table-cell table:style-name="WeekdaySaturday" table:formula="of:=[.K62]" office:value-type="date" office:date-value="2023-10-07" calcext:value-type="date" table:number-columns-spanned="2" table:number-rows-spanned="1">
            <text:p>Sat</text:p>
          </table:table-cell>
          <table:covered-table-cell/>
          <table:table-cell table:style-name="WeekdaySunday" table:formula="of:=[.M62]" office:value-type="date" office:date-value="2023-10-08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P62]" office:value-type="date" office:date-value="2023-10-30" calcext:value-type="date" table:number-columns-spanned="2" table:number-rows-spanned="1">
            <text:p>Mon</text:p>
          </table:table-cell>
          <table:covered-table-cell/>
          <table:table-cell table:style-name="WeekDay" table:formula="of:=[.R62]" office:value-type="date" office:date-value="2023-10-31" calcext:value-type="date" table:number-columns-spanned="2" table:number-rows-spanned="1">
            <text:p>Tue</text:p>
          </table:table-cell>
          <table:covered-table-cell/>
          <table:table-cell table:style-name="WeekDay" table:formula="of:=[.T62]" office:value-type="date" office:date-value="2023-11-01" calcext:value-type="date" table:number-columns-spanned="2" table:number-rows-spanned="1">
            <text:p>Wed</text:p>
          </table:table-cell>
          <table:covered-table-cell/>
          <table:table-cell table:style-name="WeekDay" table:formula="of:=[.V62]" office:value-type="date" office:date-value="2023-11-02" calcext:value-type="date" table:number-columns-spanned="2" table:number-rows-spanned="1">
            <text:p>Thu</text:p>
          </table:table-cell>
          <table:covered-table-cell/>
          <table:table-cell table:style-name="WeekDay" table:formula="of:=[.X62]" office:value-type="date" office:date-value="2023-11-03" calcext:value-type="date" table:number-columns-spanned="2" table:number-rows-spanned="1">
            <text:p>Fri</text:p>
          </table:table-cell>
          <table:covered-table-cell/>
          <table:table-cell table:style-name="WeekdaySaturday" table:formula="of:=[.Z62]" office:value-type="date" office:date-value="2023-11-04" calcext:value-type="date" table:number-columns-spanned="2" table:number-rows-spanned="1">
            <text:p>Sat</text:p>
          </table:table-cell>
          <table:covered-table-cell/>
          <table:table-cell table:style-name="WeekdaySunday" table:formula="of:=[.AB62]" office:value-type="date" office:date-value="2023-11-05" calcext:value-type="date" table:number-columns-spanned="2" table:number-rows-spanned="1">
            <text:p>Sun</text:p>
          </table:table-cell>
          <table:covered-table-cell/>
          <table:table-cell/>
          <table:table-cell table:style-name="WeekDay" table:formula="of:=[.AE62]" office:value-type="date" office:date-value="2023-12-04" calcext:value-type="date" table:number-columns-spanned="2" table:number-rows-spanned="1">
            <text:p>Mon</text:p>
          </table:table-cell>
          <table:covered-table-cell/>
          <table:table-cell table:style-name="WeekDay" table:formula="of:=[.AG62]" office:value-type="date" office:date-value="2023-12-05" calcext:value-type="date" table:number-columns-spanned="2" table:number-rows-spanned="1">
            <text:p>Tue</text:p>
          </table:table-cell>
          <table:covered-table-cell/>
          <table:table-cell table:style-name="WeekDay" table:formula="of:=[.AI62]" office:value-type="date" office:date-value="2023-12-06" calcext:value-type="date" table:number-columns-spanned="2" table:number-rows-spanned="1">
            <text:p>Wed</text:p>
          </table:table-cell>
          <table:covered-table-cell/>
          <table:table-cell table:style-name="WeekDay" table:formula="of:=[.AK62]" office:value-type="date" office:date-value="2023-12-07" calcext:value-type="date" table:number-columns-spanned="2" table:number-rows-spanned="1">
            <text:p>Thu</text:p>
          </table:table-cell>
          <table:covered-table-cell/>
          <table:table-cell table:style-name="WeekDay" table:formula="of:=[.AM62]" office:value-type="date" office:date-value="2023-12-08" calcext:value-type="date" table:number-columns-spanned="2" table:number-rows-spanned="1">
            <text:p>Fri</text:p>
          </table:table-cell>
          <table:covered-table-cell/>
          <table:table-cell table:style-name="WeekdaySaturday" table:formula="of:=[.AO62]" office:value-type="date" office:date-value="2023-12-09" calcext:value-type="date" table:number-columns-spanned="2" table:number-rows-spanned="1">
            <text:p>Sat</text:p>
          </table:table-cell>
          <table:covered-table-cell/>
          <table:table-cell table:style-name="WeekdaySunday" table:formula="of:=[.AQ62]" office:value-type="date" office:date-value="2023-12-10" calcext:value-type="date" table:number-columns-spanned="2" table:number-rows-spanned="1">
            <text:p>Sun</text:p>
          </table:table-cell>
          <table:covered-table-cell/>
        </table:table-row>
        <table:table-row table:style-name="ro5">
          <table:table-cell table:style-name="WeekNumberMonday" table:formula="of:=BASE(DECIMAL([.AE51];6)+1;6)" office:value-type="string" office:string-value="104" calcext:value-type="string">
            <text:p>104</text:p>
          </table:table-cell>
          <table:table-cell table:style-name="DayInYear" table:formula="of:=BASE(DECIMAL([.AR51];6)+1;6)" office:value-type="string" office:string-value="1134" calcext:value-type="string">
            <text:p>1134</text:p>
          </table:table-cell>
          <table:table-cell table:style-name="WeekNumber" table:formula="of:=[.A60]" office:value-type="string" office:string-value="104" calcext:value-type="string">
            <text:p>104</text:p>
          </table:table-cell>
          <table:table-cell table:style-name="DayInYear" table:formula="of:=BASE(DECIMAL([.B60];6)+1;6)" office:value-type="string" office:string-value="1135" calcext:value-type="string">
            <text:p>1135</text:p>
          </table:table-cell>
          <table:table-cell table:style-name="WeekNumber" table:formula="of:=[.C60]" office:value-type="string" office:string-value="104" calcext:value-type="string">
            <text:p>104</text:p>
          </table:table-cell>
          <table:table-cell table:style-name="DayInYear" table:formula="of:=BASE(DECIMAL([.D60];6)+1;6)" office:value-type="string" office:string-value="1140" calcext:value-type="string">
            <text:p>1140</text:p>
          </table:table-cell>
          <table:table-cell table:style-name="WeekNumber" table:formula="of:=[.E60]" office:value-type="string" office:string-value="104" calcext:value-type="string">
            <text:p>104</text:p>
          </table:table-cell>
          <table:table-cell table:style-name="DayInYear" table:formula="of:=BASE(DECIMAL([.F60];6)+1;6)" office:value-type="string" office:string-value="1141" calcext:value-type="string">
            <text:p>1141</text:p>
          </table:table-cell>
          <table:table-cell table:style-name="WeekNumber" table:formula="of:=[.G60]" office:value-type="string" office:string-value="104" calcext:value-type="string">
            <text:p>104</text:p>
          </table:table-cell>
          <table:table-cell table:style-name="DayInYear" table:formula="of:=BASE(DECIMAL([.H60];6)+1;6)" office:value-type="string" office:string-value="1142" calcext:value-type="string">
            <text:p>1142</text:p>
          </table:table-cell>
          <table:table-cell table:style-name="WeekNumberSaturday" table:formula="of:=[.I60]" office:value-type="string" office:string-value="104" calcext:value-type="string">
            <text:p>104</text:p>
          </table:table-cell>
          <table:table-cell table:style-name="DayInYearSaturday" table:formula="of:=BASE(DECIMAL([.J60];6)+1;6)" office:value-type="string" office:string-value="1143" calcext:value-type="string">
            <text:p>1143</text:p>
          </table:table-cell>
          <table:table-cell table:style-name="WeekNumberSunday" table:formula="of:=[.K60]" office:value-type="string" office:string-value="104" calcext:value-type="string">
            <text:p>104</text:p>
          </table:table-cell>
          <table:table-cell table:style-name="DayInYearSunday" table:formula="of:=BASE(DECIMAL([.L60];6)+1;6)" office:value-type="string" office:string-value="1144" calcext:value-type="string">
            <text:p>1144</text:p>
          </table:table-cell>
          <table:table-cell/>
          <table:table-cell table:style-name="WeekNumberMonday" table:formula="of:=BASE(DECIMAL([.A69];6)+1;6)" office:value-type="string" office:string-value="112" calcext:value-type="string">
            <text:p>112</text:p>
          </table:table-cell>
          <table:table-cell table:style-name="DayInYear" table:formula="of:=BASE(DECIMAL([.N69];6)+1;6)" office:value-type="string" office:string-value="1222" calcext:value-type="string">
            <text:p>1222</text:p>
          </table:table-cell>
          <table:table-cell table:style-name="WeekNumber" table:formula="of:=[.P60]" office:value-type="string" office:string-value="112" calcext:value-type="string">
            <text:p>112</text:p>
          </table:table-cell>
          <table:table-cell table:style-name="DayInYear" table:formula="of:=BASE(DECIMAL([.Q60];6)+1;6)" office:value-type="string" office:string-value="1223" calcext:value-type="string">
            <text:p>1223</text:p>
          </table:table-cell>
          <table:table-cell table:style-name="WeekNumber" table:formula="of:=[.R60]" office:value-type="string" office:string-value="112" calcext:value-type="string">
            <text:p>112</text:p>
          </table:table-cell>
          <table:table-cell table:style-name="DayInYear" table:formula="of:=BASE(DECIMAL([.S60];6)+1;6)" office:value-type="string" office:string-value="1224" calcext:value-type="string">
            <text:p>1224</text:p>
          </table:table-cell>
          <table:table-cell table:style-name="WeekNumber" table:formula="of:=[.T60]" office:value-type="string" office:string-value="112" calcext:value-type="string">
            <text:p>112</text:p>
          </table:table-cell>
          <table:table-cell table:style-name="DayInYear" table:formula="of:=BASE(DECIMAL([.U60];6)+1;6)" office:value-type="string" office:string-value="1225" calcext:value-type="string">
            <text:p>1225</text:p>
          </table:table-cell>
          <table:table-cell table:style-name="WeekNumber" table:formula="of:=[.V60]" office:value-type="string" office:string-value="112" calcext:value-type="string">
            <text:p>112</text:p>
          </table:table-cell>
          <table:table-cell table:style-name="DayInYear" table:formula="of:=BASE(DECIMAL([.W60];6)+1;6)" office:value-type="string" office:string-value="1230" calcext:value-type="string">
            <text:p>1230</text:p>
          </table:table-cell>
          <table:table-cell table:style-name="WeekNumberSaturday" table:formula="of:=[.X60]" office:value-type="string" office:string-value="112" calcext:value-type="string">
            <text:p>112</text:p>
          </table:table-cell>
          <table:table-cell table:style-name="DayInYearSaturday" table:formula="of:=BASE(DECIMAL([.Y60];6)+1;6)" office:value-type="string" office:string-value="1231" calcext:value-type="string">
            <text:p>1231</text:p>
          </table:table-cell>
          <table:table-cell table:style-name="WeekNumberSunday" table:formula="of:=[.Z60]" office:value-type="string" office:string-value="112" calcext:value-type="string">
            <text:p>112</text:p>
          </table:table-cell>
          <table:table-cell table:style-name="DayInYearSunday" table:formula="of:=BASE(DECIMAL([.AA60];6)+1;6)" office:value-type="string" office:string-value="1232" calcext:value-type="string">
            <text:p>1232</text:p>
          </table:table-cell>
          <table:table-cell/>
          <table:table-cell table:style-name="WeekNumberMonday" table:formula="of:=BASE(DECIMAL([.P72];6)+1;6)" office:value-type="string" office:string-value="121" calcext:value-type="string">
            <text:p>121</text:p>
          </table:table-cell>
          <table:table-cell table:style-name="DayInYear" table:formula="of:=BASE(DECIMAL([.AC72];6)+1;6)" office:value-type="string" office:string-value="1321" calcext:value-type="string">
            <text:p>1321</text:p>
          </table:table-cell>
          <table:table-cell table:style-name="WeekNumber" table:formula="of:=[.AE60]" office:value-type="string" office:string-value="121" calcext:value-type="string">
            <text:p>121</text:p>
          </table:table-cell>
          <table:table-cell table:style-name="DayInYear" table:formula="of:=BASE(DECIMAL([.AF60];6)+1;6)" office:value-type="string" office:string-value="1322" calcext:value-type="string">
            <text:p>1322</text:p>
          </table:table-cell>
          <table:table-cell table:style-name="WeekNumber" table:formula="of:=[.AG60]" office:value-type="string" office:string-value="121" calcext:value-type="string">
            <text:p>121</text:p>
          </table:table-cell>
          <table:table-cell table:style-name="DayInYear" table:formula="of:=BASE(DECIMAL([.AH60];6)+1;6)" office:value-type="string" office:string-value="1323" calcext:value-type="string">
            <text:p>1323</text:p>
          </table:table-cell>
          <table:table-cell table:style-name="WeekNumber" table:formula="of:=[.AI60]" office:value-type="string" office:string-value="121" calcext:value-type="string">
            <text:p>121</text:p>
          </table:table-cell>
          <table:table-cell table:style-name="DayInYear" table:formula="of:=BASE(DECIMAL([.AJ60];6)+1;6)" office:value-type="string" office:string-value="1324" calcext:value-type="string">
            <text:p>1324</text:p>
          </table:table-cell>
          <table:table-cell table:style-name="WeekNumber" table:formula="of:=[.AK60]" office:value-type="string" office:string-value="121" calcext:value-type="string">
            <text:p>121</text:p>
          </table:table-cell>
          <table:table-cell table:style-name="DayInYear" table:formula="of:=BASE(DECIMAL([.AL60];6)+1;6)" office:value-type="string" office:string-value="1325" calcext:value-type="string">
            <text:p>1325</text:p>
          </table:table-cell>
          <table:table-cell table:style-name="WeekNumberSaturday" table:formula="of:=[.AM60]" office:value-type="string" office:string-value="121" calcext:value-type="string">
            <text:p>121</text:p>
          </table:table-cell>
          <table:table-cell table:style-name="DayInYearSaturday" table:formula="of:=BASE(DECIMAL([.AN60];6)+1;6)" office:value-type="string" office:string-value="1330" calcext:value-type="string">
            <text:p>1330</text:p>
          </table:table-cell>
          <table:table-cell table:style-name="WeekNumberSunday" table:formula="of:=[.AO60]" office:value-type="string" office:string-value="121" calcext:value-type="string">
            <text:p>121</text:p>
          </table:table-cell>
          <table:table-cell table:style-name="DayInYearSunday" table:formula="of:=BASE(DECIMAL([.AP60];6)+1;6)" office:value-type="string" office:string-value="1331" calcext:value-type="string">
            <text:p>1331</text:p>
          </table:table-cell>
        </table:table-row>
        <table:table-row table:style-name="ro6"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C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E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G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I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K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P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R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T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V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X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Z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  <table:table-cell/>
          <table:table-cell table:style-name="DayInMonthMonday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" table:formula="of:=BASE(DECIMAL([.AE61];6)+1;6)" office:value-type="string" office:string-value="2" calcext:value-type="string" table:number-columns-spanned="2" table:number-rows-spanned="1">
            <text:p>2</text:p>
          </table:table-cell>
          <table:covered-table-cell/>
          <table:table-cell table:style-name="DayInMonth" table:formula="of:=BASE(DECIMAL([.AG61];6)+1;6)" office:value-type="string" office:string-value="3" calcext:value-type="string" table:number-columns-spanned="2" table:number-rows-spanned="1">
            <text:p>3</text:p>
          </table:table-cell>
          <table:covered-table-cell/>
          <table:table-cell table:style-name="DayInMonth" table:formula="of:=BASE(DECIMAL([.AI61];6)+1;6)" office:value-type="string" office:string-value="4" calcext:value-type="string" table:number-columns-spanned="2" table:number-rows-spanned="1">
            <text:p>4</text:p>
          </table:table-cell>
          <table:covered-table-cell/>
          <table:table-cell table:style-name="DayInMonth" table:formula="of:=BASE(DECIMAL([.AK61];6)+1;6)" office:value-type="string" office:string-value="5" calcext:value-type="string" table:number-columns-spanned="2" table:number-rows-spanned="1">
            <text:p>5</text:p>
          </table:table-cell>
          <table:covered-table-cell/>
          <table:table-cell table:style-name="DayInMonthSaturday" table:formula="of:=BASE(DECIMAL([.AM61];6)+1;6)" office:value-type="string" office:string-value="10" calcext:value-type="string" table:number-columns-spanned="2" table:number-rows-spanned="1">
            <text:p>10</text:p>
          </table:table-cell>
          <table:covered-table-cell/>
          <table:table-cell table:style-name="ce18" table:formula="of:=BASE(DECIMAL([.AO61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Sunday"/>
        </table:table-row>
        <table:table-row table:style-name="ro5">
          <table:table-cell table:style-name="GregorianDateMonday" table:formula="of:=[.AQ53]+1" office:value-type="date" office:date-value="2023-10-02" calcext:value-type="date" table:number-columns-spanned="2" table:number-rows-spanned="1">
            <text:p>2023-10-02</text:p>
          </table:table-cell>
          <table:covered-table-cell/>
          <table:table-cell table:style-name="GregorianDate" table:formula="of:=[.A62]+1" office:value-type="date" office:date-value="2023-10-03" calcext:value-type="date" table:number-columns-spanned="2" table:number-rows-spanned="1">
            <text:p>2023-10-03</text:p>
          </table:table-cell>
          <table:covered-table-cell/>
          <table:table-cell table:style-name="GregorianDate" table:formula="of:=[.C62]+1" office:value-type="date" office:date-value="2023-10-04" calcext:value-type="date" table:number-columns-spanned="2" table:number-rows-spanned="1">
            <text:p>2023-10-04</text:p>
          </table:table-cell>
          <table:covered-table-cell/>
          <table:table-cell table:style-name="GregorianDate" table:formula="of:=[.E62]+1" office:value-type="date" office:date-value="2023-10-05" calcext:value-type="date" table:number-columns-spanned="2" table:number-rows-spanned="1">
            <text:p>2023-10-05</text:p>
          </table:table-cell>
          <table:covered-table-cell/>
          <table:table-cell table:style-name="GregorianDate" table:formula="of:=[.G62]+1" office:value-type="date" office:date-value="2023-10-06" calcext:value-type="date" table:number-columns-spanned="2" table:number-rows-spanned="1">
            <text:p>2023-10-06</text:p>
          </table:table-cell>
          <table:covered-table-cell/>
          <table:table-cell table:style-name="GregorianDateSaturday" table:formula="of:=[.I62]+1" office:value-type="date" office:date-value="2023-10-07" calcext:value-type="date" table:number-columns-spanned="2" table:number-rows-spanned="1">
            <text:p>2023-10-07</text:p>
          </table:table-cell>
          <table:covered-table-cell/>
          <table:table-cell table:style-name="GregorianDateSunday" table:formula="of:=[.K62]+1" office:value-type="date" office:date-value="2023-10-08" calcext:value-type="date" table:number-columns-spanned="2" table:number-rows-spanned="1">
            <text:p>2023-10-08</text:p>
          </table:table-cell>
          <table:covered-table-cell/>
          <table:table-cell/>
          <table:table-cell table:style-name="GregorianDateMonday" table:formula="of:=[.M71]+1" office:value-type="date" office:date-value="2023-10-30" calcext:value-type="date" table:number-columns-spanned="2" table:number-rows-spanned="1">
            <text:p>2023-10-30</text:p>
          </table:table-cell>
          <table:covered-table-cell/>
          <table:table-cell table:style-name="GregorianDate" table:formula="of:=[.P62]+1" office:value-type="date" office:date-value="2023-10-31" calcext:value-type="date" table:number-columns-spanned="2" table:number-rows-spanned="1">
            <text:p>2023-10-31</text:p>
          </table:table-cell>
          <table:covered-table-cell/>
          <table:table-cell table:style-name="GregorianDate" table:formula="of:=[.R62]+1" office:value-type="date" office:date-value="2023-11-01" calcext:value-type="date" table:number-columns-spanned="2" table:number-rows-spanned="1">
            <text:p>2023-11-01</text:p>
          </table:table-cell>
          <table:covered-table-cell/>
          <table:table-cell table:style-name="GregorianDate" table:formula="of:=[.T62]+1" office:value-type="date" office:date-value="2023-11-02" calcext:value-type="date" table:number-columns-spanned="2" table:number-rows-spanned="1">
            <text:p>2023-11-02</text:p>
          </table:table-cell>
          <table:covered-table-cell/>
          <table:table-cell table:style-name="GregorianDate" table:formula="of:=[.V62]+1" office:value-type="date" office:date-value="2023-11-03" calcext:value-type="date" table:number-columns-spanned="2" table:number-rows-spanned="1">
            <text:p>2023-11-03</text:p>
          </table:table-cell>
          <table:covered-table-cell/>
          <table:table-cell table:style-name="GregorianDateSaturday" table:formula="of:=[.X62]+1" office:value-type="date" office:date-value="2023-11-04" calcext:value-type="date" table:number-columns-spanned="2" table:number-rows-spanned="1">
            <text:p>2023-11-04</text:p>
          </table:table-cell>
          <table:covered-table-cell/>
          <table:table-cell table:style-name="GregorianDateSunday" table:formula="of:=[.Z62]+1" office:value-type="date" office:date-value="2023-11-05" calcext:value-type="date" table:number-columns-spanned="2" table:number-rows-spanned="1">
            <text:p>2023-11-05</text:p>
          </table:table-cell>
          <table:covered-table-cell/>
          <table:table-cell/>
          <table:table-cell table:style-name="GregorianDateMonday" table:formula="of:=[.AB74]+1" office:value-type="date" office:date-value="2023-12-04" calcext:value-type="date" table:number-columns-spanned="2" table:number-rows-spanned="1">
            <text:p>2023-12-04</text:p>
          </table:table-cell>
          <table:covered-table-cell/>
          <table:table-cell table:style-name="GregorianDate" table:formula="of:=[.AE62]+1" office:value-type="date" office:date-value="2023-12-05" calcext:value-type="date" table:number-columns-spanned="2" table:number-rows-spanned="1">
            <text:p>2023-12-05</text:p>
          </table:table-cell>
          <table:covered-table-cell/>
          <table:table-cell table:style-name="GregorianDate" table:formula="of:=[.AG62]+1" office:value-type="date" office:date-value="2023-12-06" calcext:value-type="date" table:number-columns-spanned="2" table:number-rows-spanned="1">
            <text:p>2023-12-06</text:p>
          </table:table-cell>
          <table:covered-table-cell/>
          <table:table-cell table:style-name="GregorianDate" table:formula="of:=[.AI62]+1" office:value-type="date" office:date-value="2023-12-07" calcext:value-type="date" table:number-columns-spanned="2" table:number-rows-spanned="1">
            <text:p>2023-12-07</text:p>
          </table:table-cell>
          <table:covered-table-cell/>
          <table:table-cell table:style-name="GregorianDate" table:formula="of:=[.AK62]+1" office:value-type="date" office:date-value="2023-12-08" calcext:value-type="date" table:number-columns-spanned="2" table:number-rows-spanned="1">
            <text:p>2023-12-08</text:p>
          </table:table-cell>
          <table:covered-table-cell/>
          <table:table-cell table:style-name="GregorianDateSaturday" table:formula="of:=[.AM62]+1" office:value-type="date" office:date-value="2023-12-09" calcext:value-type="date" table:number-columns-spanned="2" table:number-rows-spanned="1">
            <text:p>2023-12-09</text:p>
          </table:table-cell>
          <table:covered-table-cell/>
          <table:table-cell table:style-name="GregorianDateSunday" table:formula="of:=[.AO62]+1" office:value-type="date" office:date-value="2023-12-10" calcext:value-type="date" table:number-columns-spanned="2" table:number-rows-spanned="1">
            <text:p>2023-12-10</text:p>
          </table:table-cell>
          <table:covered-table-cell/>
        </table:table-row>
        <table:table-row table:style-name="ro5">
          <table:table-cell table:style-name="WeekNumberMonday" table:formula="of:=BASE(DECIMAL([.A60];6)+1;6)" office:value-type="string" office:string-value="105" calcext:value-type="string">
            <text:p>105</text:p>
          </table:table-cell>
          <table:table-cell table:style-name="DayInYear" table:formula="of:=BASE(DECIMAL([.N60];6)+1;6)" office:value-type="string" office:string-value="1145" calcext:value-type="string">
            <text:p>1145</text:p>
          </table:table-cell>
          <table:table-cell table:style-name="WeekNumber" table:formula="of:=[.A63]" office:value-type="string" office:string-value="105" calcext:value-type="string">
            <text:p>105</text:p>
          </table:table-cell>
          <table:table-cell table:style-name="DayInYear" table:formula="of:=BASE(DECIMAL([.B63];6)+1;6)" office:value-type="string" office:string-value="1150" calcext:value-type="string">
            <text:p>1150</text:p>
          </table:table-cell>
          <table:table-cell table:style-name="WeekNumber" table:formula="of:=[.C63]" office:value-type="string" office:string-value="105" calcext:value-type="string">
            <text:p>105</text:p>
          </table:table-cell>
          <table:table-cell table:style-name="DayInYear" table:formula="of:=BASE(DECIMAL([.D63];6)+1;6)" office:value-type="string" office:string-value="1151" calcext:value-type="string">
            <text:p>1151</text:p>
          </table:table-cell>
          <table:table-cell table:style-name="WeekNumber" table:formula="of:=[.E63]" office:value-type="string" office:string-value="105" calcext:value-type="string">
            <text:p>105</text:p>
          </table:table-cell>
          <table:table-cell table:style-name="DayInYear" table:formula="of:=BASE(DECIMAL([.F63];6)+1;6)" office:value-type="string" office:string-value="1152" calcext:value-type="string">
            <text:p>1152</text:p>
          </table:table-cell>
          <table:table-cell table:style-name="WeekNumber" table:formula="of:=[.G63]" office:value-type="string" office:string-value="105" calcext:value-type="string">
            <text:p>105</text:p>
          </table:table-cell>
          <table:table-cell table:style-name="DayInYear" table:formula="of:=BASE(DECIMAL([.H63];6)+1;6)" office:value-type="string" office:string-value="1153" calcext:value-type="string">
            <text:p>1153</text:p>
          </table:table-cell>
          <table:table-cell table:style-name="WeekNumberSaturday" table:formula="of:=[.I63]" office:value-type="string" office:string-value="105" calcext:value-type="string">
            <text:p>105</text:p>
          </table:table-cell>
          <table:table-cell table:style-name="DayInYearSaturday" table:formula="of:=BASE(DECIMAL([.J63];6)+1;6)" office:value-type="string" office:string-value="1154" calcext:value-type="string">
            <text:p>1154</text:p>
          </table:table-cell>
          <table:table-cell table:style-name="WeekNumberSunday" table:formula="of:=[.K63]" office:value-type="string" office:string-value="105" calcext:value-type="string">
            <text:p>105</text:p>
          </table:table-cell>
          <table:table-cell table:style-name="DayInYearSunday" table:formula="of:=BASE(DECIMAL([.L63];6)+1;6)" office:value-type="string" office:string-value="1155" calcext:value-type="string">
            <text:p>1155</text:p>
          </table:table-cell>
          <table:table-cell/>
          <table:table-cell table:style-name="WeekNumberMonday" table:formula="of:=BASE(DECIMAL([.P60];6)+1;6)" office:value-type="string" office:string-value="113" calcext:value-type="string">
            <text:p>113</text:p>
          </table:table-cell>
          <table:table-cell table:style-name="DayInYear" table:formula="of:=BASE(DECIMAL([.AC60];6)+1;6)" office:value-type="string" office:string-value="1233" calcext:value-type="string">
            <text:p>1233</text:p>
          </table:table-cell>
          <table:table-cell table:style-name="WeekNumber" table:formula="of:=[.P63]" office:value-type="string" office:string-value="113" calcext:value-type="string">
            <text:p>113</text:p>
          </table:table-cell>
          <table:table-cell table:style-name="DayInYear" table:formula="of:=BASE(DECIMAL([.Q63];6)+1;6)" office:value-type="string" office:string-value="1234" calcext:value-type="string">
            <text:p>1234</text:p>
          </table:table-cell>
          <table:table-cell table:style-name="WeekNumber" table:formula="of:=[.R63]" office:value-type="string" office:string-value="113" calcext:value-type="string">
            <text:p>113</text:p>
          </table:table-cell>
          <table:table-cell table:style-name="DayInYear" table:formula="of:=BASE(DECIMAL([.S63];6)+1;6)" office:value-type="string" office:string-value="1235" calcext:value-type="string">
            <text:p>1235</text:p>
          </table:table-cell>
          <table:table-cell table:style-name="WeekNumber" table:formula="of:=[.T63]" office:value-type="string" office:string-value="113" calcext:value-type="string">
            <text:p>113</text:p>
          </table:table-cell>
          <table:table-cell table:style-name="DayInYear" table:formula="of:=BASE(DECIMAL([.U63];6)+1;6)" office:value-type="string" office:string-value="1240" calcext:value-type="string">
            <text:p>1240</text:p>
          </table:table-cell>
          <table:table-cell table:style-name="WeekNumber" table:formula="of:=[.V63]" office:value-type="string" office:string-value="113" calcext:value-type="string">
            <text:p>113</text:p>
          </table:table-cell>
          <table:table-cell table:style-name="DayInYear" table:formula="of:=BASE(DECIMAL([.W63];6)+1;6)" office:value-type="string" office:string-value="1241" calcext:value-type="string">
            <text:p>1241</text:p>
          </table:table-cell>
          <table:table-cell table:style-name="WeekNumberSaturday" table:formula="of:=[.X63]" office:value-type="string" office:string-value="113" calcext:value-type="string">
            <text:p>113</text:p>
          </table:table-cell>
          <table:table-cell table:style-name="DayInYearSaturday" table:formula="of:=BASE(DECIMAL([.Y63];6)+1;6)" office:value-type="string" office:string-value="1242" calcext:value-type="string">
            <text:p>1242</text:p>
          </table:table-cell>
          <table:table-cell table:style-name="WeekNumberSunday" table:formula="of:=[.Z63]" office:value-type="string" office:string-value="113" calcext:value-type="string">
            <text:p>113</text:p>
          </table:table-cell>
          <table:table-cell table:style-name="DayInYearSunday" table:formula="of:=BASE(DECIMAL([.AA63];6)+1;6)" office:value-type="string" office:string-value="1243" calcext:value-type="string">
            <text:p>1243</text:p>
          </table:table-cell>
          <table:table-cell/>
          <table:table-cell table:style-name="WeekNumberMonday" table:formula="of:=BASE(DECIMAL([.AE60];6)+1;6)" office:value-type="string" office:string-value="122" calcext:value-type="string">
            <text:p>122</text:p>
          </table:table-cell>
          <table:table-cell table:style-name="DayInYear" table:formula="of:=BASE(DECIMAL([.AR60];6)+1;6)" office:value-type="string" office:string-value="1332" calcext:value-type="string">
            <text:p>1332</text:p>
          </table:table-cell>
          <table:table-cell table:style-name="WeekNumber" table:formula="of:=[.AE63]" office:value-type="string" office:string-value="122" calcext:value-type="string">
            <text:p>122</text:p>
          </table:table-cell>
          <table:table-cell table:style-name="DayInYear" table:formula="of:=BASE(DECIMAL([.AF63];6)+1;6)" office:value-type="string" office:string-value="1333" calcext:value-type="string">
            <text:p>1333</text:p>
          </table:table-cell>
          <table:table-cell table:style-name="WeekNumber" table:formula="of:=[.AG63]" office:value-type="string" office:string-value="122" calcext:value-type="string">
            <text:p>122</text:p>
          </table:table-cell>
          <table:table-cell table:style-name="DayInYear" table:formula="of:=BASE(DECIMAL([.AH63];6)+1;6)" office:value-type="string" office:string-value="1334" calcext:value-type="string">
            <text:p>1334</text:p>
          </table:table-cell>
          <table:table-cell table:style-name="WeekNumber" table:formula="of:=[.AI63]" office:value-type="string" office:string-value="122" calcext:value-type="string">
            <text:p>122</text:p>
          </table:table-cell>
          <table:table-cell table:style-name="DayInYear" table:formula="of:=BASE(DECIMAL([.AJ63];6)+1;6)" office:value-type="string" office:string-value="1335" calcext:value-type="string">
            <text:p>1335</text:p>
          </table:table-cell>
          <table:table-cell table:style-name="WeekNumber" table:formula="of:=[.AK63]" office:value-type="string" office:string-value="122" calcext:value-type="string">
            <text:p>122</text:p>
          </table:table-cell>
          <table:table-cell table:style-name="DayInYear" table:formula="of:=BASE(DECIMAL([.AL63];6)+1;6)" office:value-type="string" office:string-value="1340" calcext:value-type="string">
            <text:p>1340</text:p>
          </table:table-cell>
          <table:table-cell table:style-name="WeekNumberSaturday" table:formula="of:=[.AM63]" office:value-type="string" office:string-value="122" calcext:value-type="string">
            <text:p>122</text:p>
          </table:table-cell>
          <table:table-cell table:style-name="DayInYearSaturday" table:formula="of:=BASE(DECIMAL([.AN63];6)+1;6)" office:value-type="string" office:string-value="1341" calcext:value-type="string">
            <text:p>1341</text:p>
          </table:table-cell>
          <table:table-cell table:style-name="WeekNumberSunday" table:formula="of:=[.AO63]" office:value-type="string" office:string-value="122" calcext:value-type="string">
            <text:p>122</text:p>
          </table:table-cell>
          <table:table-cell table:style-name="DayInYearSunday" table:formula="of:=BASE(DECIMAL([.AP63];6)+1;6)" office:value-type="string" office:string-value="1342" calcext:value-type="string">
            <text:p>1342</text:p>
          </table:table-cell>
        </table:table-row>
        <table:table-row table:style-name="ro6">
          <table:table-cell table:style-name="DayInMonthMonday" table:formula="of:=BASE(DECIMAL([.M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C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E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G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I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K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B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P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R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T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V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X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Z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  <table:table-cell/>
          <table:table-cell table:style-name="DayInMonthMonday" table:formula="of:=BASE(DECIMAL([.AQ61];6)+1;6)" office:value-type="string" office:string-value="12" calcext:value-type="string" table:number-columns-spanned="2" table:number-rows-spanned="1">
            <text:p>12</text:p>
          </table:table-cell>
          <table:covered-table-cell/>
          <table:table-cell table:style-name="DayInMonth" table:formula="of:=BASE(DECIMAL([.AE64];6)+1;6)" office:value-type="string" office:string-value="13" calcext:value-type="string" table:number-columns-spanned="2" table:number-rows-spanned="1">
            <text:p>13</text:p>
          </table:table-cell>
          <table:covered-table-cell/>
          <table:table-cell table:style-name="DayInMonth" table:formula="of:=BASE(DECIMAL([.AG64];6)+1;6)" office:value-type="string" office:string-value="14" calcext:value-type="string" table:number-columns-spanned="2" table:number-rows-spanned="1">
            <text:p>14</text:p>
          </table:table-cell>
          <table:covered-table-cell/>
          <table:table-cell table:style-name="DayInMonth" table:formula="of:=BASE(DECIMAL([.AI64];6)+1;6)" office:value-type="string" office:string-value="15" calcext:value-type="string" table:number-columns-spanned="2" table:number-rows-spanned="1">
            <text:p>15</text:p>
          </table:table-cell>
          <table:covered-table-cell/>
          <table:table-cell table:style-name="DayInMonth" table:formula="of:=BASE(DECIMAL([.AK64];6)+1;6)" office:value-type="string" office:string-value="20" calcext:value-type="string" table:number-columns-spanned="2" table:number-rows-spanned="1">
            <text:p>20</text:p>
          </table:table-cell>
          <table:covered-table-cell/>
          <table:table-cell table:style-name="DayInMonthSaturday" table:formula="of:=BASE(DECIMAL([.AM64];6)+1;6)" office:value-type="string" office:string-value="21" calcext:value-type="string" table:number-columns-spanned="2" table:number-rows-spanned="1">
            <text:p>21</text:p>
          </table:table-cell>
          <table:covered-table-cell/>
          <table:table-cell table:style-name="ce18" table:formula="of:=BASE(DECIMAL([.AO64];6)+1;6)" office:value-type="string" office:string-value="22" calcext:value-type="string" table:number-columns-spanned="2" table:number-rows-spanned="1">
            <text:p>22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2]+1" office:value-type="date" office:date-value="2023-10-09" calcext:value-type="date" table:number-columns-spanned="2" table:number-rows-spanned="1">
            <text:p>2023-10-09</text:p>
          </table:table-cell>
          <table:covered-table-cell/>
          <table:table-cell table:style-name="GregorianDate" table:formula="of:=[.A65]+1" office:value-type="date" office:date-value="2023-10-10" calcext:value-type="date" table:number-columns-spanned="2" table:number-rows-spanned="1">
            <text:p>2023-10-10</text:p>
          </table:table-cell>
          <table:covered-table-cell/>
          <table:table-cell table:style-name="GregorianDate" table:formula="of:=[.C65]+1" office:value-type="date" office:date-value="2023-10-11" calcext:value-type="date" table:number-columns-spanned="2" table:number-rows-spanned="1">
            <text:p>2023-10-11</text:p>
          </table:table-cell>
          <table:covered-table-cell/>
          <table:table-cell table:style-name="GregorianDate" table:formula="of:=[.E65]+1" office:value-type="date" office:date-value="2023-10-12" calcext:value-type="date" table:number-columns-spanned="2" table:number-rows-spanned="1">
            <text:p>2023-10-12</text:p>
          </table:table-cell>
          <table:covered-table-cell/>
          <table:table-cell table:style-name="GregorianDate" table:formula="of:=[.G65]+1" office:value-type="date" office:date-value="2023-10-13" calcext:value-type="date" table:number-columns-spanned="2" table:number-rows-spanned="1">
            <text:p>2023-10-13</text:p>
          </table:table-cell>
          <table:covered-table-cell/>
          <table:table-cell table:style-name="GregorianDateSaturday" table:formula="of:=[.I65]+1" office:value-type="date" office:date-value="2023-10-14" calcext:value-type="date" table:number-columns-spanned="2" table:number-rows-spanned="1">
            <text:p>2023-10-14</text:p>
          </table:table-cell>
          <table:covered-table-cell/>
          <table:table-cell table:style-name="GregorianDateSunday" table:formula="of:=[.K65]+1" office:value-type="date" office:date-value="2023-10-15" calcext:value-type="date" table:number-columns-spanned="2" table:number-rows-spanned="1">
            <text:p>2023-10-15</text:p>
          </table:table-cell>
          <table:covered-table-cell/>
          <table:table-cell/>
          <table:table-cell table:style-name="GregorianDateMonday" table:formula="of:=[.AB62]+1" office:value-type="date" office:date-value="2023-11-06" calcext:value-type="date" table:number-columns-spanned="2" table:number-rows-spanned="1">
            <text:p>2023-11-06</text:p>
          </table:table-cell>
          <table:covered-table-cell/>
          <table:table-cell table:style-name="GregorianDate" table:formula="of:=[.P65]+1" office:value-type="date" office:date-value="2023-11-07" calcext:value-type="date" table:number-columns-spanned="2" table:number-rows-spanned="1">
            <text:p>2023-11-07</text:p>
          </table:table-cell>
          <table:covered-table-cell/>
          <table:table-cell table:style-name="GregorianDate" table:formula="of:=[.R65]+1" office:value-type="date" office:date-value="2023-11-08" calcext:value-type="date" table:number-columns-spanned="2" table:number-rows-spanned="1">
            <text:p>2023-11-08</text:p>
          </table:table-cell>
          <table:covered-table-cell/>
          <table:table-cell table:style-name="GregorianDate" table:formula="of:=[.T65]+1" office:value-type="date" office:date-value="2023-11-09" calcext:value-type="date" table:number-columns-spanned="2" table:number-rows-spanned="1">
            <text:p>2023-11-09</text:p>
          </table:table-cell>
          <table:covered-table-cell/>
          <table:table-cell table:style-name="GregorianDate" table:formula="of:=[.V65]+1" office:value-type="date" office:date-value="2023-11-10" calcext:value-type="date" table:number-columns-spanned="2" table:number-rows-spanned="1">
            <text:p>2023-11-10</text:p>
          </table:table-cell>
          <table:covered-table-cell/>
          <table:table-cell table:style-name="GregorianDateSaturday" table:formula="of:=[.X65]+1" office:value-type="date" office:date-value="2023-11-11" calcext:value-type="date" table:number-columns-spanned="2" table:number-rows-spanned="1">
            <text:p>2023-11-11</text:p>
          </table:table-cell>
          <table:covered-table-cell/>
          <table:table-cell table:style-name="GregorianDateSunday" table:formula="of:=[.Z65]+1" office:value-type="date" office:date-value="2023-11-12" calcext:value-type="date" table:number-columns-spanned="2" table:number-rows-spanned="1">
            <text:p>2023-11-12</text:p>
          </table:table-cell>
          <table:covered-table-cell/>
          <table:table-cell/>
          <table:table-cell table:style-name="GregorianDateMonday" table:formula="of:=[.AQ62]+1" office:value-type="date" office:date-value="2023-12-11" calcext:value-type="date" table:number-columns-spanned="2" table:number-rows-spanned="1">
            <text:p>2023-12-11</text:p>
          </table:table-cell>
          <table:covered-table-cell/>
          <table:table-cell table:style-name="GregorianDate" table:formula="of:=[.AE65]+1" office:value-type="date" office:date-value="2023-12-12" calcext:value-type="date" table:number-columns-spanned="2" table:number-rows-spanned="1">
            <text:p>2023-12-12</text:p>
          </table:table-cell>
          <table:covered-table-cell/>
          <table:table-cell table:style-name="GregorianDate" table:formula="of:=[.AG65]+1" office:value-type="date" office:date-value="2023-12-13" calcext:value-type="date" table:number-columns-spanned="2" table:number-rows-spanned="1">
            <text:p>2023-12-13</text:p>
          </table:table-cell>
          <table:covered-table-cell/>
          <table:table-cell table:style-name="GregorianDate" table:formula="of:=[.AI65]+1" office:value-type="date" office:date-value="2023-12-14" calcext:value-type="date" table:number-columns-spanned="2" table:number-rows-spanned="1">
            <text:p>2023-12-14</text:p>
          </table:table-cell>
          <table:covered-table-cell/>
          <table:table-cell table:style-name="GregorianDate" table:formula="of:=[.AK65]+1" office:value-type="date" office:date-value="2023-12-15" calcext:value-type="date" table:number-columns-spanned="2" table:number-rows-spanned="1">
            <text:p>2023-12-15</text:p>
          </table:table-cell>
          <table:covered-table-cell/>
          <table:table-cell table:style-name="GregorianDateSaturday" table:formula="of:=[.AM65]+1" office:value-type="date" office:date-value="2023-12-16" calcext:value-type="date" table:number-columns-spanned="2" table:number-rows-spanned="1">
            <text:p>2023-12-16</text:p>
          </table:table-cell>
          <table:covered-table-cell/>
          <table:table-cell table:style-name="GregorianDateSunday" table:formula="of:=[.AO65]+1" office:value-type="date" office:date-value="2023-12-17" calcext:value-type="date" table:number-columns-spanned="2" table:number-rows-spanned="1">
            <text:p>2023-12-17</text:p>
          </table:table-cell>
          <table:covered-table-cell/>
        </table:table-row>
        <table:table-row table:style-name="ro5">
          <table:table-cell table:style-name="WeekNumberMonday" table:formula="of:=BASE(DECIMAL([.A63];6)+1;6)" office:value-type="string" office:string-value="110" calcext:value-type="string">
            <text:p>110</text:p>
          </table:table-cell>
          <table:table-cell table:style-name="DayInYear" table:formula="of:=BASE(DECIMAL([.N63];6)+1;6)" office:value-type="string" office:string-value="1200" calcext:value-type="string">
            <text:p>1200</text:p>
          </table:table-cell>
          <table:table-cell table:style-name="WeekNumber" table:formula="of:=[.A66]" office:value-type="string" office:string-value="110" calcext:value-type="string">
            <text:p>110</text:p>
          </table:table-cell>
          <table:table-cell table:style-name="DayInYear" table:formula="of:=BASE(DECIMAL([.B66];6)+1;6)" office:value-type="string" office:string-value="1201" calcext:value-type="string">
            <text:p>1201</text:p>
          </table:table-cell>
          <table:table-cell table:style-name="WeekNumber" table:formula="of:=[.C66]" office:value-type="string" office:string-value="110" calcext:value-type="string">
            <text:p>110</text:p>
          </table:table-cell>
          <table:table-cell table:style-name="DayInYear" table:formula="of:=BASE(DECIMAL([.D66];6)+1;6)" office:value-type="string" office:string-value="1202" calcext:value-type="string">
            <text:p>1202</text:p>
          </table:table-cell>
          <table:table-cell table:style-name="WeekNumber" table:formula="of:=[.E66]" office:value-type="string" office:string-value="110" calcext:value-type="string">
            <text:p>110</text:p>
          </table:table-cell>
          <table:table-cell table:style-name="DayInYear" table:formula="of:=BASE(DECIMAL([.F66];6)+1;6)" office:value-type="string" office:string-value="1203" calcext:value-type="string">
            <text:p>1203</text:p>
          </table:table-cell>
          <table:table-cell table:style-name="WeekNumber" table:formula="of:=[.G66]" office:value-type="string" office:string-value="110" calcext:value-type="string">
            <text:p>110</text:p>
          </table:table-cell>
          <table:table-cell table:style-name="DayInYear" table:formula="of:=BASE(DECIMAL([.H66];6)+1;6)" office:value-type="string" office:string-value="1204" calcext:value-type="string">
            <text:p>1204</text:p>
          </table:table-cell>
          <table:table-cell table:style-name="WeekNumberSaturday" table:formula="of:=[.I66]" office:value-type="string" office:string-value="110" calcext:value-type="string">
            <text:p>110</text:p>
          </table:table-cell>
          <table:table-cell table:style-name="DayInYearSaturday" table:formula="of:=BASE(DECIMAL([.J66];6)+1;6)" office:value-type="string" office:string-value="1205" calcext:value-type="string">
            <text:p>1205</text:p>
          </table:table-cell>
          <table:table-cell table:style-name="WeekNumberSunday" table:formula="of:=[.K66]" office:value-type="string" office:string-value="110" calcext:value-type="string">
            <text:p>110</text:p>
          </table:table-cell>
          <table:table-cell table:style-name="DayInYearSunday" table:formula="of:=BASE(DECIMAL([.L66];6)+1;6)" office:value-type="string" office:string-value="1210" calcext:value-type="string">
            <text:p>1210</text:p>
          </table:table-cell>
          <table:table-cell/>
          <table:table-cell table:style-name="WeekNumberMonday" table:formula="of:=BASE(DECIMAL([.P63];6)+1;6)" office:value-type="string" office:string-value="114" calcext:value-type="string">
            <text:p>114</text:p>
          </table:table-cell>
          <table:table-cell table:style-name="DayInYear" table:formula="of:=BASE(DECIMAL([.AC63];6)+1;6)" office:value-type="string" office:string-value="1244" calcext:value-type="string">
            <text:p>1244</text:p>
          </table:table-cell>
          <table:table-cell table:style-name="WeekNumber" table:formula="of:=[.P66]" office:value-type="string" office:string-value="114" calcext:value-type="string">
            <text:p>114</text:p>
          </table:table-cell>
          <table:table-cell table:style-name="DayInYear" table:formula="of:=BASE(DECIMAL([.Q66];6)+1;6)" office:value-type="string" office:string-value="1245" calcext:value-type="string">
            <text:p>1245</text:p>
          </table:table-cell>
          <table:table-cell table:style-name="WeekNumber" table:formula="of:=[.R66]" office:value-type="string" office:string-value="114" calcext:value-type="string">
            <text:p>114</text:p>
          </table:table-cell>
          <table:table-cell table:style-name="DayInYear" table:formula="of:=BASE(DECIMAL([.S66];6)+1;6)" office:value-type="string" office:string-value="1250" calcext:value-type="string">
            <text:p>1250</text:p>
          </table:table-cell>
          <table:table-cell table:style-name="WeekNumberHalfQuarter" table:formula="of:=[.T66]" office:value-type="string" office:string-value="114" calcext:value-type="string">
            <text:p>114</text:p>
          </table:table-cell>
          <table:table-cell table:style-name="DayInYearHalfQuarter" table:formula="of:=BASE(DECIMAL([.U66];6)+1;6)" office:value-type="string" office:string-value="1251" calcext:value-type="string">
            <text:p>1251</text:p>
          </table:table-cell>
          <table:table-cell table:style-name="WeekNumber" table:formula="of:=[.V66]" office:value-type="string" office:string-value="114" calcext:value-type="string">
            <text:p>114</text:p>
          </table:table-cell>
          <table:table-cell table:style-name="DayInYear" table:formula="of:=BASE(DECIMAL([.W66];6)+1;6)" office:value-type="string" office:string-value="1252" calcext:value-type="string">
            <text:p>1252</text:p>
          </table:table-cell>
          <table:table-cell table:style-name="WeekNumberSaturday" table:formula="of:=[.X66]" office:value-type="string" office:string-value="114" calcext:value-type="string">
            <text:p>114</text:p>
          </table:table-cell>
          <table:table-cell table:style-name="DayInYearSaturday" table:formula="of:=BASE(DECIMAL([.Y66];6)+1;6)" office:value-type="string" office:string-value="1253" calcext:value-type="string">
            <text:p>1253</text:p>
          </table:table-cell>
          <table:table-cell table:style-name="WeekNumberSunday" table:formula="of:=[.Z66]" office:value-type="string" office:string-value="114" calcext:value-type="string">
            <text:p>114</text:p>
          </table:table-cell>
          <table:table-cell table:style-name="DayInYearSunday" table:formula="of:=BASE(DECIMAL([.AA66];6)+1;6)" office:value-type="string" office:string-value="1254" calcext:value-type="string">
            <text:p>1254</text:p>
          </table:table-cell>
          <table:table-cell/>
          <table:table-cell table:style-name="WeekNumberMonday" table:formula="of:=BASE(DECIMAL([.AE63];6)+1;6)" office:value-type="string" office:string-value="123" calcext:value-type="string">
            <text:p>123</text:p>
          </table:table-cell>
          <table:table-cell table:style-name="DayInYear" table:formula="of:=BASE(DECIMAL([.AR63];6)+1;6)" office:value-type="string" office:string-value="1343" calcext:value-type="string">
            <text:p>1343</text:p>
          </table:table-cell>
          <table:table-cell table:style-name="WeekNumber" table:formula="of:=[.AE66]" office:value-type="string" office:string-value="123" calcext:value-type="string">
            <text:p>123</text:p>
          </table:table-cell>
          <table:table-cell table:style-name="DayInYear" table:formula="of:=BASE(DECIMAL([.AF66];6)+1;6)" office:value-type="string" office:string-value="1344" calcext:value-type="string">
            <text:p>1344</text:p>
          </table:table-cell>
          <table:table-cell table:style-name="WeekNumber" table:formula="of:=[.AG66]" office:value-type="string" office:string-value="123" calcext:value-type="string">
            <text:p>123</text:p>
          </table:table-cell>
          <table:table-cell table:style-name="DayInYear" table:formula="of:=BASE(DECIMAL([.AH66];6)+1;6)" office:value-type="string" office:string-value="1345" calcext:value-type="string">
            <text:p>1345</text:p>
          </table:table-cell>
          <table:table-cell table:style-name="WeekNumber" table:formula="of:=[.AI66]" office:value-type="string" office:string-value="123" calcext:value-type="string">
            <text:p>123</text:p>
          </table:table-cell>
          <table:table-cell table:style-name="DayInYear" table:formula="of:=BASE(DECIMAL([.AJ66];6)+1;6)" office:value-type="string" office:string-value="1350" calcext:value-type="string">
            <text:p>1350</text:p>
          </table:table-cell>
          <table:table-cell table:style-name="WeekNumber" table:formula="of:=[.AK66]" office:value-type="string" office:string-value="123" calcext:value-type="string">
            <text:p>123</text:p>
          </table:table-cell>
          <table:table-cell table:style-name="DayInYear" table:formula="of:=BASE(DECIMAL([.AL66];6)+1;6)" office:value-type="string" office:string-value="1351" calcext:value-type="string">
            <text:p>1351</text:p>
          </table:table-cell>
          <table:table-cell table:style-name="WeekNumberSaturday" table:formula="of:=[.AM66]" office:value-type="string" office:string-value="123" calcext:value-type="string">
            <text:p>123</text:p>
          </table:table-cell>
          <table:table-cell table:style-name="DayInYearSaturday" table:formula="of:=BASE(DECIMAL([.AN66];6)+1;6)" office:value-type="string" office:string-value="1352" calcext:value-type="string">
            <text:p>1352</text:p>
          </table:table-cell>
          <table:table-cell table:style-name="WeekNumberSunday" table:formula="of:=[.AO66]" office:value-type="string" office:string-value="123" calcext:value-type="string">
            <text:p>123</text:p>
          </table:table-cell>
          <table:table-cell table:style-name="DayInYearSunday" table:formula="of:=BASE(DECIMAL([.AP66];6)+1;6)" office:value-type="string" office:string-value="1353" calcext:value-type="string">
            <text:p>1353</text:p>
          </table:table-cell>
        </table:table-row>
        <table:table-row table:style-name="ro6">
          <table:table-cell table:style-name="DayInMonthMonday" table:formula="of:=BASE(DECIMAL([.M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C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E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G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I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K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B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P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R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HalfQuarter" table:formula="of:=BASE(DECIMAL([.T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V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X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Z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  <table:table-cell/>
          <table:table-cell table:style-name="DayInMonthMonday" table:formula="of:=BASE(DECIMAL([.AQ64];6)+1;6)" office:value-type="string" office:string-value="23" calcext:value-type="string" table:number-columns-spanned="2" table:number-rows-spanned="1">
            <text:p>23</text:p>
          </table:table-cell>
          <table:covered-table-cell/>
          <table:table-cell table:style-name="DayInMonth" table:formula="of:=BASE(DECIMAL([.AE67];6)+1;6)" office:value-type="string" office:string-value="24" calcext:value-type="string" table:number-columns-spanned="2" table:number-rows-spanned="1">
            <text:p>24</text:p>
          </table:table-cell>
          <table:covered-table-cell/>
          <table:table-cell table:style-name="DayInMonth" table:formula="of:=BASE(DECIMAL([.AG67];6)+1;6)" office:value-type="string" office:string-value="25" calcext:value-type="string" table:number-columns-spanned="2" table:number-rows-spanned="1">
            <text:p>25</text:p>
          </table:table-cell>
          <table:covered-table-cell/>
          <table:table-cell table:style-name="DayInMonth" table:formula="of:=BASE(DECIMAL([.AI67];6)+1;6)" office:value-type="string" office:string-value="30" calcext:value-type="string" table:number-columns-spanned="2" table:number-rows-spanned="1">
            <text:p>30</text:p>
          </table:table-cell>
          <table:covered-table-cell/>
          <table:table-cell table:style-name="DayInMonth" table:formula="of:=BASE(DECIMAL([.AK67];6)+1;6)" office:value-type="string" office:string-value="31" calcext:value-type="string" table:number-columns-spanned="2" table:number-rows-spanned="1">
            <text:p>31</text:p>
          </table:table-cell>
          <table:covered-table-cell/>
          <table:table-cell table:style-name="DayInMonthSaturday" table:formula="of:=BASE(DECIMAL([.AM67];6)+1;6)" office:value-type="string" office:string-value="32" calcext:value-type="string" table:number-columns-spanned="2" table:number-rows-spanned="1">
            <text:p>32</text:p>
          </table:table-cell>
          <table:covered-table-cell/>
          <table:table-cell table:style-name="ce18" table:formula="of:=BASE(DECIMAL([.AO67];6)+1;6)" office:value-type="string" office:string-value="33" calcext:value-type="string" table:number-columns-spanned="2" table:number-rows-spanned="1">
            <text:p>33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5]+1" office:value-type="date" office:date-value="2023-10-16" calcext:value-type="date" table:number-columns-spanned="2" table:number-rows-spanned="1">
            <text:p>2023-10-16</text:p>
          </table:table-cell>
          <table:covered-table-cell/>
          <table:table-cell table:style-name="GregorianDate" table:formula="of:=[.A68]+1" office:value-type="date" office:date-value="2023-10-17" calcext:value-type="date" table:number-columns-spanned="2" table:number-rows-spanned="1">
            <text:p>2023-10-17</text:p>
          </table:table-cell>
          <table:covered-table-cell/>
          <table:table-cell table:style-name="GregorianDate" table:formula="of:=[.C68]+1" office:value-type="date" office:date-value="2023-10-18" calcext:value-type="date" table:number-columns-spanned="2" table:number-rows-spanned="1">
            <text:p>2023-10-18</text:p>
          </table:table-cell>
          <table:covered-table-cell/>
          <table:table-cell table:style-name="GregorianDate" table:formula="of:=[.E68]+1" office:value-type="date" office:date-value="2023-10-19" calcext:value-type="date" table:number-columns-spanned="2" table:number-rows-spanned="1">
            <text:p>2023-10-19</text:p>
          </table:table-cell>
          <table:covered-table-cell/>
          <table:table-cell table:style-name="GregorianDate" table:formula="of:=[.G68]+1" office:value-type="date" office:date-value="2023-10-20" calcext:value-type="date" table:number-columns-spanned="2" table:number-rows-spanned="1">
            <text:p>2023-10-20</text:p>
          </table:table-cell>
          <table:covered-table-cell/>
          <table:table-cell table:style-name="GregorianDateSaturday" table:formula="of:=[.I68]+1" office:value-type="date" office:date-value="2023-10-21" calcext:value-type="date" table:number-columns-spanned="2" table:number-rows-spanned="1">
            <text:p>2023-10-21</text:p>
          </table:table-cell>
          <table:covered-table-cell/>
          <table:table-cell table:style-name="GregorianDateSunday" table:formula="of:=[.K68]+1" office:value-type="date" office:date-value="2023-10-22" calcext:value-type="date" table:number-columns-spanned="2" table:number-rows-spanned="1">
            <text:p>2023-10-22</text:p>
          </table:table-cell>
          <table:covered-table-cell/>
          <table:table-cell/>
          <table:table-cell table:style-name="GregorianDateMonday" table:formula="of:=[.AB65]+1" office:value-type="date" office:date-value="2023-11-13" calcext:value-type="date" table:number-columns-spanned="2" table:number-rows-spanned="1">
            <text:p>2023-11-13</text:p>
          </table:table-cell>
          <table:covered-table-cell/>
          <table:table-cell table:style-name="GregorianDate" table:formula="of:=[.P68]+1" office:value-type="date" office:date-value="2023-11-14" calcext:value-type="date" table:number-columns-spanned="2" table:number-rows-spanned="1">
            <text:p>2023-11-14</text:p>
          </table:table-cell>
          <table:covered-table-cell/>
          <table:table-cell table:style-name="GregorianDate" table:formula="of:=[.R68]+1" office:value-type="date" office:date-value="2023-11-15" calcext:value-type="date" table:number-columns-spanned="2" table:number-rows-spanned="1">
            <text:p>2023-11-15</text:p>
          </table:table-cell>
          <table:covered-table-cell/>
          <table:table-cell table:style-name="GregorianDateHalfQuarter" table:formula="of:=[.T68]+1" office:value-type="date" office:date-value="2023-11-16" calcext:value-type="date" table:number-columns-spanned="2" table:number-rows-spanned="1">
            <text:p>2023-11-16</text:p>
          </table:table-cell>
          <table:covered-table-cell/>
          <table:table-cell table:style-name="GregorianDate" table:formula="of:=[.V68]+1" office:value-type="date" office:date-value="2023-11-17" calcext:value-type="date" table:number-columns-spanned="2" table:number-rows-spanned="1">
            <text:p>2023-11-17</text:p>
          </table:table-cell>
          <table:covered-table-cell/>
          <table:table-cell table:style-name="GregorianDateSaturday" table:formula="of:=[.X68]+1" office:value-type="date" office:date-value="2023-11-18" calcext:value-type="date" table:number-columns-spanned="2" table:number-rows-spanned="1">
            <text:p>2023-11-18</text:p>
          </table:table-cell>
          <table:covered-table-cell/>
          <table:table-cell table:style-name="GregorianDateSunday" table:formula="of:=[.Z68]+1" office:value-type="date" office:date-value="2023-11-19" calcext:value-type="date" table:number-columns-spanned="2" table:number-rows-spanned="1">
            <text:p>2023-11-19</text:p>
          </table:table-cell>
          <table:covered-table-cell/>
          <table:table-cell/>
          <table:table-cell table:style-name="GregorianDateMonday" table:formula="of:=[.AQ65]+1" office:value-type="date" office:date-value="2023-12-18" calcext:value-type="date" table:number-columns-spanned="2" table:number-rows-spanned="1">
            <text:p>2023-12-18</text:p>
          </table:table-cell>
          <table:covered-table-cell/>
          <table:table-cell table:style-name="GregorianDate" table:formula="of:=[.AE68]+1" office:value-type="date" office:date-value="2023-12-19" calcext:value-type="date" table:number-columns-spanned="2" table:number-rows-spanned="1">
            <text:p>2023-12-19</text:p>
          </table:table-cell>
          <table:covered-table-cell/>
          <table:table-cell table:style-name="GregorianDate" table:formula="of:=[.AG68]+1" office:value-type="date" office:date-value="2023-12-20" calcext:value-type="date" table:number-columns-spanned="2" table:number-rows-spanned="1">
            <text:p>2023-12-20</text:p>
          </table:table-cell>
          <table:covered-table-cell/>
          <table:table-cell table:style-name="GregorianDate" table:formula="of:=[.AI68]+1" office:value-type="date" office:date-value="2023-12-21" calcext:value-type="date" table:number-columns-spanned="2" table:number-rows-spanned="1">
            <text:p>2023-12-21</text:p>
          </table:table-cell>
          <table:covered-table-cell/>
          <table:table-cell table:style-name="GregorianDate" table:formula="of:=[.AK68]+1" office:value-type="date" office:date-value="2023-12-22" calcext:value-type="date" table:number-columns-spanned="2" table:number-rows-spanned="1">
            <text:p>2023-12-22</text:p>
          </table:table-cell>
          <table:covered-table-cell/>
          <table:table-cell table:style-name="GregorianDateSaturday" table:formula="of:=[.AM68]+1" office:value-type="date" office:date-value="2023-12-23" calcext:value-type="date" table:number-columns-spanned="2" table:number-rows-spanned="1">
            <text:p>2023-12-23</text:p>
          </table:table-cell>
          <table:covered-table-cell/>
          <table:table-cell table:style-name="GregorianDateSunday" table:formula="of:=[.AO68]+1" office:value-type="date" office:date-value="2023-12-24" calcext:value-type="date" table:number-columns-spanned="2" table:number-rows-spanned="1">
            <text:p>2023-12-24</text:p>
          </table:table-cell>
          <table:covered-table-cell/>
        </table:table-row>
        <table:table-row table:style-name="ro5">
          <table:table-cell table:style-name="WeekNumberMonday" table:formula="of:=BASE(DECIMAL([.A66];6)+1;6)" office:value-type="string" office:string-value="111" calcext:value-type="string">
            <text:p>111</text:p>
          </table:table-cell>
          <table:table-cell table:style-name="DayInYear" table:formula="of:=BASE(DECIMAL([.N66];6)+1;6)" office:value-type="string" office:string-value="1211" calcext:value-type="string">
            <text:p>1211</text:p>
          </table:table-cell>
          <table:table-cell table:style-name="WeekNumber" table:formula="of:=[.A69]" office:value-type="string" office:string-value="111" calcext:value-type="string">
            <text:p>111</text:p>
          </table:table-cell>
          <table:table-cell table:style-name="DayInYear" table:formula="of:=BASE(DECIMAL([.B69];6)+1;6)" office:value-type="string" office:string-value="1212" calcext:value-type="string">
            <text:p>1212</text:p>
          </table:table-cell>
          <table:table-cell table:style-name="WeekNumber" table:formula="of:=[.C69]" office:value-type="string" office:string-value="111" calcext:value-type="string">
            <text:p>111</text:p>
          </table:table-cell>
          <table:table-cell table:style-name="DayInYear" table:formula="of:=BASE(DECIMAL([.D69];6)+1;6)" office:value-type="string" office:string-value="1213" calcext:value-type="string">
            <text:p>1213</text:p>
          </table:table-cell>
          <table:table-cell table:style-name="WeekNumber" table:formula="of:=[.E69]" office:value-type="string" office:string-value="111" calcext:value-type="string">
            <text:p>111</text:p>
          </table:table-cell>
          <table:table-cell table:style-name="DayInYear" table:formula="of:=BASE(DECIMAL([.F69];6)+1;6)" office:value-type="string" office:string-value="1214" calcext:value-type="string">
            <text:p>1214</text:p>
          </table:table-cell>
          <table:table-cell table:style-name="WeekNumber" table:formula="of:=[.G69]" office:value-type="string" office:string-value="111" calcext:value-type="string">
            <text:p>111</text:p>
          </table:table-cell>
          <table:table-cell table:style-name="DayInYear" table:formula="of:=BASE(DECIMAL([.H69];6)+1;6)" office:value-type="string" office:string-value="1215" calcext:value-type="string">
            <text:p>1215</text:p>
          </table:table-cell>
          <table:table-cell table:style-name="WeekNumberSaturday" table:formula="of:=[.I69]" office:value-type="string" office:string-value="111" calcext:value-type="string">
            <text:p>111</text:p>
          </table:table-cell>
          <table:table-cell table:style-name="DayInYearSaturday" table:formula="of:=BASE(DECIMAL([.J69];6)+1;6)" office:value-type="string" office:string-value="1220" calcext:value-type="string">
            <text:p>1220</text:p>
          </table:table-cell>
          <table:table-cell table:style-name="WeekNumberSunday" table:formula="of:=[.K69]" office:value-type="string" office:string-value="111" calcext:value-type="string">
            <text:p>111</text:p>
          </table:table-cell>
          <table:table-cell table:style-name="DayInYearSunday" table:formula="of:=BASE(DECIMAL([.L69];6)+1;6)" office:value-type="string" office:string-value="1221" calcext:value-type="string">
            <text:p>1221</text:p>
          </table:table-cell>
          <table:table-cell/>
          <table:table-cell table:style-name="WeekNumberMonday" table:formula="of:=BASE(DECIMAL([.P66];6)+1;6)" office:value-type="string" office:string-value="115" calcext:value-type="string">
            <text:p>115</text:p>
          </table:table-cell>
          <table:table-cell table:style-name="DayInYear" table:formula="of:=BASE(DECIMAL([.AC66];6)+1;6)" office:value-type="string" office:string-value="1255" calcext:value-type="string">
            <text:p>1255</text:p>
          </table:table-cell>
          <table:table-cell table:style-name="WeekNumber" table:formula="of:=[.P69]" office:value-type="string" office:string-value="115" calcext:value-type="string">
            <text:p>115</text:p>
          </table:table-cell>
          <table:table-cell table:style-name="DayInYear" table:formula="of:=BASE(DECIMAL([.Q69];6)+1;6)" office:value-type="string" office:string-value="1300" calcext:value-type="string">
            <text:p>1300</text:p>
          </table:table-cell>
          <table:table-cell table:style-name="WeekNumber" table:formula="of:=[.R69]" office:value-type="string" office:string-value="115" calcext:value-type="string">
            <text:p>115</text:p>
          </table:table-cell>
          <table:table-cell table:style-name="DayInYear" table:formula="of:=BASE(DECIMAL([.S69];6)+1;6)" office:value-type="string" office:string-value="1301" calcext:value-type="string">
            <text:p>1301</text:p>
          </table:table-cell>
          <table:table-cell table:style-name="WeekNumber" table:formula="of:=[.T69]" office:value-type="string" office:string-value="115" calcext:value-type="string">
            <text:p>115</text:p>
          </table:table-cell>
          <table:table-cell table:style-name="DayInYear" table:formula="of:=BASE(DECIMAL([.U69];6)+1;6)" office:value-type="string" office:string-value="1302" calcext:value-type="string">
            <text:p>1302</text:p>
          </table:table-cell>
          <table:table-cell table:style-name="WeekNumber" table:formula="of:=[.V69]" office:value-type="string" office:string-value="115" calcext:value-type="string">
            <text:p>115</text:p>
          </table:table-cell>
          <table:table-cell table:style-name="DayInYear" table:formula="of:=BASE(DECIMAL([.W69];6)+1;6)" office:value-type="string" office:string-value="1303" calcext:value-type="string">
            <text:p>1303</text:p>
          </table:table-cell>
          <table:table-cell table:style-name="WeekNumberSaturday" table:formula="of:=[.X69]" office:value-type="string" office:string-value="115" calcext:value-type="string">
            <text:p>115</text:p>
          </table:table-cell>
          <table:table-cell table:style-name="DayInYearSaturday" table:formula="of:=BASE(DECIMAL([.Y69];6)+1;6)" office:value-type="string" office:string-value="1304" calcext:value-type="string">
            <text:p>1304</text:p>
          </table:table-cell>
          <table:table-cell table:style-name="WeekNumberSunday" table:formula="of:=[.Z69]" office:value-type="string" office:string-value="115" calcext:value-type="string">
            <text:p>115</text:p>
          </table:table-cell>
          <table:table-cell table:style-name="DayInYearSunday" table:formula="of:=BASE(DECIMAL([.AA69];6)+1;6)" office:value-type="string" office:string-value="1305" calcext:value-type="string">
            <text:p>1305</text:p>
          </table:table-cell>
          <table:table-cell/>
          <table:table-cell table:style-name="WeekNumberMonday" table:formula="of:=BASE(DECIMAL([.AE66];6)+1;6)" office:value-type="string" office:string-value="124" calcext:value-type="string">
            <text:p>124</text:p>
          </table:table-cell>
          <table:table-cell table:style-name="DayInYear" table:formula="of:=BASE(DECIMAL([.AR66];6)+1;6)" office:value-type="string" office:string-value="1354" calcext:value-type="string">
            <text:p>1354</text:p>
          </table:table-cell>
          <table:table-cell table:style-name="WeekNumber" table:formula="of:=[.AE69]" office:value-type="string" office:string-value="124" calcext:value-type="string">
            <text:p>124</text:p>
          </table:table-cell>
          <table:table-cell table:style-name="DayInYear" table:formula="of:=BASE(DECIMAL([.AF69];6)+1;6)" office:value-type="string" office:string-value="1355" calcext:value-type="string">
            <text:p>1355</text:p>
          </table:table-cell>
          <table:table-cell table:style-name="WeekNumber" table:formula="of:=[.AG69]" office:value-type="string" office:string-value="124" calcext:value-type="string">
            <text:p>124</text:p>
          </table:table-cell>
          <table:table-cell table:style-name="DayInYear" table:formula="of:=BASE(DECIMAL([.AH69];6)+1;6)" office:value-type="string" office:string-value="1400" calcext:value-type="string">
            <text:p>1400</text:p>
          </table:table-cell>
          <table:table-cell table:style-name="WeekNumber" table:formula="of:=[.AI69]" office:value-type="string" office:string-value="124" calcext:value-type="string">
            <text:p>124</text:p>
          </table:table-cell>
          <table:table-cell table:style-name="DayInYear" table:formula="of:=BASE(DECIMAL([.AJ69];6)+1;6)" office:value-type="string" office:string-value="1401" calcext:value-type="string">
            <text:p>1401</text:p>
          </table:table-cell>
          <table:table-cell table:style-name="WeekNumber" table:formula="of:=[.AK69]" office:value-type="string" office:string-value="124" calcext:value-type="string">
            <text:p>124</text:p>
          </table:table-cell>
          <table:table-cell table:style-name="DayInYear" table:formula="of:=BASE(DECIMAL([.AL69];6)+1;6)" office:value-type="string" office:string-value="1402" calcext:value-type="string">
            <text:p>1402</text:p>
          </table:table-cell>
          <table:table-cell table:style-name="WeekNumberSaturday" table:formula="of:=[.AM69]" office:value-type="string" office:string-value="124" calcext:value-type="string">
            <text:p>124</text:p>
          </table:table-cell>
          <table:table-cell table:style-name="DayInYearSaturday" table:formula="of:=BASE(DECIMAL([.AN69];6)+1;6)" office:value-type="string" office:string-value="1403" calcext:value-type="string">
            <text:p>1403</text:p>
          </table:table-cell>
          <table:table-cell table:style-name="WeekNumberSunday" table:formula="of:=[.AO69]" office:value-type="string" office:string-value="124" calcext:value-type="string">
            <text:p>124</text:p>
          </table:table-cell>
          <table:table-cell table:style-name="DayInYearSunday" table:formula="of:=BASE(DECIMAL([.AP69];6)+1;6)" office:value-type="string" office:string-value="1404" calcext:value-type="string">
            <text:p>1404</text:p>
          </table:table-cell>
        </table:table-row>
        <table:table-row table:style-name="ro6">
          <table:table-cell table:style-name="DayInMonthMonday" table:formula="of:=BASE(DECIMAL([.M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C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E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G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I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K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B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P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R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T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V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X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Z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  <table:table-cell/>
          <table:table-cell table:style-name="DayInMonthMonday" table:formula="of:=BASE(DECIMAL([.AQ67];6)+1;6)" office:value-type="string" office:string-value="34" calcext:value-type="string" table:number-columns-spanned="2" table:number-rows-spanned="1">
            <text:p>34</text:p>
          </table:table-cell>
          <table:covered-table-cell/>
          <table:table-cell table:style-name="DayInMonth" table:formula="of:=BASE(DECIMAL([.AE70];6)+1;6)" office:value-type="string" office:string-value="35" calcext:value-type="string" table:number-columns-spanned="2" table:number-rows-spanned="1">
            <text:p>35</text:p>
          </table:table-cell>
          <table:covered-table-cell/>
          <table:table-cell table:style-name="DayInMonth" table:formula="of:=BASE(DECIMAL([.AG70];6)+1;6)" office:value-type="string" office:string-value="40" calcext:value-type="string" table:number-columns-spanned="2" table:number-rows-spanned="1">
            <text:p>40</text:p>
          </table:table-cell>
          <table:covered-table-cell/>
          <table:table-cell table:style-name="DayInMonth" table:formula="of:=BASE(DECIMAL([.AI70];6)+1;6)" office:value-type="string" office:string-value="41" calcext:value-type="string" table:number-columns-spanned="2" table:number-rows-spanned="1">
            <text:p>41</text:p>
          </table:table-cell>
          <table:covered-table-cell/>
          <table:table-cell table:style-name="DayInMonth" table:formula="of:=BASE(DECIMAL([.AK70];6)+1;6)" office:value-type="string" office:string-value="42" calcext:value-type="string" table:number-columns-spanned="2" table:number-rows-spanned="1">
            <text:p>42</text:p>
          </table:table-cell>
          <table:covered-table-cell/>
          <table:table-cell table:style-name="DayInMonthSaturday" table:formula="of:=BASE(DECIMAL([.AM70];6)+1;6)" office:value-type="string" office:string-value="43" calcext:value-type="string" table:number-columns-spanned="2" table:number-rows-spanned="1">
            <text:p>43</text:p>
          </table:table-cell>
          <table:covered-table-cell/>
          <table:table-cell table:style-name="ce18" table:formula="of:=BASE(DECIMAL([.AO70];6)+1;6)" office:value-type="string" office:string-value="44" calcext:value-type="string" table:number-columns-spanned="2" table:number-rows-spanned="1">
            <text:p>44</text:p>
          </table:table-cell>
          <table:covered-table-cell table:style-name="DayInMonthSunday"/>
        </table:table-row>
        <table:table-row table:style-name="ro5">
          <table:table-cell table:style-name="GregorianDateMonday" table:formula="of:=[.M68]+1" office:value-type="date" office:date-value="2023-10-23" calcext:value-type="date" table:number-columns-spanned="2" table:number-rows-spanned="1">
            <text:p>2023-10-23</text:p>
          </table:table-cell>
          <table:covered-table-cell/>
          <table:table-cell table:style-name="GregorianDate" table:formula="of:=[.A71]+1" office:value-type="date" office:date-value="2023-10-24" calcext:value-type="date" table:number-columns-spanned="2" table:number-rows-spanned="1">
            <text:p>2023-10-24</text:p>
          </table:table-cell>
          <table:covered-table-cell/>
          <table:table-cell table:style-name="GregorianDate" table:formula="of:=[.C71]+1" office:value-type="date" office:date-value="2023-10-25" calcext:value-type="date" table:number-columns-spanned="2" table:number-rows-spanned="1">
            <text:p>2023-10-25</text:p>
          </table:table-cell>
          <table:covered-table-cell/>
          <table:table-cell table:style-name="GregorianDate" table:formula="of:=[.E71]+1" office:value-type="date" office:date-value="2023-10-26" calcext:value-type="date" table:number-columns-spanned="2" table:number-rows-spanned="1">
            <text:p>2023-10-26</text:p>
          </table:table-cell>
          <table:covered-table-cell/>
          <table:table-cell table:style-name="GregorianDate" table:formula="of:=[.G71]+1" office:value-type="date" office:date-value="2023-10-27" calcext:value-type="date" table:number-columns-spanned="2" table:number-rows-spanned="1">
            <text:p>2023-10-27</text:p>
          </table:table-cell>
          <table:covered-table-cell/>
          <table:table-cell table:style-name="GregorianDateSaturday" table:formula="of:=[.I71]+1" office:value-type="date" office:date-value="2023-10-28" calcext:value-type="date" table:number-columns-spanned="2" table:number-rows-spanned="1">
            <text:p>2023-10-28</text:p>
          </table:table-cell>
          <table:covered-table-cell/>
          <table:table-cell table:style-name="GregorianDateSunday" table:formula="of:=[.K71]+1" office:value-type="date" office:date-value="2023-10-29" calcext:value-type="date" table:number-columns-spanned="2" table:number-rows-spanned="1">
            <text:p>2023-10-29</text:p>
          </table:table-cell>
          <table:covered-table-cell/>
          <table:table-cell/>
          <table:table-cell table:style-name="GregorianDateMonday" table:formula="of:=[.AB68]+1" office:value-type="date" office:date-value="2023-11-20" calcext:value-type="date" table:number-columns-spanned="2" table:number-rows-spanned="1">
            <text:p>2023-11-20</text:p>
          </table:table-cell>
          <table:covered-table-cell/>
          <table:table-cell table:style-name="GregorianDate" table:formula="of:=[.P71]+1" office:value-type="date" office:date-value="2023-11-21" calcext:value-type="date" table:number-columns-spanned="2" table:number-rows-spanned="1">
            <text:p>2023-11-21</text:p>
          </table:table-cell>
          <table:covered-table-cell/>
          <table:table-cell table:style-name="GregorianDate" table:formula="of:=[.R71]+1" office:value-type="date" office:date-value="2023-11-22" calcext:value-type="date" table:number-columns-spanned="2" table:number-rows-spanned="1">
            <text:p>2023-11-22</text:p>
          </table:table-cell>
          <table:covered-table-cell/>
          <table:table-cell table:style-name="GregorianDate" table:formula="of:=[.T71]+1" office:value-type="date" office:date-value="2023-11-23" calcext:value-type="date" table:number-columns-spanned="2" table:number-rows-spanned="1">
            <text:p>2023-11-23</text:p>
          </table:table-cell>
          <table:covered-table-cell/>
          <table:table-cell table:style-name="GregorianDate" table:formula="of:=[.V71]+1" office:value-type="date" office:date-value="2023-11-24" calcext:value-type="date" table:number-columns-spanned="2" table:number-rows-spanned="1">
            <text:p>2023-11-24</text:p>
          </table:table-cell>
          <table:covered-table-cell/>
          <table:table-cell table:style-name="GregorianDateSaturday" table:formula="of:=[.X71]+1" office:value-type="date" office:date-value="2023-11-25" calcext:value-type="date" table:number-columns-spanned="2" table:number-rows-spanned="1">
            <text:p>2023-11-25</text:p>
          </table:table-cell>
          <table:covered-table-cell/>
          <table:table-cell table:style-name="GregorianDateSunday" table:formula="of:=[.Z71]+1" office:value-type="date" office:date-value="2023-11-26" calcext:value-type="date" table:number-columns-spanned="2" table:number-rows-spanned="1">
            <text:p>2023-11-26</text:p>
          </table:table-cell>
          <table:covered-table-cell/>
          <table:table-cell/>
          <table:table-cell table:style-name="GregorianDateMonday" table:formula="of:=[.AQ68]+1" office:value-type="date" office:date-value="2023-12-25" calcext:value-type="date" table:number-columns-spanned="2" table:number-rows-spanned="1">
            <text:p>2023-12-25</text:p>
          </table:table-cell>
          <table:covered-table-cell/>
          <table:table-cell table:style-name="GregorianDate" table:formula="of:=[.AE71]+1" office:value-type="date" office:date-value="2023-12-26" calcext:value-type="date" table:number-columns-spanned="2" table:number-rows-spanned="1">
            <text:p>2023-12-26</text:p>
          </table:table-cell>
          <table:covered-table-cell/>
          <table:table-cell table:style-name="GregorianDate" table:formula="of:=[.AG71]+1" office:value-type="date" office:date-value="2023-12-27" calcext:value-type="date" table:number-columns-spanned="2" table:number-rows-spanned="1">
            <text:p>2023-12-27</text:p>
          </table:table-cell>
          <table:covered-table-cell/>
          <table:table-cell table:style-name="GregorianDate" table:formula="of:=[.AI71]+1" office:value-type="date" office:date-value="2023-12-28" calcext:value-type="date" table:number-columns-spanned="2" table:number-rows-spanned="1">
            <text:p>2023-12-28</text:p>
          </table:table-cell>
          <table:covered-table-cell/>
          <table:table-cell table:style-name="GregorianDate" table:formula="of:=[.AK71]+1" office:value-type="date" office:date-value="2023-12-29" calcext:value-type="date" table:number-columns-spanned="2" table:number-rows-spanned="1">
            <text:p>2023-12-29</text:p>
          </table:table-cell>
          <table:covered-table-cell/>
          <table:table-cell table:style-name="GregorianDateSaturday" table:formula="of:=[.AM71]+1" office:value-type="date" office:date-value="2023-12-30" calcext:value-type="date" table:number-columns-spanned="2" table:number-rows-spanned="1">
            <text:p>2023-12-30</text:p>
          </table:table-cell>
          <table:covered-table-cell/>
          <table:table-cell table:style-name="GregorianDateSunday" table:formula="of:=[.AO71]+1" office:value-type="date" office:date-value="2023-12-31" calcext:value-type="date" table:number-columns-spanned="2" table:number-rows-spanned="1">
            <text:p>2023-12-31</text:p>
          </table:table-cell>
          <table:covered-table-cell/>
        </table:table-row>
        <table:table-row table:style-name="ro5">
          <table:table-cell table:number-columns-repeated="15"/>
          <table:table-cell table:style-name="WeekNumberMonday" table:formula="of:=BASE(DECIMAL([.P69];6)+1;6)" office:value-type="string" office:string-value="120" calcext:value-type="string">
            <text:p>120</text:p>
          </table:table-cell>
          <table:table-cell table:style-name="DayInYear" table:formula="of:=BASE(DECIMAL([.AC69];6)+1;6)" office:value-type="string" office:string-value="1310" calcext:value-type="string">
            <text:p>1310</text:p>
          </table:table-cell>
          <table:table-cell table:style-name="WeekNumber" table:formula="of:=[.P72]" office:value-type="string" office:string-value="120" calcext:value-type="string">
            <text:p>120</text:p>
          </table:table-cell>
          <table:table-cell table:style-name="DayInYear" table:formula="of:=BASE(DECIMAL([.Q72];6)+1;6)" office:value-type="string" office:string-value="1311" calcext:value-type="string">
            <text:p>1311</text:p>
          </table:table-cell>
          <table:table-cell table:style-name="WeekNumber" table:formula="of:=[.R72]" office:value-type="string" office:string-value="120" calcext:value-type="string">
            <text:p>120</text:p>
          </table:table-cell>
          <table:table-cell table:style-name="DayInYear" table:formula="of:=BASE(DECIMAL([.S72];6)+1;6)" office:value-type="string" office:string-value="1312" calcext:value-type="string">
            <text:p>1312</text:p>
          </table:table-cell>
          <table:table-cell table:style-name="WeekNumber" table:formula="of:=[.T72]" office:value-type="string" office:string-value="120" calcext:value-type="string">
            <text:p>120</text:p>
          </table:table-cell>
          <table:table-cell table:style-name="DayInYear" table:formula="of:=BASE(DECIMAL([.U72];6)+1;6)" office:value-type="string" office:string-value="1313" calcext:value-type="string">
            <text:p>1313</text:p>
          </table:table-cell>
          <table:table-cell table:style-name="WeekNumber" table:formula="of:=[.V72]" office:value-type="string" office:string-value="120" calcext:value-type="string">
            <text:p>120</text:p>
          </table:table-cell>
          <table:table-cell table:style-name="DayInYear" table:formula="of:=BASE(DECIMAL([.W72];6)+1;6)" office:value-type="string" office:string-value="1314" calcext:value-type="string">
            <text:p>1314</text:p>
          </table:table-cell>
          <table:table-cell table:style-name="WeekNumberSaturday" table:formula="of:=[.X72]" office:value-type="string" office:string-value="120" calcext:value-type="string">
            <text:p>120</text:p>
          </table:table-cell>
          <table:table-cell table:style-name="DayInYearSaturday" table:formula="of:=BASE(DECIMAL([.Y72];6)+1;6)" office:value-type="string" office:string-value="1315" calcext:value-type="string">
            <text:p>1315</text:p>
          </table:table-cell>
          <table:table-cell table:style-name="WeekNumberSunday" table:formula="of:=[.Z72]" office:value-type="string" office:string-value="120" calcext:value-type="string">
            <text:p>120</text:p>
          </table:table-cell>
          <table:table-cell table:style-name="DayInYearSunday" table:formula="of:=BASE(DECIMAL([.AA72];6)+1;6)" office:value-type="string" office:string-value="1320" calcext:value-type="string">
            <text:p>1320</text:p>
          </table:table-cell>
          <table:table-cell/>
          <table:table-cell table:style-name="WeekNumberLeapMonday" table:formula="of:=IF(MOD((52*[.$A$2])+146;293)&lt;52;BASE(DECIMAL([.AE69];6)+1;6);1)" office:value-type="float" office:value="1" calcext:value-type="float">
            <text:p>1</text:p>
          </table:table-cell>
          <table:table-cell table:style-name="DayInYearLeap" table:formula="of:=IF(MOD((52*[.$A$2])+146;293)&lt;52;BASE(DECIMAL([.AR69];6)+1;6);1)" office:value-type="float" office:value="1" calcext:value-type="float">
            <text:p>1</text:p>
          </table:table-cell>
          <table:table-cell table:style-name="WeekNumberLeap" table:formula="of:=[.AE72]" office:value-type="float" office:value="1" calcext:value-type="float">
            <text:p>1</text:p>
          </table:table-cell>
          <table:table-cell table:style-name="DayInYearLeap" table:formula="of:=BASE(DECIMAL([.AF72];6)+1;6)" office:value-type="string" office:string-value="2" calcext:value-type="string">
            <text:p>2</text:p>
          </table:table-cell>
          <table:table-cell table:style-name="WeekNumberLeap" table:formula="of:=[.AG72]" office:value-type="float" office:value="1" calcext:value-type="float">
            <text:p>1</text:p>
          </table:table-cell>
          <table:table-cell table:style-name="DayInYearLeap" table:formula="of:=BASE(DECIMAL([.AH72];6)+1;6)" office:value-type="string" office:string-value="3" calcext:value-type="string">
            <text:p>3</text:p>
          </table:table-cell>
          <table:table-cell table:style-name="WeekNumberLeap" table:formula="of:=[.AI72]" office:value-type="float" office:value="1" calcext:value-type="float">
            <text:p>1</text:p>
          </table:table-cell>
          <table:table-cell table:style-name="DayInYearLeap" table:formula="of:=BASE(DECIMAL([.AJ72];6)+1;6)" office:value-type="string" office:string-value="4" calcext:value-type="string">
            <text:p>4</text:p>
          </table:table-cell>
          <table:table-cell table:style-name="WeekNumberLeap" table:formula="of:=[.AK72]" office:value-type="float" office:value="1" calcext:value-type="float">
            <text:p>1</text:p>
          </table:table-cell>
          <table:table-cell table:style-name="DayInYearLeap" table:formula="of:=BASE(DECIMAL([.AL72];6)+1;6)" office:value-type="string" office:string-value="5" calcext:value-type="string">
            <text:p>5</text:p>
          </table:table-cell>
          <table:table-cell table:style-name="WeekNumberLeapSaturday" table:formula="of:=[.AM72]" office:value-type="float" office:value="1" calcext:value-type="float">
            <text:p>1</text:p>
          </table:table-cell>
          <table:table-cell table:style-name="DayInYearLeapSaturday" table:formula="of:=BASE(DECIMAL([.AN72];6)+1;6)" office:value-type="string" office:string-value="10" calcext:value-type="string">
            <text:p>10</text:p>
          </table:table-cell>
          <table:table-cell table:style-name="WeekNumberLeapSunday" table:formula="of:=[.AO72]" office:value-type="float" office:value="1" calcext:value-type="float">
            <text:p>1</text:p>
          </table:table-cell>
          <table:table-cell table:style-name="DayInYearLeapSunday" table:formula="of:=BASE(DECIMAL([.AP72];6)+1;6)" office:value-type="string" office:string-value="11" calcext:value-type="string">
            <text:p>11</text:p>
          </table:table-cell>
        </table:table-row>
        <table:table-row table:style-name="ro6">
          <table:table-cell table:number-columns-repeated="15"/>
          <table:table-cell table:style-name="DayInMonthMonday" table:formula="of:=BASE(DECIMAL([.AB70];6)+1;6)" office:value-type="string" office:string-value="45" calcext:value-type="string" table:number-columns-spanned="2" table:number-rows-spanned="1">
            <text:p>45</text:p>
          </table:table-cell>
          <table:covered-table-cell/>
          <table:table-cell table:style-name="DayInMonth" table:formula="of:=BASE(DECIMAL([.P73];6)+1;6)" office:value-type="string" office:string-value="50" calcext:value-type="string" table:number-columns-spanned="2" table:number-rows-spanned="1">
            <text:p>50</text:p>
          </table:table-cell>
          <table:covered-table-cell/>
          <table:table-cell table:style-name="DayInMonth" table:formula="of:=BASE(DECIMAL([.R73];6)+1;6)" office:value-type="string" office:string-value="51" calcext:value-type="string" table:number-columns-spanned="2" table:number-rows-spanned="1">
            <text:p>51</text:p>
          </table:table-cell>
          <table:covered-table-cell/>
          <table:table-cell table:style-name="DayInMonth" table:formula="of:=BASE(DECIMAL([.T73];6)+1;6)" office:value-type="string" office:string-value="52" calcext:value-type="string" table:number-columns-spanned="2" table:number-rows-spanned="1">
            <text:p>52</text:p>
          </table:table-cell>
          <table:covered-table-cell/>
          <table:table-cell table:style-name="DayInMonth" table:formula="of:=BASE(DECIMAL([.V73];6)+1;6)" office:value-type="string" office:string-value="53" calcext:value-type="string" table:number-columns-spanned="2" table:number-rows-spanned="1">
            <text:p>53</text:p>
          </table:table-cell>
          <table:covered-table-cell/>
          <table:table-cell table:style-name="DayInMonthSaturday" table:formula="of:=BASE(DECIMAL([.X73];6)+1;6)" office:value-type="string" office:string-value="54" calcext:value-type="string" table:number-columns-spanned="2" table:number-rows-spanned="1">
            <text:p>54</text:p>
          </table:table-cell>
          <table:covered-table-cell/>
          <table:table-cell table:style-name="ce18" table:formula="of:=BASE(DECIMAL([.Z73];6)+1;6)" office:value-type="string" office:string-value="55" calcext:value-type="string" table:number-columns-spanned="2" table:number-rows-spanned="1">
            <text:p>55</text:p>
          </table:table-cell>
          <table:covered-table-cell table:style-name="DayInMonthSunday"/>
          <table:table-cell/>
          <table:table-cell table:style-name="DayInMonthLeapMonday" table:formula="of:=IF(MOD((52*[.$A$2])+146;293)&lt;52;BASE(29;6);1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DayInMonthLeap" table:formula="of:=BASE(DECIMAL([.AE73];6)+1;6)" office:value-type="string" office:string-value="2" calcext:value-type="string" table:number-columns-spanned="2" table:number-rows-spanned="1">
            <text:p>2</text:p>
          </table:table-cell>
          <table:covered-table-cell table:style-name="DayInMonthLeap"/>
          <table:table-cell table:style-name="DayInMonthLeap" table:formula="of:=BASE(DECIMAL([.AG73];6)+1;6)" office:value-type="string" office:string-value="3" calcext:value-type="string" table:number-columns-spanned="2" table:number-rows-spanned="1">
            <text:p>3</text:p>
          </table:table-cell>
          <table:covered-table-cell table:style-name="DayInMonthLeap"/>
          <table:table-cell table:style-name="DayInMonthLeap" table:formula="of:=BASE(DECIMAL([.AI73];6)+1;6)" office:value-type="string" office:string-value="4" calcext:value-type="string" table:number-columns-spanned="2" table:number-rows-spanned="1">
            <text:p>4</text:p>
          </table:table-cell>
          <table:covered-table-cell table:style-name="DayInMonthLeap"/>
          <table:table-cell table:style-name="DayInMonthLeap" table:formula="of:=BASE(DECIMAL([.AK73];6)+1;6)" office:value-type="string" office:string-value="5" calcext:value-type="string" table:number-columns-spanned="2" table:number-rows-spanned="1">
            <text:p>5</text:p>
          </table:table-cell>
          <table:covered-table-cell table:style-name="DayInMonthLeap"/>
          <table:table-cell table:style-name="DayInMonthLeapSaturday" table:formula="of:=BASE(DECIMAL([.AM73];6)+1;6)" office:value-type="string" office:string-value="10" calcext:value-type="string" table:number-columns-spanned="2" table:number-rows-spanned="1">
            <text:p>10</text:p>
          </table:table-cell>
          <table:covered-table-cell table:style-name="DayInMonthLeap"/>
          <table:table-cell table:style-name="DayInMonthLeapSunday" table:formula="of:=BASE(DECIMAL([.AO73];6)+1;6)" office:value-type="string" office:string-value="11" calcext:value-type="string" table:number-columns-spanned="2" table:number-rows-spanned="1">
            <text:p>11</text:p>
          </table:table-cell>
          <table:covered-table-cell table:style-name="DayInMonthLeap"/>
        </table:table-row>
        <table:table-row table:style-name="ro5">
          <table:table-cell table:number-columns-repeated="15"/>
          <table:table-cell table:style-name="GregorianDateMonday" table:formula="of:=[.AB71]+1" office:value-type="date" office:date-value="2023-11-27" calcext:value-type="date" table:number-columns-spanned="2" table:number-rows-spanned="1">
            <text:p>2023-11-27</text:p>
          </table:table-cell>
          <table:covered-table-cell/>
          <table:table-cell table:style-name="GregorianDate" table:formula="of:=[.P74]+1" office:value-type="date" office:date-value="2023-11-28" calcext:value-type="date" table:number-columns-spanned="2" table:number-rows-spanned="1">
            <text:p>2023-11-28</text:p>
          </table:table-cell>
          <table:covered-table-cell/>
          <table:table-cell table:style-name="GregorianDate" table:formula="of:=[.R74]+1" office:value-type="date" office:date-value="2023-11-29" calcext:value-type="date" table:number-columns-spanned="2" table:number-rows-spanned="1">
            <text:p>2023-11-29</text:p>
          </table:table-cell>
          <table:covered-table-cell/>
          <table:table-cell table:style-name="GregorianDate" table:formula="of:=[.T74]+1" office:value-type="date" office:date-value="2023-11-30" calcext:value-type="date" table:number-columns-spanned="2" table:number-rows-spanned="1">
            <text:p>2023-11-30</text:p>
          </table:table-cell>
          <table:covered-table-cell/>
          <table:table-cell table:style-name="GregorianDate" table:formula="of:=[.V74]+1" office:value-type="date" office:date-value="2023-12-01" calcext:value-type="date" table:number-columns-spanned="2" table:number-rows-spanned="1">
            <text:p>2023-12-01</text:p>
          </table:table-cell>
          <table:covered-table-cell/>
          <table:table-cell table:style-name="GregorianDateSaturday" table:formula="of:=[.X74]+1" office:value-type="date" office:date-value="2023-12-02" calcext:value-type="date" table:number-columns-spanned="2" table:number-rows-spanned="1">
            <text:p>2023-12-02</text:p>
          </table:table-cell>
          <table:covered-table-cell/>
          <table:table-cell table:style-name="GregorianDateSunday" table:formula="of:=[.Z74]+1" office:value-type="date" office:date-value="2023-12-03" calcext:value-type="date" table:number-columns-spanned="2" table:number-rows-spanned="1">
            <text:p>2023-12-03</text:p>
          </table:table-cell>
          <table:covered-table-cell/>
          <table:table-cell/>
          <table:table-cell table:style-name="GregorianDateLeapMonday" table:formula="of:=[.AQ71]+1" office:value-type="date" office:date-value="2024-01-01" calcext:value-type="date" table:number-columns-spanned="2" table:number-rows-spanned="1">
            <text:p>2024-01-01</text:p>
          </table:table-cell>
          <table:covered-table-cell/>
          <table:table-cell table:style-name="GregorianDateLeap" table:formula="of:=[.AE74]+1" office:value-type="date" office:date-value="2024-01-02" calcext:value-type="date" table:number-columns-spanned="2" table:number-rows-spanned="1">
            <text:p>2024-01-02</text:p>
          </table:table-cell>
          <table:covered-table-cell table:style-name="GregorianDateLeap"/>
          <table:table-cell table:style-name="GregorianDateLeap" table:formula="of:=[.AG74]+1" office:value-type="date" office:date-value="2024-01-03" calcext:value-type="date" table:number-columns-spanned="2" table:number-rows-spanned="1">
            <text:p>2024-01-03</text:p>
          </table:table-cell>
          <table:covered-table-cell table:style-name="GregorianDateLeap"/>
          <table:table-cell table:style-name="GregorianDateLeap" table:formula="of:=[.AI74]+1" office:value-type="date" office:date-value="2024-01-04" calcext:value-type="date" table:number-columns-spanned="2" table:number-rows-spanned="1">
            <text:p>2024-01-04</text:p>
          </table:table-cell>
          <table:covered-table-cell table:style-name="GregorianDateLeap"/>
          <table:table-cell table:style-name="GregorianDateLeap" table:formula="of:=[.AK74]+1" office:value-type="date" office:date-value="2024-01-05" calcext:value-type="date" table:number-columns-spanned="2" table:number-rows-spanned="1">
            <text:p>2024-01-05</text:p>
          </table:table-cell>
          <table:covered-table-cell table:style-name="GregorianDateLeap"/>
          <table:table-cell table:style-name="ce19" table:formula="of:=[.AM74]+1" office:value-type="date" office:date-value="2024-01-06" calcext:value-type="date" table:number-columns-spanned="2" table:number-rows-spanned="1">
            <text:p>2024-01-06</text:p>
          </table:table-cell>
          <table:covered-table-cell table:style-name="GregorianDateLeapSaturday"/>
          <table:table-cell table:style-name="ce20" table:formula="of:=[.AO74]+1" office:value-type="date" office:date-value="2024-01-07" calcext:value-type="date" table:number-columns-spanned="2" table:number-rows-spanned="1">
            <text:p>2024-01-07</text:p>
          </table:table-cell>
          <table:covered-table-cell table:style-name="GregorianDateLeapSunday"/>
        </table:table-row>
        <table:table-row table:style-name="ro7" table:number-rows-repeated="54">
          <table:table-cell table:number-columns-repeated="44"/>
        </table:table-row>
        <table:table-row table:style-name="ro7">
          <table:table-cell table:number-columns-repeated="44"/>
        </table:table-row>
      </table:table>
      <table:table table:name="How to use" table:style-name="ta1" table:print="false">
        <table:table-column table:style-name="co4" table:default-cell-style-name="ce26"/>
        <table:table-row table:style-name="ro9">
          <table:table-cell table:style-name="ce25" office:value-type="string" calcext:value-type="string">
            <text:p>The Symmetry454 Calendar Meets Seximal!</text:p>
          </table:table-cell>
        </table:table-row>
        <table:table-row table:style-name="ro8">
          <table:table-cell/>
        </table:table-row>
        <table:table-row table:style-name="ro10">
          <table:table-cell table:style-name="ce27" office:value-type="string" calcext:value-type="string">
            <text:p>What is this calendar? Why?</text:p>
          </table:table-cell>
        </table:table-row>
        <table:table-row table:style-name="ro11">
          <table:table-cell office:value-type="string" calcext:value-type="string">
            <text:p>R. I didn’t create the calendar in itself, that’s work of Dr. Irv Bromberg; I found out about this some 22 ₆/14 ₁₀ years ago, thought it to be realy well researched, it covers a lot of points I certainly would never have thought of, and it looks cool in seximal! All the information about it is in Dr. Bromberg’s site:</text:p>
          </table:table-cell>
        </table:table-row>
        <table:table-row table:style-name="ro10">
          <table:table-cell table:style-name="ce28" office:value-type="string" calcext:value-type="string">
            <text:p><text:a xlink:href="http://www.individual.utoronto.ca/kalendis/symmetry.htm" xlink:type="simple">http://www.individual.utoronto.ca/kalendis/symmetry.htm</text:a></text:p>
          </table:table-cell>
        </table:table-row>
        <table:table-row table:style-name="ro8">
          <table:table-cell/>
        </table:table-row>
        <table:table-row table:style-name="ro10">
          <table:table-cell table:style-name="ce27" office:value-type="string" calcext:value-type="string">
            <text:p>How to use the calendar?</text:p>
          </table:table-cell>
        </table:table-row>
        <table:table-row table:style-name="ro12">
          <table:table-cell office:value-type="string" calcext:value-type="string">
            <text:p>R. Change the year in Gregorian in cell A3 to the desired year; the cells showing the equivalence to Gregorian will be updated, and the leap year calculation will take care of the rest. Check cells A13 and AE78.</text:p>
          </table:table-cell>
        </table:table-row>
        <table:table-row table:style-name="ro11">
          <table:table-cell office:value-type="string" calcext:value-type="string">
            <text:p>Each day shows 4 informations; using seximal: the day on the Symmetry454 Calendar (center), the number of the week within the year (upper left), the number of the day within the year (upper right); and, using decimal, the day on the Gregorian Calendar (bottom).</text:p>
          </table:table-cell>
        </table:table-row>
        <table:table-row table:style-name="ro8">
          <table:table-cell/>
        </table:table-row>
        <table:table-row table:style-name="ro10">
          <table:table-cell table:style-name="ce27" office:value-type="string" calcext:value-type="string">
            <text:p>Whats with all the colors?</text:p>
          </table:table-cell>
        </table:table-row>
        <table:table-row table:style-name="ro12">
          <table:table-cell office:value-type="string" calcext:value-type="string">
            <text:p>R. Colors represent seasons, week-ends, and what Irv called the “Mid-Quarter” days, which I thought was quite useful. If you live in the Southern Hemisphere, use the named styles to re-style the month names accordingly.</text:p>
          </table:table-cell>
        </table:table-row>
        <table:table-row table:style-name="ro8">
          <table:table-cell/>
        </table:table-row>
        <table:table-row table:style-name="ro10">
          <table:table-cell table:style-name="ce27" office:value-type="string" calcext:value-type="string">
            <text:p>Why is the year also in base 100 ₆/36 ₁₀?</text:p>
          </table:table-cell>
        </table:table-row>
        <table:table-row table:style-name="ro13">
          <table:table-cell office:value-type="string" calcext:value-type="string">
            <text:p>R. I found the year a little too long in seximal, so I wanted to try nifimal and see how it goes.</text:p>
          </table:table-cell>
        </table:table-row>
        <table:table-row table:style-name="ro8" table:number-rows-repeated="1048560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 Base36" svg:font-family="'Andika Base36'" style:font-adornments="Negrito" style:font-pitch="variable"/>
    <style:font-face style:name="Andika Base6" svg:font-family="'Andika Base6'" style:font-pitch="variable"/>
    <style:font-face style:name="Andika Base61" svg:font-family="'Andika Base6'" style:font-adornments="Negrito" style:font-pitch="variable"/>
    <style:font-face style:name="Andika Base62" svg:font-family="'Andika Base6'" style:font-adornments="Itálico" style:font-pitch="variable"/>
    <style:font-face style:name="Andika:cv01&amp;cv04&amp;cv25&amp;cv31&amp;cv34&amp;cv35&amp;cv39&amp;cv52&amp;cv70&amp;cv79" svg:font-family="Andika:cv01&amp;cv04&amp;cv25&amp;cv31&amp;cv34&amp;cv35&amp;cv39&amp;cv52&amp;cv70&amp;cv79" style:font-adornments="Negrito" style:font-pitch="variable"/>
    <style:font-face style:name="Andika:cv01&amp;cv04&amp;cv25&amp;cv31&amp;cv34&amp;cv35&amp;cv39&amp;cv52&amp;cv70&amp;cv791" svg:font-family="Andika:cv01&amp;cv04&amp;cv25&amp;cv31&amp;cv34&amp;cv35&amp;cv39&amp;cv52&amp;cv70&amp;cv79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B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o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o">€</number:currency-symbol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number-style style:name="N10001" number:language="en" number:country="GB">
      <number:number number:decimal-places="0" number:min-decimal-places="0" number:min-integer-digits="1"/>
    </number:number-style>
    <number:date-style style:name="N10034" number:language="en" number:country="GB">
      <number:month number:style="long" number:textual="true"/>
    </number:date-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number:date-style style:name="N10111" number:language="en" number:country="GB">
      <number:day-of-week/>
    </number:date-style>
    <number:date-style style:name="N110">
      <number:day-of-week/>
    </number:date-style>
    <number:date-style style:name="N109">
      <number:day number:style="long"/>
      <number:text>/</number:text>
      <number:month number:style="long"/>
      <number:text>/</number:text>
      <number:year number:style="long"/>
      <number:text> ₁₀</number:text>
    </number:date-style>
    <number:number-style style:name="N10140" number:language="en" number:country="GB">
      <number:number number:decimal-places="0" number:min-decimal-places="0" number:min-integer-digits="1"/>
      <number:text> ₁₀</number:text>
    </number:number-style>
    <number:number-style style:name="N10139" number:language="en" number:country="GB">
      <number:number number:decimal-places="3" number:min-decimal-places="3" number:min-integer-digits="1"/>
    </number:number-style>
    <number:number-style style:name="N10138" number:language="en" number:country="GB">
      <number:number number:decimal-places="9" number:min-decimal-places="9" number:min-integer-digits="1" number:grouping="true"/>
    </number:number-style>
    <number:number-style style:name="N10137" number:language="en" number:country="GB">
      <number:number number:decimal-places="10" number:min-decimal-places="10" number:min-integer-digits="1" number:grouping="true"/>
    </number:number-style>
    <number:number-style style:name="N10136" number:language="en" number:country="GB">
      <number:number number:decimal-places="11" number:min-decimal-places="11" number:min-integer-digits="1" number:grouping="true"/>
    </number:number-style>
    <number:number-style style:name="N10135" number:language="en" number:country="GB">
      <number:number number:decimal-places="12" number:min-decimal-places="12" number:min-integer-digits="1" number:grouping="true"/>
    </number:number-style>
    <number:number-style style:name="N10134" number:language="en" number:country="GB">
      <number:number number:decimal-places="13" number:min-decimal-places="13" number:min-integer-digits="1" number:grouping="true"/>
    </number:number-style>
    <number:number-style style:name="N10133" number:language="en" number:country="GB">
      <number:number number:decimal-places="14" number:min-decimal-places="14" number:min-integer-digits="1" number:grouping="true"/>
    </number:number-style>
    <number:number-style style:name="N10132" number:language="en" number:country="GB">
      <number:number number:decimal-places="15" number:min-decimal-places="15" number:min-integer-digits="1" number:grouping="true"/>
    </number:number-style>
    <number:number-style style:name="N10131" number:language="en" number:country="GB">
      <number:number number:decimal-places="16" number:min-decimal-places="16" number:min-integer-digits="1" number:grouping="true"/>
    </number:number-style>
    <number:number-style style:name="N10130" number:language="en" number:country="GB">
      <number:number number:decimal-places="17" number:min-decimal-places="17" number:min-integer-digits="1" number:grouping="true"/>
    </number:number-style>
    <number:number-style style:name="N10129" number:language="en" number:country="GB">
      <number:number number:decimal-places="18" number:min-decimal-places="18" number:min-integer-digits="1" number:grouping="true"/>
    </number:number-style>
    <number:number-style style:name="N10128" number:language="en" number:country="GB">
      <number:number number:decimal-places="1" number:min-decimal-places="1" number:min-integer-digits="1"/>
    </number:number-style>
    <number:number-style style:name="N10127" number:language="en" number:country="GB">
      <number:number number:decimal-places="0" number:min-decimal-places="0" number:min-integer-digits="1"/>
      <number:text>₁₀</number:text>
    </number:number-style>
    <number:number-style style:name="N10126" number:language="en" number:country="GB">
      <number:number number:decimal-places="19" number:min-decimal-places="19" number:min-integer-digits="1" number:grouping="true"/>
    </number:number-style>
    <number:number-style style:name="N10125" number:language="en" number:country="GB">
      <number:number number:decimal-places="8" number:min-decimal-places="8" number:min-integer-digits="1" number:grouping="true"/>
    </number:number-style>
    <number:number-style style:name="N10124" number:language="en" number:country="GB">
      <number:number number:decimal-places="7" number:min-decimal-places="7" number:min-integer-digits="1" number:grouping="true"/>
    </number:number-style>
    <number:number-style style:name="N10123" number:language="en" number:country="GB">
      <number:number number:decimal-places="6" number:min-decimal-places="6" number:min-integer-digits="1" number:grouping="true"/>
    </number:number-style>
    <number:number-style style:name="N10122" number:language="en" number:country="GB">
      <number:number number:decimal-places="5" number:min-decimal-places="5" number:min-integer-digits="1" number:grouping="true"/>
    </number:number-style>
    <number:number-style style:name="N10121" number:language="en" number:country="GB">
      <number:number number:decimal-places="4" number:min-decimal-places="4" number:min-integer-digits="1" number:grouping="true"/>
    </number:number-style>
    <number:number-style style:name="N10120" number:language="en" number:country="GB">
      <number:number number:decimal-places="3" number:min-decimal-places="3" number:min-integer-digits="1" number:grouping="true"/>
    </number:number-style>
    <number:number-style style:name="N10119" number:language="en" number:country="GB">
      <number:number number:decimal-places="1" number:min-decimal-places="1" number:min-integer-digits="1" number:grouping="true"/>
    </number:number-style>
    <number:number-style style:name="N10118" number:language="en" number:country="GB">
      <number:number number:decimal-places="10" number:min-decimal-places="10" number:min-integer-digits="1"/>
    </number:number-style>
    <number:number-style style:name="N10117" number:language="en" number:country="GB">
      <number:number number:decimal-places="9" number:min-decimal-places="9" number:min-integer-digits="1"/>
    </number:number-style>
    <number:number-style style:name="N10116" number:language="en" number:country="GB">
      <number:number number:decimal-places="8" number:min-decimal-places="8" number:min-integer-digits="1"/>
    </number:number-style>
    <number:number-style style:name="N10115" number:language="en" number:country="GB">
      <number:number number:decimal-places="7" number:min-decimal-places="7" number:min-integer-digits="1"/>
    </number:number-style>
    <number:number-style style:name="N10114" number:language="en" number:country="GB">
      <number:number number:decimal-places="6" number:min-decimal-places="6" number:min-integer-digits="1"/>
    </number:number-style>
    <number:number-style style:name="N10113" number:language="en" number:country="GB">
      <number:number number:decimal-places="5" number:min-decimal-places="5" number:min-integer-digits="1"/>
    </number:number-style>
    <number:number-style style:name="N10112" number:language="en" number:country="GB">
      <number:number number:decimal-places="4" number:min-decimal-places="4" number:min-integer-digits="1"/>
    </number:number-style>
    <style:style style:name="Default" style:family="table-cell" style:data-style-name="N10000">
      <style:table-cell-properties style:diagonal-bl-tr="none" style:diagonal-tl-br="none"/>
      <style:text-properties style:font-name="Andika:cv01&amp;cv04&amp;cv25&amp;cv31&amp;cv34&amp;cv35&amp;cv39&amp;cv52&amp;cv70&amp;cv791" fo:font-family="Andika:cv01&amp;cv04&amp;cv25&amp;cv31&amp;cv34&amp;cv35&amp;cv39&amp;cv52&amp;cv70&amp;cv79" style:font-style-name="Regular" style:font-pitch="variable" fo:language="en" fo:country="GB" fo:font-style="normal" fo:font-weight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WeekNumber" style:family="table-cell" style:parent-style-name="Default">
      <style:table-cell-properties fo:border-bottom="none" style:diagonal-bl-tr="none" style:diagonal-tl-br="none" style:text-align-source="fix" style:repeat-content="false" fo:border-left="0.51pt solid #e0e0e0" fo:padding-bottom="0.049cm" fo:padding-left="0.101cm" fo:padding-right="0.049cm" fo:padding-top="0.049cm" fo:border-right="none" fo:border-top="0.51pt solid #e0e0e0" style:vertical-align="middle"/>
      <style:paragraph-properties fo:text-align="start"/>
      <style:text-properties style:font-name="Andika Base62" fo:font-family="'Andika Base6'" style:font-style-name="Itálico" style:font-pitch="variable" fo:font-size="6pt" fo:font-style="italic"/>
    </style:style>
    <style:style style:name="WeekNumberSaturday" style:family="table-cell" style:parent-style-name="WeekNumber">
      <style:table-cell-properties fo:background-color="#fff3e0" style:diagonal-bl-tr="none" style:diagonal-tl-br="none" fo:border="none"/>
      <style:text-properties fo:color="#e65100" fo:font-style="italic" fo:font-weight="normal"/>
    </style:style>
    <style:style style:name="WeekNumberSunday" style:family="table-cell" style:parent-style-name="WeekNumber">
      <style:table-cell-properties fo:background-color="#ffebee" style:diagonal-bl-tr="none" style:diagonal-tl-br="none" fo:border="none"/>
      <style:text-properties fo:color="#b71c1c" fo:font-style="italic" fo:font-weight="normal"/>
    </style:style>
    <style:style style:name="DayInYear" style:family="table-cell" style:parent-style-name="Default">
      <style:table-cell-properties fo:border-bottom="none" style:diagonal-bl-tr="none" style:diagonal-tl-br="none" style:text-align-source="fix" style:repeat-content="false" fo:border-left="none" fo:padding-bottom="0.049cm" fo:padding-left="0.049cm" fo:padding-right="0.101cm" fo:padding-top="0.049cm" fo:border-right="none" fo:border-top="0.51pt solid #e0e0e0" style:vertical-align="middle"/>
      <style:paragraph-properties fo:text-align="end"/>
      <style:text-properties style:font-name="Andika Base62" fo:font-family="'Andika Base6'" style:font-style-name="Itálico" style:font-pitch="variable" fo:font-size="6pt" fo:font-style="italic"/>
    </style:style>
    <style:style style:name="DayInYearSaturday" style:family="table-cell" style:parent-style-name="DayInYear">
      <style:table-cell-properties fo:background-color="#fff3e0" style:diagonal-bl-tr="none" style:diagonal-tl-br="none" fo:border="none"/>
      <style:text-properties fo:color="#e65100" fo:font-weight="normal"/>
    </style:style>
    <style:style style:name="DayInYearSunday" style:family="table-cell" style:parent-style-name="DayInYear">
      <style:table-cell-properties fo:background-color="#ffebee" style:diagonal-bl-tr="none" style:diagonal-tl-br="none" fo:border="none"/>
      <style:text-properties fo:color="#b71c1c" fo:font-weight="normal"/>
    </style:style>
    <style:style style:name="DayInMonth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51pt solid #e0e0e0" fo:padding="0.049cm" fo:border-right="none" fo:border-top="none" style:vertical-align="middle"/>
      <style:paragraph-properties fo:text-align="center"/>
      <style:text-properties style:font-name="Andika Base61" fo:font-family="'Andika Base6'" style:font-style-name="Negrito" style:font-pitch="variable" fo:font-size="20pt" fo:font-weight="bold"/>
    </style:style>
    <style:style style:name="WeekDay" style:family="table-cell" style:parent-style-name="Default" style:data-style-name="N10111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WeekdaySaturday" style:family="table-cell" style:parent-style-name="WeekDay">
      <style:table-cell-properties fo:background-color="transparent"/>
      <style:text-properties fo:color="#f57c00"/>
    </style:style>
    <style:style style:name="WeekdaySunday" style:family="table-cell" style:parent-style-name="WeekDay">
      <style:table-cell-properties fo:background-color="transparent"/>
      <style:text-properties fo:color="#d32f2f"/>
    </style:style>
    <style:style style:name="Month" style:family="table-cell" style:parent-style-name="Default" style:data-style-name="N10034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DayInMonthSunday" style:family="table-cell" style:parent-style-name="DayInMonth">
      <style:table-cell-properties fo:background-color="#ffebee" style:diagonal-bl-tr="none" style:diagonal-tl-br="none" fo:border="none"/>
      <style:text-properties fo:color="#b71c1c"/>
    </style:style>
    <style:style style:name="DayInMonthHalfQuarter" style:family="table-cell" style:parent-style-name="DayInMonth">
      <style:table-cell-properties fo:background-color="#b2ebf2" style:diagonal-bl-tr="none" style:diagonal-tl-br="none" fo:border="none"/>
      <style:text-properties fo:color="#006064" fo:font-size="24pt"/>
    </style:style>
    <style:style style:name="WeekNumberLeap" style:family="table-cell" style:parent-style-name="WeekNumber">
      <style:table-cell-properties fo:border-bottom="none" style:diagonal-bl-tr="none" style:diagonal-tl-br="none" fo:border-left="0.51pt solid #e0e0e0" fo:border-right="none" fo:border-top="0.51pt solid #e0e0e0"/>
      <style:text-properties fo:color="#bdbdbd"/>
    </style:style>
    <style:style style:name="DayInYearLeap" style:family="table-cell" style:parent-style-name="DayInYear">
      <style:text-properties fo:color="#bdbdbd"/>
    </style:style>
    <style:style style:name="DayInMonthLeap" style:family="table-cell" style:parent-style-name="DayInMonth">
      <style:table-cell-properties fo:border-bottom="none" style:diagonal-bl-tr="none" style:diagonal-tl-br="none" fo:border-left="0.51pt solid #e0e0e0" fo:border-right="none" fo:border-top="none"/>
      <style:text-properties fo:color="#bdbdbd"/>
    </style:style>
    <style:style style:name="GregorianDate" style:family="table-cell" style:parent-style-name="DayInMonth" style:data-style-name="N10049">
      <style:table-cell-properties fo:border-bottom="0.51pt solid #e0e0e0" style:diagonal-bl-tr="none" style:diagonal-tl-br="none" style:text-align-source="fix" style:repeat-content="false" fo:background-color="transparent" fo:border-left="0.51pt solid #e0e0e0" fo:border-right="none" fo:border-top="none" style:vertical-align="middle"/>
      <style:paragraph-properties fo:text-align="center"/>
      <style:text-properties style:font-name="Andika:cv01&amp;cv04&amp;cv25&amp;cv31&amp;cv34&amp;cv35&amp;cv39&amp;cv52&amp;cv70&amp;cv791" fo:font-family="Andika:cv01&amp;cv04&amp;cv25&amp;cv31&amp;cv34&amp;cv35&amp;cv39&amp;cv52&amp;cv70&amp;cv79" style:font-style-name="Regular" style:font-pitch="variable" fo:font-size="6pt" fo:font-weight="normal"/>
    </style:style>
    <style:style style:name="GregorianDateSunday" style:family="table-cell" style:parent-style-name="GregorianDate">
      <style:table-cell-properties fo:background-color="#ffebee" style:diagonal-bl-tr="none" style:diagonal-tl-br="none" fo:border="none"/>
      <style:text-properties fo:color="#b71c1c" fo:font-weight="normal"/>
    </style:style>
    <style:style style:name="GregorianDateLeap" style:family="table-cell" style:parent-style-name="GregorianDate">
      <style:table-cell-properties fo:border-bottom="0.51pt solid #e0e0e0" style:diagonal-bl-tr="none" style:diagonal-tl-br="none" fo:border-left="0.51pt solid #e0e0e0" fo:border-right="none" fo:border-top="none"/>
      <style:text-properties fo:color="#bdbdbd"/>
    </style:style>
    <style:style style:name="Year" style:family="table-cell" style:parent-style-name="Default">
      <style:table-cell-properties fo:background-color="#e0e0e0" style:text-align-source="fix" style:repeat-content="false" style:vertical-align="bottom"/>
      <style:paragraph-properties fo:text-align="center" fo:margin-left="0cm"/>
      <style:text-properties style:font-name="Andika Base36" fo:font-family="'Andika Base36'" style:font-style-name="Negrito" style:font-pitch="variable" fo:font-size="36pt" fo:font-weight="bold"/>
    </style:style>
    <style:style style:name="DayInMonthSaturday" style:family="table-cell" style:parent-style-name="DayInMonth">
      <style:table-cell-properties fo:background-color="#fff3e0" style:diagonal-bl-tr="none" style:diagonal-tl-br="none" fo:border="none"/>
      <style:text-properties fo:color="#e65100"/>
    </style:style>
    <style:style style:name="GregorianDateSaturday" style:family="table-cell" style:parent-style-name="GregorianDate">
      <style:table-cell-properties fo:background-color="#fff3e0" style:diagonal-bl-tr="none" style:diagonal-tl-br="none" fo:border="none"/>
      <style:text-properties fo:color="#e65100" fo:font-weight="normal"/>
    </style:style>
    <style:style style:name="MonthSummer" style:family="table-cell" style:parent-style-name="Month">
      <style:table-cell-properties fo:background-color="#f9a825"/>
      <style:text-properties fo:color="#ffee58"/>
    </style:style>
    <style:style style:name="MonthAutumn" style:family="table-cell" style:parent-style-name="Month">
      <style:table-cell-properties fo:background-color="#ffccbc"/>
      <style:text-properties fo:color="#bf360c"/>
    </style:style>
    <style:style style:name="MonthWinter" style:family="table-cell" style:parent-style-name="Month">
      <style:table-cell-properties fo:background-color="#4fc3f7"/>
      <style:text-properties fo:color="#0d47a1"/>
    </style:style>
    <style:style style:name="MonthSpring" style:family="table-cell" style:parent-style-name="Month">
      <style:table-cell-properties fo:background-color="#aed581"/>
      <style:text-properties fo:color="#004d40"/>
    </style:style>
    <style:style style:name="GregorianYear" style:family="table-cell" style:parent-style-name="Year" style:data-style-name="N10001">
      <style:table-cell-properties style:diagonal-bl-tr="none" style:diagonal-tl-br="none" style:vertical-align="top"/>
      <style:text-properties fo:color="#757575" style:font-name="Andika:cv01&amp;cv04&amp;cv25&amp;cv31&amp;cv34&amp;cv35&amp;cv39&amp;cv52&amp;cv70&amp;cv79" fo:font-family="Andika:cv01&amp;cv04&amp;cv25&amp;cv31&amp;cv34&amp;cv35&amp;cv39&amp;cv52&amp;cv70&amp;cv79" style:font-style-name="Negrito" style:font-pitch="variable" fo:font-size="14pt"/>
    </style:style>
    <style:style style:name="WeekNumberHalfQuarter" style:family="table-cell" style:parent-style-name="WeekNumbe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DayInYearHalfQuarter" style:family="table-cell" style:parent-style-name="DayInYear">
      <style:table-cell-properties fo:background-color="#b2ebf2" style:diagonal-bl-tr="none" style:diagonal-tl-br="none" fo:border="none"/>
      <style:text-properties fo:color="#006064" fo:font-style="italic" fo:font-weight="bold"/>
    </style:style>
    <style:style style:name="GregorianDateHalfQuarter" style:family="table-cell" style:parent-style-name="GregorianDate">
      <style:table-cell-properties fo:background-color="#b2ebf2" style:diagonal-bl-tr="none" style:diagonal-tl-br="none" fo:border="none"/>
      <style:text-properties fo:color="#006064" fo:font-weight="bold"/>
    </style:style>
    <style:style style:name="WeekNumberMonday" style:family="table-cell" style:parent-style-name="WeekNumber">
      <style:table-cell-properties fo:border-bottom="none" style:diagonal-bl-tr="none" style:diagonal-tl-br="none" fo:border-left="none" fo:border-right="none" fo:border-top="0.51pt solid #e0e0e0"/>
    </style:style>
    <style:style style:name="DayInMonthMonday" style:family="table-cell" style:parent-style-name="DayInMonth">
      <style:table-cell-properties style:diagonal-bl-tr="none" style:diagonal-tl-br="none" fo:border="none"/>
    </style:style>
    <style:style style:name="GregorianDateMonday" style:family="table-cell" style:parent-style-name="GregorianDate">
      <style:table-cell-properties fo:border-bottom="0.51pt solid #e0e0e0" style:diagonal-bl-tr="none" style:diagonal-tl-br="none" fo:border-left="none" fo:border-right="none" fo:border-top="none"/>
    </style:style>
    <style:style style:name="WeekNumberLeapMonday" style:family="table-cell" style:parent-style-name="WeekNumberLeap">
      <style:table-cell-properties fo:border-bottom="none" style:diagonal-bl-tr="none" style:diagonal-tl-br="none" fo:border-left="none" fo:border-right="none" fo:border-top="0.51pt solid #e0e0e0"/>
      <style:text-properties fo:font-style="italic"/>
    </style:style>
    <style:style style:name="DayInMonthLeapMonday" style:family="table-cell" style:parent-style-name="DayInMonthLeap">
      <style:table-cell-properties style:diagonal-bl-tr="none" style:diagonal-tl-br="none" fo:border="none"/>
      <style:text-properties fo:color="#bdbdbd"/>
    </style:style>
    <style:style style:name="GregorianDateLeapMonday" style:family="table-cell" style:parent-style-name="GregorianDateLeap">
      <style:table-cell-properties fo:border-bottom="0.51pt solid #e0e0e0" style:diagonal-bl-tr="none" style:diagonal-tl-br="none" fo:border-left="none" fo:border-right="none" fo:border-top="none"/>
    </style:style>
    <style:style style:name="WeekNumberLeapSaturday" style:family="table-cell" style:parent-style-name="WeekNumberLeap">
      <style:table-cell-properties fo:background-color="#fff3e0" style:diagonal-bl-tr="none" style:diagonal-tl-br="none" fo:border="none"/>
      <style:text-properties fo:color="#ffcc80" fo:font-style="italic" fo:font-weight="normal"/>
    </style:style>
    <style:style style:name="DayInYearLeapSaturday" style:family="table-cell" style:parent-style-name="DayInYearLeap">
      <style:table-cell-properties fo:background-color="#fff3e0" style:diagonal-bl-tr="none" style:diagonal-tl-br="none" fo:border="none"/>
      <style:text-properties fo:color="#ffcc80" fo:font-weight="normal"/>
    </style:style>
    <style:style style:name="GregorianDateLeapSaturday" style:family="table-cell" style:parent-style-name="GregorianDateLeap">
      <style:table-cell-properties fo:background-color="#fff3e0" style:diagonal-bl-tr="none" style:diagonal-tl-br="none" fo:border="none"/>
      <style:text-properties fo:color="#ffcc80" fo:font-weight="normal"/>
    </style:style>
    <style:style style:name="DayInMonthLeapSaturday" style:family="table-cell" style:parent-style-name="DayInMonthLeap">
      <style:table-cell-properties fo:background-color="#fff3e0" style:diagonal-bl-tr="none" style:diagonal-tl-br="none" fo:border="none"/>
      <style:text-properties fo:color="#ffcc80"/>
    </style:style>
    <style:style style:name="WeekNumberLeapSunday" style:family="table-cell" style:parent-style-name="WeekNumberLeap">
      <style:table-cell-properties fo:background-color="#ffebee" style:diagonal-bl-tr="none" style:diagonal-tl-br="none" fo:border="none"/>
      <style:text-properties fo:color="#ef9a9a" fo:font-style="italic" fo:font-weight="normal"/>
    </style:style>
    <style:style style:name="DayInYearLeapSunday" style:family="table-cell" style:parent-style-name="DayInYearLeap">
      <style:table-cell-properties fo:background-color="#ffebee" style:diagonal-bl-tr="none" style:diagonal-tl-br="none" fo:border="none"/>
      <style:text-properties fo:color="#ef9a9a" fo:font-weight="normal"/>
    </style:style>
    <style:style style:name="DayInMonthLeapSunday" style:family="table-cell" style:parent-style-name="DayInMonthLeap">
      <style:table-cell-properties fo:background-color="#ffebee" style:diagonal-bl-tr="none" style:diagonal-tl-br="none" fo:border="none"/>
      <style:text-properties fo:color="#ef9a9a"/>
    </style:style>
    <style:style style:name="GregorianDateLeapSunday" style:family="table-cell" style:parent-style-name="GregorianDateLeap">
      <style:table-cell-properties fo:background-color="#ffebee" style:diagonal-bl-tr="none" style:diagonal-tl-br="none" fo:border="none"/>
      <style:text-properties fo:color="#ef9a9a" fo:font-weight="normal"/>
    </style:style>
  </office:styles>
  <office:automatic-styles>
    <style:page-layout style:name="Mpm1">
      <style:page-layout-properties fo:page-width="25cm" fo:page-height="35.301cm" style:num-format="1" style:print-orientation="portrait" fo:margin-top="1cm" fo:margin-bottom="1cm" fo:margin-left="1cm" fo:margin-right="1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7-20T14:09:03</meta:creation-date>
    <dc:date>2023-01-11T17:02:44.492307500</dc:date>
    <meta:editing-duration>PT16H8M45S</meta:editing-duration>
    <meta:editing-cycles>242</meta:editing-cycles>
    <meta:generator>LibreOffice/7.4.3.2$Linux_X86_64 LibreOffice_project/40$Build-2</meta:generator>
    <dc:title>Symmetry454 Calendar</dc:title>
    <meta:document-statistic meta:table-count="2" meta:cell-count="1605" meta:object-count="0"/>
  </office:meta>
</office:document-meta>
</file>